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0.298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1.316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1.097cm"/>
    </style:style>
    <style:style style:name="co14" style:family="table-column">
      <style:table-column-properties fo:break-before="auto" style:column-width="1.071cm"/>
    </style:style>
    <style:style style:name="co15" style:family="table-column">
      <style:table-column-properties fo:break-before="auto" style:column-width="1.669cm"/>
    </style:style>
    <style:style style:name="co16" style:family="table-column">
      <style:table-column-properties fo:break-before="auto" style:column-width="1.506cm"/>
    </style:style>
    <style:style style:name="co17" style:family="table-column">
      <style:table-column-properties fo:break-before="auto" style:column-width="22.094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0.614cm"/>
    </style:style>
    <style:style style:name="co20" style:family="table-column">
      <style:table-column-properties fo:break-before="auto" style:column-width="0.998cm"/>
    </style:style>
    <style:style style:name="co21" style:family="table-column">
      <style:table-column-properties fo:break-before="auto" style:column-width="1.226cm"/>
    </style:style>
    <style:style style:name="co22" style:family="table-column">
      <style:table-column-properties fo:break-before="auto" style:column-width="0.642cm"/>
    </style:style>
    <style:style style:name="co23" style:family="table-column">
      <style:table-column-properties fo:break-before="auto" style:column-width="13.847cm"/>
    </style:style>
    <style:style style:name="co24" style:family="table-column">
      <style:table-column-properties fo:break-before="auto" style:column-width="0.693cm"/>
    </style:style>
    <style:style style:name="co25" style:family="table-column">
      <style:table-column-properties fo:break-before="auto" style:column-width="1.475cm"/>
    </style:style>
    <style:style style:name="co26" style:family="table-column">
      <style:table-column-properties fo:break-before="auto" style:column-width="1.498cm"/>
    </style:style>
    <style:style style:name="co27" style:family="table-column">
      <style:table-column-properties fo:break-before="auto" style:column-width="0.907cm"/>
    </style:style>
    <style:style style:name="co28" style:family="table-column">
      <style:table-column-properties fo:break-before="auto" style:column-width="1.5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2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3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33" style:family="table-cell" style:parent-style-name="Default" style:data-style-name="N84">
      <style:table-cell-properties fo:background-color="#ffff00" style:text-align-source="fix" style:repeat-content="false"/>
      <style:paragraph-properties fo:text-align="end" fo:margin-left="0cm"/>
    </style:style>
    <style:style style:name="ce134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36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38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39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40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2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4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44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45" style:family="table-cell" style:parent-style-name="Default" style:data-style-name="N110"/>
    <style:style style:name="ce147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48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49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50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5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54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55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</style:style>
    <style:style style:name="ce156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</style:style>
    <style:style style:name="ce157" style:family="table-cell" style:parent-style-name="Default" style:data-style-name="N100"/>
    <style:style style:name="ce158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59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60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font-style="italic" style:font-style-asian="italic" style:font-style-complex="italic"/>
    </style:style>
    <style:style style:name="ce162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63" style:family="table-cell" style:parent-style-name="Default" style:data-style-name="N100">
      <style:table-cell-properties fo:border-bottom="none" fo:background-color="#ffff00" style:text-align-source="fix" style:repeat-content="false" fo:border-left="0.51pt solid #000000" fo:border-right="none" fo:border-top="none"/>
      <style:paragraph-properties fo:text-align="start" fo:margin-left="0cm"/>
    </style:style>
    <style:style style:name="ce16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 style:text-line-through-style="solid" style:text-line-through-type="single"/>
    </style:style>
    <style:style style:name="ce165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/>
    </style:style>
    <style:style style:name="ce195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  <style:text-properties style:text-line-through-style="solid" style:text-line-through-type="single"/>
    </style:style>
    <style:style style:name="ce198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99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20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01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03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04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5" style:family="table-cell" style:parent-style-name="Default" style:data-style-name="N109"/>
    <style:style style:name="ce202" style:family="table-cell" style:parent-style-name="Default">
      <style:text-properties fo:font-style="normal" style:font-style-asian="normal" style:font-style-complex="normal"/>
    </style:style>
    <style:style style:name="ce207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09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1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219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8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normal" style:font-name-asian="Wingdings" style:font-style-asian="normal" style:font-name-complex="Wingdings" style:font-style-complex="normal"/>
    </style:style>
    <style:style style:name="ce230" style:family="table-cell" style:parent-style-name="Default" style:data-style-name="N0">
      <style:text-properties fo:color="#999999" fo:font-style="italic" style:font-style-asian="italic" style:font-style-complex="italic"/>
    </style:style>
    <style:style style:name="ce225" style:family="table-cell" style:parent-style-name="Default">
      <style:text-properties fo:font-style="italic" style:font-style-asian="italic" style:font-style-complex="italic"/>
    </style:style>
    <style:style style:name="ce226" style:family="table-cell" style:parent-style-name="Default" style:data-style-name="N0">
      <style:table-cell-properties fo:background-color="#ffff00"/>
    </style:style>
    <style:style style:name="ce216" style:family="table-cell" style:parent-style-name="Default" style:data-style-name="N0"/>
    <style:style style:name="ce227" style:family="table-cell" style:parent-style-name="Default">
      <style:text-properties fo:font-weight="normal" style:font-weight-asian="normal" style:font-weight-complex="normal"/>
    </style:style>
    <style:style style:name="ce240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42" style:family="table-cell" style:parent-style-name="Default" style:data-style-name="N110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35" style:family="table-cell" style:parent-style-name="Default">
      <style:table-cell-properties fo:background-color="#ffff00"/>
    </style:style>
    <style:style style:name="ce248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49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5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55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6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1" style:family="table-cell" style:parent-style-name="Default" style:data-style-name="N110">
      <style:table-cell-properties fo:border-bottom="none" fo:background-color="#ffff00" fo:border-left="none" fo:border-right="0.06pt solid #999999" fo:border-top="none"/>
    </style:style>
    <style:style style:name="ce247" style:family="table-cell" style:parent-style-name="Default" style:data-style-name="N110">
      <style:table-cell-properties fo:border-bottom="none" fo:border-left="none" fo:border-right="0.06pt solid #999999" fo:border-top="none"/>
      <style:text-properties fo:font-style="normal" style:font-style-asian="normal" style:font-style-complex="normal"/>
    </style:style>
    <style:style style:name="ce267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68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69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0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71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3" style:family="table-cell" style:parent-style-name="Default" style:data-style-name="N110">
      <style:table-cell-properties fo:border-bottom="none" fo:background-color="#ffff00" fo:border-left="none" fo:border-right="0.06pt solid #000000" fo:border-top="none"/>
    </style:style>
    <style:style style:name="ce264" style:family="table-cell" style:parent-style-name="Default" style:data-style-name="N110">
      <style:table-cell-properties fo:border-bottom="none" fo:border-left="none" fo:border-right="0.06pt solid #000000" fo:border-top="none"/>
      <style:text-properties fo:font-style="normal" style:font-style-asian="normal" style:font-style-complex="normal"/>
    </style:style>
    <style:style style:name="ce274" style:family="table-cell" style:parent-style-name="Default" style:data-style-name="N44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5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6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7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79" style:family="table-cell" style:parent-style-name="Default">
      <style:table-cell-properties fo:background-color="transparent"/>
    </style:style>
    <style:style style:name="ce280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8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84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6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9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305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6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307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9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3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11" style:family="table-cell" style:parent-style-name="Default">
      <style:text-properties fo:font-weight="bold" style:font-weight-asian="bold" style:font-weight-complex="bold"/>
    </style:style>
    <style:style style:name="ce312" style:family="table-cell" style:parent-style-name="Default">
      <style:text-properties fo:color="#999999" fo:font-style="italic" style:font-style-asian="italic" style:font-style-complex="italic"/>
    </style:style>
    <style:style style:name="ce313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298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99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00" style:family="table-cell" style:parent-style-name="Defaul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301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36" style:family="table-cell" style:parent-style-name="Default" style:data-style-name="N44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7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47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48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49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0" style:family="table-cell" style:parent-style-name="Default" style:data-style-name="N109">
      <style:table-cell-properties style:vertical-align="automatic"/>
    </style:style>
    <style:style style:name="ce351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52" style:family="table-cell" style:parent-style-name="Default">
      <style:table-cell-properties style:vertical-align="automatic"/>
    </style:style>
    <style:style style:name="ce353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54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5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6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57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58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360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1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3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364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65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366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367" style:family="table-cell" style:parent-style-name="Default">
      <style:table-cell-properties style:vertical-align="automatic"/>
      <style:text-properties fo:color="#999999" fo:font-style="italic" style:font-style-asian="italic" style:font-style-complex="italic"/>
    </style:style>
    <style:style style:name="ce368" style:family="table-cell" style:parent-style-name="Default">
      <style:table-cell-properties style:vertical-align="automatic"/>
      <style:text-properties fo:color="#999999" fo:font-style="italic" fo:font-weight="normal" style:font-style-asian="italic" style:font-weight-asian="normal" style:font-style-complex="italic" style:font-weight-complex="normal"/>
    </style:style>
    <style:style style:name="ce369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70" style:family="table-cell" style:parent-style-name="Default" style:data-style-name="N110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71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72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73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4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75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83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84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85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6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87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88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89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0" style:family="table-cell" style:parent-style-name="Default">
      <style:table-cell-properties fo:background-color="#99ccff" style:vertical-align="top"/>
    </style:style>
    <style:style style:name="ce391" style:family="table-cell" style:parent-style-name="Default">
      <style:table-cell-properties style:vertical-align="automatic"/>
      <style:text-properties fo:color="#999999" fo:font-style="normal" style:font-style-asian="normal" style:font-style-complex="normal"/>
    </style:style>
    <style:style style:name="ce402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403" style:family="table-cell" style:parent-style-name="Default">
      <style:table-cell-properties fo:background-color="#ffff99"/>
    </style:style>
    <style:style style:name="ce404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405" style:family="table-cell" style:parent-style-name="Default">
      <style:table-cell-properties fo:wrap-option="wrap"/>
    </style:style>
    <style:style style:name="ce40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Consolas" fo:font-size="9.5pt" style:font-name-asian="Consolas" style:font-name-complex="Consolas" style:font-size-asian="9.5pt" style:font-size-complex="9.5pt"/>
    </style:style>
    <style:style style:name="T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SimSun" style:font-name-complex="Tahoma" style:font-size-asian="10pt" style:font-size-complex="10pt"/>
    </style:style>
    <style:style style:name="T10" style:family="text">
      <style:text-properties style:font-name="Arial" fo:font-size="10pt" style:font-size-asian="10pt" style:font-size-complex="10pt"/>
    </style:style>
    <style:style style:name="T11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1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5" style:family="text">
      <style:text-properties fo:color="#999999"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6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fo:color="#0000ff" style:font-name="Consolas" fo:font-size="9.5pt" fo:font-style="normal" style:font-name-asian="Consolas" style:font-name-complex="Consolas" style:font-size-asian="9.5pt" style:font-size-complex="9.5pt" style:font-style-asian="normal" style:font-style-complex="normal"/>
    </style:style>
    <style:style style:name="T17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name="Consolas" fo:font-size="9.5pt" fo:font-style="normal" style:font-name-asian="Consolas" style:font-name-complex="Consolas" style:font-size-asian="9.5pt" style:font-size-complex="9.5pt" style:font-style-asian="normal" style:font-style-complex="normal" fo:color="#a31515"/>
    </style:style>
    <style:style style:name="T18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name="Consolas" fo:font-size="9.5pt" fo:font-style="normal" style:font-name-asian="Consolas" style:font-name-complex="Consolas" style:font-size-asian="9.5pt" style:font-size-complex="9.5pt" style:font-style-asian="normal" style:font-style-complex="normal" fo:color="#0000ff"/>
    </style:style>
    <style:style style:name="T19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name="Consolas" fo:font-size="9.5pt" fo:font-style="normal" style:font-name-asian="Consolas" style:font-name-complex="Consolas" style:font-size-asian="9.5pt" style:font-size-complex="9.5pt" style:font-style-asian="normal" style:font-style-complex="normal" fo:color="#000000"/>
    </style:style>
    <style:style style:name="T20" style:family="text">
      <style:text-properties fo:color="#999999" style:font-name="Arial" fo:font-size="10pt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style:font-name-asian="Andale Sans UI"/>
    </style:style>
    <style:style style:name="T23" style:family="text">
      <style:text-properties style:font-name="Arial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24" style:family="text">
      <style:text-properties fo:color="#0000ff"/>
    </style:style>
    <style:style style:name="T25" style:family="text">
      <style:text-properties fo:color="#008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157"/>
        <table:table-column table:style-name="co8" table:number-columns-repeated="4" table:default-cell-style-name="ce157"/>
        <table:table-column table:style-name="co5" table:default-cell-style-name="ce157"/>
        <table:table-column table:style-name="co9" table:default-cell-style-name="ce157"/>
        <table:table-column table:style-name="co7" table:default-cell-style-name="ce157"/>
        <table:table-column table:style-name="co10" table:default-cell-style-name="ce157"/>
        <table:table-column table:style-name="co11" table:default-cell-style-name="ce157"/>
        <table:table-column table:style-name="co12" table:default-cell-style-name="ce157"/>
        <table:table-column table:style-name="co13" table:number-columns-repeated="2" table:default-cell-style-name="ce157"/>
        <table:table-column table:style-name="co5" table:default-cell-style-name="ce157"/>
        <table:table-column table:style-name="co14" table:default-cell-style-name="ce157"/>
        <table:table-column table:style-name="co5" table:default-cell-style-name="ce157"/>
        <table:table-column table:style-name="co15" table:default-cell-style-name="ce157"/>
        <table:table-column table:style-name="co16" table:default-cell-style-name="ce157"/>
        <table:table-column table:style-name="co5" table:default-cell-style-name="ce157"/>
        <table:table-column table:style-name="co17" table:default-cell-style-name="ce157"/>
        <table:table-column table:style-name="co18" table:number-columns-repeated="37" table:default-cell-style-name="Default"/>
        <table:table-row table:style-name="ro1">
          <table:table-cell table:number-columns-repeated="5"/>
          <table:table-cell table:style-name="ce145" table:number-columns-repeated="2"/>
          <table:table-cell table:style-name="ce152" table:number-columns-repeated="5"/>
          <table:table-cell table:number-columns-repeated="52"/>
        </table:table-row>
        <table:table-row table:style-name="ro1">
          <table:table-cell table:style-name="ce123" table:formula="of:=CONCATENATE(&quot;A YAT release is done in &quot;; COUNTA([.C4:.C13]); &quot; steps:&quot;)" office:value-type="string" office:string-value="A YAT release is done in 10 steps:" calcext:value-type="string">
            <text:p>A YAT release is done in 10 steps:</text:p>
          </table:table-cell>
          <table:table-cell table:style-name="ce123" table:number-columns-repeated="4"/>
          <table:table-cell table:style-name="ce147" table:number-columns-repeated="2"/>
          <table:table-cell table:style-name="ce153" table:number-columns-repeated="5"/>
          <table:table-cell table:style-name="ce158" table:number-columns-repeated="15"/>
          <table:table-cell table:style-name="ce123" table:number-columns-repeated="37"/>
        </table:table-row>
        <table:table-row table:style-name="ro1">
          <table:table-cell table:number-columns-repeated="2"/>
          <table:table-cell table:style-name="ce138" office:value-type="string" calcext:value-type="string">
            <text:p>Step</text:p>
          </table:table-cell>
          <table:table-cell table:style-name="ce142"/>
          <table:table-cell table:style-name="ce142" office:value-type="string" calcext:value-type="string">
            <text:p>Duration</text:p>
          </table:table-cell>
          <table:table-cell table:style-name="ce148" office:value-type="string" calcext:value-type="string">
            <text:p>of Step</text:p>
          </table:table-cell>
          <table:table-cell table:style-name="ce148" office:value-type="string" calcext:value-type="string">
            <text:p>in Total</text:p>
          </table:table-cell>
          <table:table-cell table:style-name="ce152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49" table:formula="of:=['1. Regression Testing'.$H$3]" office:value-type="time" office:time-value="PT26H00M00S" calcext:value-type="time">
            <text:p>26:00</text:p>
          </table:table-cell>
          <table:table-cell table:style-name="ce149" table:formula="of:=['1. Regression Testing'.$J$3]" office:value-type="time" office:time-value="PT26H00M00S" calcext:value-type="time">
            <text:p>26:00</text:p>
          </table:table-cell>
          <table:table-cell table:style-name="ce152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4]+1" office:value-type="float" office:value="2" calcext:value-type="float">
            <text:p>2.</text:p>
          </table:table-cell>
          <table:table-cell office:value-type="string" calcext:value-type="string">
            <text:p>Documentation</text:p>
          </table:table-cell>
          <table:table-cell/>
          <table:table-cell table:style-name="ce149" table:formula="of:=['2. Documentation'.$H$3]" office:value-type="time" office:time-value="PT00H10M00S" calcext:value-type="time">
            <text:p>00:10</text:p>
          </table:table-cell>
          <table:table-cell table:style-name="ce149" table:formula="of:=['2. Documentation'.$J$3]" office:value-type="time" office:time-value="PT26H10M00S" calcext:value-type="time">
            <text:p>26:10</text:p>
          </table:table-cell>
          <table:table-cell table:style-name="ce152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5]+1" office:value-type="float" office:value="3" calcext:value-type="float">
            <text:p>3.</text:p>
          </table:table-cell>
          <table:table-cell table:formula="of:=['3. Preparation'.$E$3]" office:value-type="string" office:string-value="Preparation" calcext:value-type="string">
            <text:p>Preparation</text:p>
          </table:table-cell>
          <table:table-cell/>
          <table:table-cell table:style-name="ce149" table:formula="of:=['3. Preparation'.$H$3]" office:value-type="time" office:time-value="PT01H55M00S" calcext:value-type="time">
            <text:p>01:55</text:p>
          </table:table-cell>
          <table:table-cell table:style-name="ce149" table:formula="of:=['3. Preparation'.$J$3]" office:value-type="time" office:time-value="PT28H05M00S" calcext:value-type="time">
            <text:p>28:05</text:p>
          </table:table-cell>
          <table:table-cell table:style-name="ce152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6]+1" office:value-type="float" office:value="4" calcext:value-type="float">
            <text:p>4.</text:p>
          </table:table-cell>
          <table:table-cell table:formula="of:=['4. Final Testing'.$E$3]" office:value-type="string" office:string-value="Final Testing" calcext:value-type="string">
            <text:p>Final Testing</text:p>
          </table:table-cell>
          <table:table-cell/>
          <table:table-cell table:style-name="ce149" table:formula="of:=['4. Final Testing'.$H$3]" office:value-type="time" office:time-value="PT01H30M00S" calcext:value-type="time">
            <text:p>01:30</text:p>
          </table:table-cell>
          <table:table-cell table:style-name="ce149" table:formula="of:=['4. Final Testing'.$J$3]" office:value-type="time" office:time-value="PT29H35M00S" calcext:value-type="time">
            <text:p>29:35</text:p>
          </table:table-cell>
          <table:table-cell table:style-name="ce152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7]+1" office:value-type="float" office:value="5" calcext:value-type="float">
            <text:p>5.</text:p>
          </table:table-cell>
          <table:table-cell table:formula="of:=['5. Build'.$E$3]" office:value-type="string" office:string-value="Build" calcext:value-type="string">
            <text:p>Build</text:p>
          </table:table-cell>
          <table:table-cell/>
          <table:table-cell table:style-name="ce149" table:formula="of:=['5. Build'.$H$3]" office:value-type="time" office:time-value="PT00H40M00S" calcext:value-type="time">
            <text:p>00:40</text:p>
          </table:table-cell>
          <table:table-cell table:style-name="ce149" table:formula="of:=['5. Build'.$J$3]" office:value-type="time" office:time-value="PT30H15M00S" calcext:value-type="time">
            <text:p>30:15</text:p>
          </table:table-cell>
          <table:table-cell table:style-name="ce152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8]+1" office:value-type="float" office:value="6" calcext:value-type="float">
            <text:p>6.</text:p>
          </table:table-cell>
          <table:table-cell table:formula="of:=['6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49" table:formula="of:=['6. Installation Testing'.$H$3]" office:value-type="time" office:time-value="PT00H40M00S" calcext:value-type="time">
            <text:p>00:40</text:p>
          </table:table-cell>
          <table:table-cell table:style-name="ce149" table:formula="of:=['6. Installation Testing'.$J$3]" office:value-type="time" office:time-value="PT30H50M00S" calcext:value-type="time">
            <text:p>30:50</text:p>
          </table:table-cell>
          <table:table-cell table:style-name="ce152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9]+1" office:value-type="float" office:value="7" calcext:value-type="float">
            <text:p>7.</text:p>
          </table:table-cell>
          <table:table-cell table:formula="of:=['7. Packaging'.$E$3]" office:value-type="string" office:string-value="Packaging" calcext:value-type="string">
            <text:p>Packaging</text:p>
          </table:table-cell>
          <table:table-cell/>
          <table:table-cell table:style-name="ce149" table:formula="of:=['6. Installation Testing'.$H$3]" office:value-type="time" office:time-value="PT00H40M00S" calcext:value-type="time">
            <text:p>00:40</text:p>
          </table:table-cell>
          <table:table-cell table:style-name="ce149" table:formula="of:=['6. Installation Testing'.$J$3]" office:value-type="time" office:time-value="PT30H50M00S" calcext:value-type="time">
            <text:p>30:50</text:p>
          </table:table-cell>
          <table:table-cell table:style-name="ce152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10]+1" office:value-type="float" office:value="8" calcext:value-type="float">
            <text:p>8.</text:p>
          </table:table-cell>
          <table:table-cell table:formula="of:=['8. Upload'.$E$3]" office:value-type="string" office:string-value="Upload" calcext:value-type="string">
            <text:p>Upload</text:p>
          </table:table-cell>
          <table:table-cell/>
          <table:table-cell table:style-name="ce149" table:formula="of:=['8. Upload'.$H$3]" office:value-type="time" office:time-value="PT01H50M00S" calcext:value-type="time">
            <text:p>01:50</text:p>
          </table:table-cell>
          <table:table-cell table:style-name="ce149" table:formula="of:=['8. Upload'.$J$3]" office:value-type="time" office:time-value="PT32H40M00S" calcext:value-type="time">
            <text:p>32:40</text:p>
          </table:table-cell>
          <table:table-cell table:style-name="ce152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11]+1" office:value-type="float" office:value="9" calcext:value-type="float">
            <text:p>9.</text:p>
          </table:table-cell>
          <table:table-cell table:formula="of:=['9. Finalization'.$E$3]" office:value-type="string" office:string-value="Finalization" calcext:value-type="string">
            <text:p>Finalization</text:p>
          </table:table-cell>
          <table:table-cell/>
          <table:table-cell table:style-name="ce149" table:formula="of:=['9. Finalization'.$H$3]" office:value-type="time" office:time-value="PT03H30M00S" calcext:value-type="time">
            <text:p>03:30</text:p>
          </table:table-cell>
          <table:table-cell table:style-name="ce149" table:formula="of:=['9. Finalization'.$J$3]" office:value-type="time" office:time-value="PT35H40M00S" calcext:value-type="time">
            <text:p>35:40</text:p>
          </table:table-cell>
          <table:table-cell table:style-name="ce152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12]+1" office:value-type="float" office:value="10" calcext:value-type="float">
            <text:p>10.</text:p>
          </table:table-cell>
          <table:table-cell table:formula="of:=['10. Aftermath'.$E$3]" office:value-type="string" office:string-value="Aftermath" calcext:value-type="string">
            <text:p>Aftermath</text:p>
          </table:table-cell>
          <table:table-cell/>
          <table:table-cell table:style-name="ce149" table:formula="of:=['10. Aftermath'.$H$3]" office:value-type="time" office:time-value="PT00H15M00S" calcext:value-type="time">
            <text:p>00:15</text:p>
          </table:table-cell>
          <table:table-cell table:style-name="ce149" table:formula="of:=['10. Aftermath'.$J$3]" office:value-type="time" office:time-value="PT35H55M00S" calcext:value-type="time">
            <text:p>35:55</text:p>
          </table:table-cell>
          <table:table-cell table:style-name="ce152" table:number-columns-repeated="5"/>
          <table:table-cell table:number-columns-repeated="52"/>
        </table:table-row>
        <table:table-row table:style-name="ro1">
          <table:table-cell table:number-columns-repeated="5"/>
          <table:table-cell table:style-name="ce145" table:number-columns-repeated="2"/>
          <table:table-cell table:style-name="ce152" table:number-columns-repeated="5"/>
          <table:table-cell table:number-columns-repeated="52"/>
        </table:table-row>
        <table:table-row table:style-name="ro1">
          <table:table-cell table:style-name="ce123" office:value-type="string" calcext:value-type="string">
            <text:p>The YAT story:</text:p>
          </table:table-cell>
          <table:table-cell table:style-name="ce123" table:number-columns-repeated="4"/>
          <table:table-cell table:style-name="ce147" table:number-columns-repeated="2"/>
          <table:table-cell table:style-name="ce153" table:number-columns-repeated="5"/>
          <table:table-cell table:style-name="ce158" table:number-columns-repeated="15"/>
          <table:table-cell table:style-name="ce123" table:number-columns-repeated="37"/>
        </table:table-row>
        <table:table-row table:style-name="ro1">
          <table:table-cell table:style-name="ce124"/>
          <table:table-cell table:style-name="ce132" office:value-type="string" calcext:value-type="string">
            <text:p>Date</text:p>
          </table:table-cell>
          <table:table-cell table:style-name="ce140"/>
          <table:table-cell table:style-name="ce143" office:value-type="string" calcext:value-type="string">
            <text:p>Designation</text:p>
          </table:table-cell>
          <table:table-cell table:style-name="ce144"/>
          <table:table-cell table:style-name="ce144" office:value-type="string" calcext:value-type="string">
            <text:p><text:span text:style-name="T2">x86 </text:span>Build</text:p>
          </table:table-cell>
          <table:table-cell table:style-name="ce144" office:value-type="string" calcext:value-type="string">
            <text:p>x64 Build</text:p>
          </table:table-cell>
          <table:table-cell table:style-name="ce154" office:value-type="string" calcext:value-type="string">
            <text:p>YAT</text:p>
          </table:table-cell>
          <table:table-cell table:style-name="ce154" office:value-type="string" calcext:value-type="string">
            <text:p>MKY</text:p>
          </table:table-cell>
          <table:table-cell table:style-name="ce154" office:value-type="string" calcext:value-type="string">
            <text:p>ALAZ</text:p>
          </table:table-cell>
          <table:table-cell table:style-name="ce154" office:value-type="string" calcext:value-type="string">
            <text:p>NUnitEx</text:p>
          </table:table-cell>
          <table:table-cell table:style-name="ce154" office:value-type="string" calcext:value-type="string">
            <text:p>netrtf.</text:p>
          </table:table-cell>
          <table:table-cell table:style-name="ce159"/>
          <table:table-cell table:style-name="ce154" office:value-type="string" calcext:value-type="string">
            <text:p>LU.xml</text:p>
          </table:table-cell>
          <table:table-cell table:style-name="ce154" office:value-type="string" calcext:value-type="string">
            <text:p>RU.xml</text:p>
          </table:table-cell>
          <table:table-cell table:style-name="ce154" office:value-type="string" calcext:value-type="string">
            <text:p>.yac</text:p>
          </table:table-cell>
          <table:table-cell table:style-name="ce154" office:value-type="string" calcext:value-type="string">
            <text:p>.yacp</text:p>
          </table:table-cell>
          <table:table-cell table:style-name="ce154" office:value-type="string" calcext:value-type="string">
            <text:p>.yacps</text:p>
          </table:table-cell>
          <table:table-cell table:style-name="ce154" office:value-type="string" calcext:value-type="string">
            <text:p>.yat</text:p>
          </table:table-cell>
          <table:table-cell table:style-name="ce154" office:value-type="string" calcext:value-type="string">
            <text:p>.yaw</text:p>
          </table:table-cell>
          <table:table-cell table:style-name="ce159"/>
          <table:table-cell table:style-name="ce154" office:value-type="string" calcext:value-type="string">
            <text:p>SVN</text:p>
          </table:table-cell>
          <table:table-cell table:style-name="ce159"/>
          <table:table-cell table:style-name="ce198" office:value-type="string" calcext:value-type="string">
            <text:p>.NET</text:p>
          </table:table-cell>
          <table:table-cell table:style-name="ce198" office:value-type="string" calcext:value-type="string">
            <text:p>WinInst</text:p>
          </table:table-cell>
          <table:table-cell table:style-name="ce159"/>
          <table:table-cell table:style-name="ce154" office:value-type="string" calcext:value-type="string">
            <text:p>Remarks</text:p>
          </table:table-cell>
          <table:table-cell table:style-name="ce124" table:number-columns-repeated="37"/>
        </table:table-row>
        <table:table-row table:style-name="ro1">
          <table:table-cell table:style-name="ce124"/>
          <table:table-cell table:style-name="ce133" office:value-type="string" calcext:value-type="string">
            <text:p>2021-05-xx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4.1</text:p>
          </table:table-cell>
          <table:table-cell/>
          <table:table-cell table:style-name="ce150" office:value-type="float" office:value="17951" calcext:value-type="float">
            <text:p>17951</text:p>
          </table:table-cell>
          <table:table-cell table:style-name="ce150" office:value-type="float" office:value="18005" calcext:value-type="float">
            <text:p>18005</text:p>
          </table:table-cell>
          <table:table-cell table:style-name="ce155" office:value-type="string" calcext:value-type="string">
            <text:p>2.4.1</text:p>
          </table:table-cell>
          <table:table-cell table:style-name="ce155" office:value-type="string" calcext:value-type="string">
            <text:p>1.0.30</text:p>
          </table:table-cell>
          <table:table-cell table:style-name="ce155" office:value-type="string" calcext:value-type="string">
            <text:p>3.5.26</text:p>
          </table:table-cell>
          <table:table-cell table:style-name="ce155" office:value-type="string" calcext:value-type="string">
            <text:p>1.0.23</text:p>
          </table:table-cell>
          <table:table-cell table:style-name="ce155" office:value-type="string" calcext:value-type="string">
            <text:p>0.9.27</text:p>
          </table:table-cell>
          <table:table-cell table:style-name="ce160"/>
          <table:table-cell table:style-name="ce163" office:value-type="string" calcext:value-type="string">
            <text:p>1.8.0</text:p>
          </table:table-cell>
          <table:table-cell table:style-name="ce163" office:value-type="string" calcext:value-type="string">
            <text:p>1.3.0</text:p>
          </table:table-cell>
          <table:table-cell table:number-columns-repeated="3" table:style-name="ce165" office:value-type="string" calcext:value-type="string">
            <text:p>1.0.2</text:p>
          </table:table-cell>
          <table:table-cell table:style-name="ce163" office:value-type="string" calcext:value-type="string">
            <text:p>1.8.0</text:p>
          </table:table-cell>
          <table:table-cell table:style-name="ce165" office:value-type="string" calcext:value-type="string">
            <text:p>1.2.3</text:p>
          </table:table-cell>
          <table:table-cell table:style-name="ce160"/>
          <table:table-cell table:style-name="ce163" office:value-type="string" calcext:value-type="string">
            <text:p>3672</text:p>
          </table:table-cell>
          <table:table-cell table:style-name="ce162"/>
          <table:table-cell office:value-type="string" calcext:value-type="string">
            <text:p>4.8</text:p>
          </table:table-cell>
          <table:table-cell office:value-type="string" calcext:value-type="string">
            <text:p>4.5</text:p>
          </table:table-cell>
          <table:table-cell table:style-name="ce162"/>
          <table:table-cell table:style-name="ce155"/>
          <table:table-cell table:style-name="ce124" table:number-columns-repeated="37"/>
        </table:table-row>
        <table:table-row table:style-name="ro1">
          <table:table-cell table:style-name="ce124"/>
          <table:table-cell table:style-name="ce134" office:value-type="date" office:date-value="2021-01-29" calcext:value-type="date">
            <text:p>2021-01-29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4.0</text:p>
          </table:table-cell>
          <table:table-cell/>
          <table:table-cell table:style-name="ce151" office:value-type="float" office:value="17951" calcext:value-type="float">
            <text:p>17951</text:p>
          </table:table-cell>
          <table:table-cell table:style-name="ce151" office:value-type="float" office:value="18005" calcext:value-type="float">
            <text:p>18005</text:p>
          </table:table-cell>
          <table:table-cell table:style-name="ce155" office:value-type="string" calcext:value-type="string">
            <text:p>2.4.0</text:p>
          </table:table-cell>
          <table:table-cell table:style-name="ce155" office:value-type="string" calcext:value-type="string">
            <text:p>1.0.29</text:p>
          </table:table-cell>
          <table:table-cell table:style-name="ce155" office:value-type="string" calcext:value-type="string">
            <text:p>3.5.25</text:p>
          </table:table-cell>
          <table:table-cell table:style-name="ce155" office:value-type="string" calcext:value-type="string">
            <text:p>1.0.22</text:p>
          </table:table-cell>
          <table:table-cell table:style-name="ce155" office:value-type="string" calcext:value-type="string">
            <text:p>0.9.26</text:p>
          </table:table-cell>
          <table:table-cell table:style-name="ce160"/>
          <table:table-cell table:style-name="ce155" office:value-type="string" calcext:value-type="string">
            <text:p>1.8.0</text:p>
          </table:table-cell>
          <table:table-cell table:style-name="ce155" office:value-type="string" calcext:value-type="string">
            <text:p>1.3.0</text:p>
          </table:table-cell>
          <table:table-cell table:number-columns-repeated="3" table:style-name="ce165" office:value-type="string" calcext:value-type="string">
            <text:p>1.0.2</text:p>
          </table:table-cell>
          <table:table-cell table:style-name="ce155" office:value-type="string" calcext:value-type="string">
            <text:p>1.8.0</text:p>
          </table:table-cell>
          <table:table-cell table:style-name="ce165" office:value-type="string" calcext:value-type="string">
            <text:p>1.2.3</text:p>
          </table:table-cell>
          <table:table-cell table:style-name="ce160"/>
          <table:table-cell table:style-name="ce155" office:value-type="string" calcext:value-type="string">
            <text:p>3672</text:p>
          </table:table-cell>
          <table:table-cell table:style-name="ce162"/>
          <table:table-cell office:value-type="string" calcext:value-type="string">
            <text:p>4.8</text:p>
          </table:table-cell>
          <table:table-cell office:value-type="string" calcext:value-type="string">
            <text:p>4.5</text:p>
          </table:table-cell>
          <table:table-cell table:style-name="ce162"/>
          <table:table-cell table:style-name="ce155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24" table:number-columns-repeated="37"/>
        </table:table-row>
        <table:table-row table:style-name="ro1">
          <table:table-cell table:style-name="ce124"/>
          <table:table-cell table:style-name="ce134" office:value-type="date" office:date-value="2019-10-04" calcext:value-type="date">
            <text:p>2019-10-04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155" office:value-type="string" calcext:value-type="string">
            <text:p>2.1.0</text:p>
          </table:table-cell>
          <table:table-cell table:style-name="ce155" office:value-type="string" calcext:value-type="string">
            <text:p>1.0.27</text:p>
          </table:table-cell>
          <table:table-cell table:style-name="ce155" office:value-type="string" calcext:value-type="string">
            <text:p>3.5.23</text:p>
          </table:table-cell>
          <table:table-cell table:style-name="ce155" office:value-type="string" calcext:value-type="string">
            <text:p>1.0.21</text:p>
          </table:table-cell>
          <table:table-cell table:style-name="ce155" office:value-type="string" calcext:value-type="string">
            <text:p>0.9.24</text:p>
          </table:table-cell>
          <table:table-cell table:style-name="ce160"/>
          <table:table-cell table:style-name="ce155" office:value-type="string" calcext:value-type="string">
            <text:p>1.7.0</text:p>
          </table:table-cell>
          <table:table-cell table:style-name="ce155" office:value-type="string" calcext:value-type="string">
            <text:p>1.2.0</text:p>
          </table:table-cell>
          <table:table-cell table:number-columns-repeated="3" table:style-name="ce155" office:value-type="string" calcext:value-type="string">
            <text:p>1.0.2</text:p>
          </table:table-cell>
          <table:table-cell table:style-name="ce155" office:value-type="string" calcext:value-type="string">
            <text:p>1.7.0</text:p>
          </table:table-cell>
          <table:table-cell table:style-name="ce165" office:value-type="string" calcext:value-type="string">
            <text:p>1.2.3</text:p>
          </table:table-cell>
          <table:table-cell table:style-name="ce160"/>
          <table:table-cell table:style-name="ce155" office:value-type="string" calcext:value-type="string">
            <text:p>2553</text:p>
          </table:table-cell>
          <table:table-cell table:style-name="ce162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62"/>
          <table:table-cell table:style-name="ce199" office:value-type="string" calcext:value-type="string">
            <text:p>Last version with execution support for WinXP<text:span text:style-name="T3">       …vent potential version conflicts at...</text:span></text:p>
          </table:table-cell>
          <table:table-cell table:style-name="ce124" table:number-columns-repeated="37"/>
        </table:table-row>
        <table:table-row table:style-name="ro1">
          <table:table-cell table:style-name="ce124"/>
          <table:table-cell table:style-name="ce134" office:value-type="date" office:date-value="2018-04-13" calcext:value-type="date">
            <text:p>2018-04-13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55" office:value-type="string" calcext:value-type="string">
            <text:p>2.0.0</text:p>
          </table:table-cell>
          <table:table-cell table:style-name="ce155" office:value-type="string" calcext:value-type="string">
            <text:p>1.0.25</text:p>
          </table:table-cell>
          <table:table-cell table:style-name="ce155" office:value-type="string" calcext:value-type="string">
            <text:p>3.5.21</text:p>
          </table:table-cell>
          <table:table-cell table:style-name="ce155" office:value-type="string" calcext:value-type="string">
            <text:p>1.0.19</text:p>
          </table:table-cell>
          <table:table-cell table:style-name="ce155" office:value-type="string" calcext:value-type="string">
            <text:p>0.9.22</text:p>
          </table:table-cell>
          <table:table-cell table:style-name="ce162"/>
          <table:table-cell table:style-name="ce155" office:value-type="string" calcext:value-type="string">
            <text:p>1.6.0</text:p>
          </table:table-cell>
          <table:table-cell table:style-name="ce155" office:value-type="string" calcext:value-type="string">
            <text:p>1.1.0</text:p>
          </table:table-cell>
          <table:table-cell table:number-columns-repeated="3" table:style-name="ce165" office:value-type="string" calcext:value-type="string">
            <text:p>(1.0.2)</text:p>
          </table:table-cell>
          <table:table-cell table:style-name="ce155" office:value-type="string" calcext:value-type="string">
            <text:p>1.6.0</text:p>
          </table:table-cell>
          <table:table-cell table:style-name="ce155" office:value-type="string" calcext:value-type="string">
            <text:p>1.2.3</text:p>
          </table:table-cell>
          <table:table-cell table:style-name="ce162"/>
          <table:table-cell table:style-name="ce155" office:value-type="string" calcext:value-type="string">
            <text:p>1919</text:p>
          </table:table-cell>
          <table:table-cell table:style-name="ce162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62"/>
          <table:table-cell table:style-name="ce155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24" table:number-columns-repeated="37"/>
        </table:table-row>
        <table:table-row table:style-name="ro1">
          <table:table-cell table:style-name="ce124"/>
          <table:table-cell table:style-name="ce134" office:value-type="date" office:date-value="2018-01-12" calcext:value-type="date">
            <text:p>2018-01-12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55" office:value-type="string" calcext:value-type="string">
            <text:p>1.99.90</text:p>
          </table:table-cell>
          <table:table-cell table:style-name="ce155" office:value-type="string" calcext:value-type="string">
            <text:p>1.0.23</text:p>
          </table:table-cell>
          <table:table-cell table:style-name="ce156" office:value-type="string" calcext:value-type="string">
            <text:p>3.5.19</text:p>
          </table:table-cell>
          <table:table-cell table:style-name="ce155" office:value-type="string" calcext:value-type="string">
            <text:p>1.0.18</text:p>
          </table:table-cell>
          <table:table-cell table:style-name="ce156" office:value-type="string" calcext:value-type="string">
            <text:p>0.9.20</text:p>
          </table:table-cell>
          <table:table-cell table:style-name="ce162"/>
          <table:table-cell table:style-name="ce155" office:value-type="string" calcext:value-type="string">
            <text:p>1.5.3</text:p>
          </table:table-cell>
          <table:table-cell table:style-name="ce155" office:value-type="string" calcext:value-type="string">
            <text:p>1.0.0</text:p>
          </table:table-cell>
          <table:table-cell table:number-columns-repeated="3" table:style-name="ce165" office:value-type="string" calcext:value-type="string">
            <text:p>(1.0.2)</text:p>
          </table:table-cell>
          <table:table-cell table:style-name="ce155" office:value-type="string" calcext:value-type="string">
            <text:p>1.5.3</text:p>
          </table:table-cell>
          <table:table-cell table:style-name="ce155" office:value-type="string" calcext:value-type="string">
            <text:p>1.2.2</text:p>
          </table:table-cell>
          <table:table-cell table:style-name="ce162"/>
          <table:table-cell table:style-name="ce155" office:value-type="string" calcext:value-type="string">
            <text:p>1815</text:p>
          </table:table-cell>
          <table:table-cell table:style-name="ce162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62"/>
          <table:table-cell table:style-name="ce155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24" table:number-columns-repeated="37"/>
        </table:table-row>
        <table:table-row table:style-name="ro1">
          <table:table-cell table:style-name="ce124"/>
          <table:table-cell table:style-name="ce134" office:value-type="date" office:date-value="2017-10-15" calcext:value-type="date">
            <text:p>2017-10-15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55" office:value-type="string" calcext:value-type="string">
            <text:p>1.99.80</text:p>
          </table:table-cell>
          <table:table-cell table:style-name="ce156" office:value-type="string" calcext:value-type="string">
            <text:p>1.0.21</text:p>
          </table:table-cell>
          <table:table-cell table:style-name="ce156" office:value-type="string" calcext:value-type="string">
            <text:p>3.5.17</text:p>
          </table:table-cell>
          <table:table-cell table:style-name="ce156" office:value-type="string" calcext:value-type="string">
            <text:p>1.0.17</text:p>
          </table:table-cell>
          <table:table-cell table:style-name="ce156" office:value-type="string" calcext:value-type="string">
            <text:p>0.9.18</text:p>
          </table:table-cell>
          <table:table-cell table:style-name="ce162"/>
          <table:table-cell table:style-name="ce155" office:value-type="string" calcext:value-type="string">
            <text:p>1.5.2</text:p>
          </table:table-cell>
          <table:table-cell table:style-name="ce155"/>
          <table:table-cell table:number-columns-repeated="3" table:style-name="ce165" office:value-type="string" calcext:value-type="string">
            <text:p>(1.0.2)</text:p>
          </table:table-cell>
          <table:table-cell table:style-name="ce155" office:value-type="string" calcext:value-type="string">
            <text:p>1.5.2</text:p>
          </table:table-cell>
          <table:table-cell table:style-name="ce165" office:value-type="string" calcext:value-type="string">
            <text:p>1.2.1</text:p>
          </table:table-cell>
          <table:table-cell table:style-name="ce162"/>
          <table:table-cell table:style-name="ce155" office:value-type="string" calcext:value-type="string">
            <text:p>1603</text:p>
          </table:table-cell>
          <table:table-cell table:style-name="ce162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62"/>
          <table:table-cell table:style-name="ce155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24" table:number-columns-repeated="37"/>
        </table:table-row>
        <table:table-row table:style-name="ro1">
          <table:table-cell table:style-name="ce124"/>
          <table:table-cell table:style-name="ce134" office:value-type="date" office:date-value="2017-07-04" calcext:value-type="date">
            <text:p>2017-07-04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55" office:value-type="string" calcext:value-type="string">
            <text:p>1.99.70</text:p>
          </table:table-cell>
          <table:table-cell table:style-name="ce156" office:value-type="string" calcext:value-type="string">
            <text:p>1.0.19</text:p>
          </table:table-cell>
          <table:table-cell table:style-name="ce156" office:value-type="string" calcext:value-type="string">
            <text:p>3.5.15</text:p>
          </table:table-cell>
          <table:table-cell table:style-name="ce156" office:value-type="string" calcext:value-type="string">
            <text:p>1.0.16</text:p>
          </table:table-cell>
          <table:table-cell table:style-name="ce156" office:value-type="string" calcext:value-type="string">
            <text:p>0.9.16</text:p>
          </table:table-cell>
          <table:table-cell table:style-name="ce162"/>
          <table:table-cell table:style-name="ce155" office:value-type="string" calcext:value-type="string">
            <text:p>1.5.1</text:p>
          </table:table-cell>
          <table:table-cell table:style-name="ce155"/>
          <table:table-cell table:number-columns-repeated="3" table:style-name="ce165" office:value-type="string" calcext:value-type="string">
            <text:p>(1.0.2)</text:p>
          </table:table-cell>
          <table:table-cell table:style-name="ce155" office:value-type="string" calcext:value-type="string">
            <text:p>1.5.1</text:p>
          </table:table-cell>
          <table:table-cell table:style-name="ce165" office:value-type="string" calcext:value-type="string">
            <text:p>1.2.1</text:p>
          </table:table-cell>
          <table:table-cell table:style-name="ce162"/>
          <table:table-cell table:style-name="ce155" office:value-type="string" calcext:value-type="string">
            <text:p>1410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5"/>
          <table:table-cell/>
          <table:table-cell table:style-name="ce124" table:number-columns-repeated="36"/>
        </table:table-row>
        <table:table-row table:style-name="ro1">
          <table:table-cell table:style-name="ce124"/>
          <table:table-cell table:style-name="ce134" office:value-type="date" office:date-value="2016-09-30" calcext:value-type="date">
            <text:p>2016-09-30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55" office:value-type="string" calcext:value-type="string">
            <text:p>1.99.52</text:p>
          </table:table-cell>
          <table:table-cell table:style-name="ce156" office:value-type="string" calcext:value-type="string">
            <text:p>1.0.17</text:p>
          </table:table-cell>
          <table:table-cell table:style-name="ce156" office:value-type="string" calcext:value-type="string">
            <text:p>3.5.14</text:p>
          </table:table-cell>
          <table:table-cell table:style-name="ce156" office:value-type="string" calcext:value-type="string">
            <text:p>1.0.14</text:p>
          </table:table-cell>
          <table:table-cell table:style-name="ce156" office:value-type="string" calcext:value-type="string">
            <text:p>0.9.15</text:p>
          </table:table-cell>
          <table:table-cell table:style-name="ce162"/>
          <table:table-cell table:style-name="ce164" office:value-type="string" calcext:value-type="string">
            <text:p>1.5.0</text:p>
          </table:table-cell>
          <table:table-cell table:style-name="ce165"/>
          <table:table-cell table:number-columns-repeated="3" table:style-name="ce165" office:value-type="string" calcext:value-type="string">
            <text:p>(1.0.2)</text:p>
          </table:table-cell>
          <table:table-cell table:style-name="ce164" office:value-type="string" calcext:value-type="string">
            <text:p>1.5.0</text:p>
          </table:table-cell>
          <table:table-cell table:style-name="ce164" office:value-type="string" calcext:value-type="string">
            <text:p>1.2.1</text:p>
          </table:table-cell>
          <table:table-cell table:style-name="ce162"/>
          <table:table-cell table:style-name="ce155" office:value-type="string" calcext:value-type="string">
            <text:p>1190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5" office:value-type="string" calcext:value-type="string">
            <text:p>No longer testing settings; settings equal 1.99.50.</text:p>
          </table:table-cell>
          <table:table-cell/>
          <table:table-cell table:style-name="ce124" table:number-columns-repeated="36"/>
        </table:table-row>
        <table:table-row table:style-name="ro1">
          <table:table-cell table:style-name="ce124"/>
          <table:table-cell table:style-name="ce134" office:value-type="date" office:date-value="2016-09-17" calcext:value-type="date">
            <text:p>2016-09-17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55" office:value-type="string" calcext:value-type="string">
            <text:p>1.99.51</text:p>
          </table:table-cell>
          <table:table-cell table:style-name="ce156" office:value-type="string" calcext:value-type="string">
            <text:p>1.0.16</text:p>
          </table:table-cell>
          <table:table-cell table:style-name="ce156" office:value-type="string" calcext:value-type="string">
            <text:p>3.5.13</text:p>
          </table:table-cell>
          <table:table-cell table:style-name="ce156" office:value-type="string" calcext:value-type="string">
            <text:p>1.0.13</text:p>
          </table:table-cell>
          <table:table-cell table:style-name="ce156" office:value-type="string" calcext:value-type="string">
            <text:p>0.9.14</text:p>
          </table:table-cell>
          <table:table-cell table:style-name="ce162"/>
          <table:table-cell table:style-name="ce164" office:value-type="string" calcext:value-type="string">
            <text:p>1.5.0</text:p>
          </table:table-cell>
          <table:table-cell table:style-name="ce165"/>
          <table:table-cell table:number-columns-repeated="3" table:style-name="ce165" office:value-type="string" calcext:value-type="string">
            <text:p>(1.0.2)</text:p>
          </table:table-cell>
          <table:table-cell table:style-name="ce164" office:value-type="string" calcext:value-type="string">
            <text:p>1.5.0</text:p>
          </table:table-cell>
          <table:table-cell table:style-name="ce164" office:value-type="string" calcext:value-type="string">
            <text:p>1.2.1</text:p>
          </table:table-cell>
          <table:table-cell table:style-name="ce162"/>
          <table:table-cell table:style-name="ce155" office:value-type="string" calcext:value-type="string">
            <text:p>1162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5" office:value-type="string" calcext:value-type="string">
            <text:p>No longer testing settings; settings equal 1.99.50.</text:p>
          </table:table-cell>
          <table:table-cell/>
          <table:table-cell table:style-name="ce124" table:number-columns-repeated="36"/>
        </table:table-row>
        <table:table-row table:style-name="ro1">
          <table:table-cell table:style-name="ce124"/>
          <table:table-cell table:style-name="ce134" office:value-type="date" office:date-value="2016-09-16" calcext:value-type="date">
            <text:p>2016-09-16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55" office:value-type="string" calcext:value-type="string">
            <text:p>1.99.50</text:p>
          </table:table-cell>
          <table:table-cell table:style-name="ce156" office:value-type="string" calcext:value-type="string">
            <text:p>1.0.15</text:p>
          </table:table-cell>
          <table:table-cell table:style-name="ce156" office:value-type="string" calcext:value-type="string">
            <text:p>3.5.12</text:p>
          </table:table-cell>
          <table:table-cell table:style-name="ce156" office:value-type="string" calcext:value-type="string">
            <text:p>1.0.12</text:p>
          </table:table-cell>
          <table:table-cell table:style-name="ce156" office:value-type="string" calcext:value-type="string">
            <text:p>0.9.13</text:p>
          </table:table-cell>
          <table:table-cell table:style-name="ce162"/>
          <table:table-cell table:style-name="ce155" office:value-type="string" calcext:value-type="string">
            <text:p>1.5.0</text:p>
          </table:table-cell>
          <table:table-cell table:style-name="ce155"/>
          <table:table-cell table:number-columns-repeated="3" table:style-name="ce165" office:value-type="string" calcext:value-type="string">
            <text:p>(1.0.2)</text:p>
          </table:table-cell>
          <table:table-cell table:style-name="ce155" office:value-type="string" calcext:value-type="string">
            <text:p>1.5.0</text:p>
          </table:table-cell>
          <table:table-cell table:style-name="ce155" office:value-type="string" calcext:value-type="string">
            <text:p>1.2.1</text:p>
          </table:table-cell>
          <table:table-cell table:style-name="ce162"/>
          <table:table-cell table:style-name="ce155" office:value-type="string" calcext:value-type="string">
            <text:p>115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200" office:value-type="string" calcext:value-type="string">
            <text:p>Issue with FileVersionsTest.TerminalSettingsCase07 (bugs #232 and #246 "Issues with [Alternate]TolerantXmlSerializer").</text:p>
          </table:table-cell>
          <table:table-cell/>
          <table:table-cell table:style-name="ce124" table:number-columns-repeated="36"/>
        </table:table-row>
        <table:table-row table:style-name="ro1">
          <table:table-cell table:style-name="ce124"/>
          <table:table-cell table:style-name="ce134" office:value-type="date" office:date-value="2015-06-13" calcext:value-type="date">
            <text:p>2015-06-13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55" office:value-type="string" calcext:value-type="string">
            <text:p>1.99.34</text:p>
          </table:table-cell>
          <table:table-cell table:style-name="ce156" office:value-type="string" calcext:value-type="string">
            <text:p>1.0.13</text:p>
          </table:table-cell>
          <table:table-cell table:style-name="ce156" office:value-type="string" calcext:value-type="string">
            <text:p>3.5.11</text:p>
          </table:table-cell>
          <table:table-cell table:style-name="ce156" office:value-type="string" calcext:value-type="string">
            <text:p>1.0.10</text:p>
          </table:table-cell>
          <table:table-cell table:style-name="ce156"/>
          <table:table-cell table:style-name="ce162"/>
          <table:table-cell table:style-name="ce155" office:value-type="string" calcext:value-type="string">
            <text:p>1.4.1</text:p>
          </table:table-cell>
          <table:table-cell table:style-name="ce155"/>
          <table:table-cell table:number-columns-repeated="3" table:style-name="ce165" office:value-type="string" calcext:value-type="string">
            <text:p>(1.0.2)</text:p>
          </table:table-cell>
          <table:table-cell table:style-name="ce155" office:value-type="string" calcext:value-type="string">
            <text:p>1.4.1</text:p>
          </table:table-cell>
          <table:table-cell table:style-name="ce165" office:value-type="string" calcext:value-type="string">
            <text:p>1.2.0</text:p>
          </table:table-cell>
          <table:table-cell table:style-name="ce162"/>
          <table:table-cell table:style-name="ce155" office:value-type="string" calcext:value-type="string">
            <text:p>79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5"/>
          <table:table-cell/>
          <table:table-cell table:style-name="ce124" table:number-columns-repeated="36"/>
        </table:table-row>
        <table:table-row table:style-name="ro1">
          <table:table-cell table:style-name="ce124"/>
          <table:table-cell table:style-name="ce134" office:value-type="date" office:date-value="2015-06-07" calcext:value-type="date">
            <text:p>2015-06-07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55" office:value-type="string" calcext:value-type="string">
            <text:p>1.99.33</text:p>
          </table:table-cell>
          <table:table-cell table:style-name="ce156" office:value-type="string" calcext:value-type="string">
            <text:p>1.0.12</text:p>
          </table:table-cell>
          <table:table-cell table:style-name="ce156" office:value-type="string" calcext:value-type="string">
            <text:p>3.5.10</text:p>
          </table:table-cell>
          <table:table-cell table:style-name="ce156" office:value-type="string" calcext:value-type="string">
            <text:p>1.0.9</text:p>
          </table:table-cell>
          <table:table-cell table:style-name="ce156"/>
          <table:table-cell table:style-name="ce162"/>
          <table:table-cell table:style-name="ce164" office:value-type="string" calcext:value-type="string">
            <text:p>1.4.0</text:p>
          </table:table-cell>
          <table:table-cell table:style-name="ce165"/>
          <table:table-cell table:number-columns-repeated="3" table:style-name="ce165" office:value-type="string" calcext:value-type="string">
            <text:p>(1.0.2)</text:p>
          </table:table-cell>
          <table:table-cell table:style-name="ce164" office:value-type="string" calcext:value-type="string">
            <text:p>1.4.0</text:p>
          </table:table-cell>
          <table:table-cell table:style-name="ce164" office:value-type="string" calcext:value-type="string">
            <text:p>1.2.0</text:p>
          </table:table-cell>
          <table:table-cell table:style-name="ce162"/>
          <table:table-cell table:style-name="ce155" office:value-type="string" calcext:value-type="string">
            <text:p>778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5" office:value-type="string" calcext:value-type="string">
            <text:p>No longer testing settings; settings equal 1.99.32.</text:p>
          </table:table-cell>
          <table:table-cell/>
          <table:table-cell table:style-name="ce124" table:number-columns-repeated="36"/>
        </table:table-row>
        <table:table-row table:style-name="ro1">
          <table:table-cell table:style-name="ce124"/>
          <table:table-cell table:style-name="ce134" office:value-type="date" office:date-value="2015-06-01" calcext:value-type="date">
            <text:p>2015-06-01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55" office:value-type="string" calcext:value-type="string">
            <text:p>1.99.32</text:p>
          </table:table-cell>
          <table:table-cell table:style-name="ce156" office:value-type="string" calcext:value-type="string">
            <text:p>1.0.11</text:p>
          </table:table-cell>
          <table:table-cell table:style-name="ce156" office:value-type="string" calcext:value-type="string">
            <text:p>3.5.9</text:p>
          </table:table-cell>
          <table:table-cell table:style-name="ce156" office:value-type="string" calcext:value-type="string">
            <text:p>1.0.8</text:p>
          </table:table-cell>
          <table:table-cell table:style-name="ce156"/>
          <table:table-cell table:style-name="ce162"/>
          <table:table-cell table:style-name="ce155" office:value-type="string" calcext:value-type="string">
            <text:p>1.4.0</text:p>
          </table:table-cell>
          <table:table-cell table:style-name="ce155"/>
          <table:table-cell table:number-columns-repeated="3" table:style-name="ce155" office:value-type="string" calcext:value-type="string">
            <text:p>(1.0.2)</text:p>
          </table:table-cell>
          <table:table-cell table:style-name="ce155" office:value-type="string" calcext:value-type="string">
            <text:p>1.4.0</text:p>
          </table:table-cell>
          <table:table-cell table:style-name="ce155" office:value-type="string" calcext:value-type="string">
            <text:p>1.2.0</text:p>
          </table:table-cell>
          <table:table-cell table:style-name="ce162"/>
          <table:table-cell table:style-name="ce155" office:value-type="string" calcext:value-type="string">
            <text:p>76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5"/>
          <table:table-cell/>
          <table:table-cell table:style-name="ce124" table:number-columns-repeated="36"/>
        </table:table-row>
        <table:table-row table:style-name="ro1">
          <table:table-cell table:style-name="ce124"/>
          <table:table-cell table:style-name="ce134" office:value-type="date" office:date-value="2013-02-02" calcext:value-type="date">
            <text:p>2013-02-02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55" office:value-type="string" calcext:value-type="string">
            <text:p>1.99.30</text:p>
          </table:table-cell>
          <table:table-cell table:style-name="ce156" office:value-type="string" calcext:value-type="string">
            <text:p>1.0.9</text:p>
          </table:table-cell>
          <table:table-cell table:style-name="ce156" office:value-type="string" calcext:value-type="string">
            <text:p>3.5.7</text:p>
          </table:table-cell>
          <table:table-cell table:style-name="ce156" office:value-type="string" calcext:value-type="string">
            <text:p>1.0.6</text:p>
          </table:table-cell>
          <table:table-cell table:style-name="ce156"/>
          <table:table-cell table:style-name="ce162"/>
          <table:table-cell table:style-name="ce156" office:value-type="string" calcext:value-type="string">
            <text:p>1.3.1</text:p>
          </table:table-cell>
          <table:table-cell table:style-name="ce156"/>
          <table:table-cell table:number-columns-repeated="3" table:style-name="ce165" office:value-type="string" calcext:value-type="string">
            <text:p>(1.0.1)</text:p>
          </table:table-cell>
          <table:table-cell table:style-name="ce156" office:value-type="string" calcext:value-type="string">
            <text:p>1.3.1</text:p>
          </table:table-cell>
          <table:table-cell table:style-name="ce156" office:value-type="string" calcext:value-type="string">
            <text:p>1.1.1</text:p>
          </table:table-cell>
          <table:table-cell table:style-name="ce162"/>
          <table:table-cell table:style-name="ce155" office:value-type="string" calcext:value-type="string">
            <text:p>626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Last version with installer support for WinXP</text:p>
          </table:table-cell>
          <table:table-cell/>
          <table:table-cell table:style-name="ce124" table:number-columns-repeated="36"/>
        </table:table-row>
        <table:table-row table:style-name="ro1">
          <table:table-cell table:style-name="ce124"/>
          <table:table-cell table:style-name="ce136" office:value-type="date" office:date-value="2011-12-05" calcext:value-type="date">
            <text:p>2011-12-05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56" office:value-type="string" calcext:value-type="string">
            <text:p>1.99.28</text:p>
          </table:table-cell>
          <table:table-cell table:style-name="ce156" office:value-type="string" calcext:value-type="string">
            <text:p>1.0.7</text:p>
          </table:table-cell>
          <table:table-cell table:style-name="ce156" office:value-type="string" calcext:value-type="string">
            <text:p>3.5.5</text:p>
          </table:table-cell>
          <table:table-cell table:style-name="ce156" office:value-type="string" calcext:value-type="string">
            <text:p>1.0.4</text:p>
          </table:table-cell>
          <table:table-cell table:style-name="ce156"/>
          <table:table-cell table:style-name="ce162"/>
          <table:table-cell table:style-name="ce156" office:value-type="string" calcext:value-type="string">
            <text:p>1.3.0</text:p>
          </table:table-cell>
          <table:table-cell table:style-name="ce156"/>
          <table:table-cell table:number-columns-repeated="3" table:style-name="ce165" office:value-type="string" calcext:value-type="string">
            <text:p>(1.0.1)</text:p>
          </table:table-cell>
          <table:table-cell table:style-name="ce156" office:value-type="string" calcext:value-type="string">
            <text:p>1.3.0</text:p>
          </table:table-cell>
          <table:table-cell table:style-name="ce156" office:value-type="string" calcext:value-type="string">
            <text:p>1.1.0</text:p>
          </table:table-cell>
          <table:table-cell table:style-name="ce162"/>
          <table:table-cell table:style-name="ce156" office:value-type="string" calcext:value-type="string">
            <text:p>502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5"/>
          <table:table-cell/>
          <table:table-cell table:style-name="ce124" table:number-columns-repeated="36"/>
        </table:table-row>
        <table:table-row table:style-name="ro1">
          <table:table-cell/>
          <table:table-cell table:style-name="ce136" office:value-type="date" office:date-value="2011-04-25" calcext:value-type="date">
            <text:p>2011-04-25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56" office:value-type="string" calcext:value-type="string">
            <text:p>1.99.26</text:p>
          </table:table-cell>
          <table:table-cell table:style-name="ce156" office:value-type="string" calcext:value-type="string">
            <text:p>1.0.5</text:p>
          </table:table-cell>
          <table:table-cell table:style-name="ce156" office:value-type="string" calcext:value-type="string">
            <text:p>3.5.3</text:p>
          </table:table-cell>
          <table:table-cell table:style-name="ce156" office:value-type="string" calcext:value-type="string">
            <text:p>1.0.2</text:p>
          </table:table-cell>
          <table:table-cell table:style-name="ce156"/>
          <table:table-cell/>
          <table:table-cell table:style-name="ce165" office:value-type="string" calcext:value-type="string">
            <text:p>1.2.4</text:p>
          </table:table-cell>
          <table:table-cell table:style-name="ce165"/>
          <table:table-cell table:number-columns-repeated="3" table:style-name="ce165" office:value-type="string" calcext:value-type="string">
            <text:p>(1.0.1)</text:p>
          </table:table-cell>
          <table:table-cell table:style-name="ce165" office:value-type="string" calcext:value-type="string">
            <text:p>1.2.9</text:p>
          </table:table-cell>
          <table:table-cell table:style-name="ce165" office:value-type="string" calcext:value-type="string">
            <text:p>1.0.0</text:p>
          </table:table-cell>
          <table:table-cell/>
          <table:table-cell table:style-name="ce156" office:value-type="string" calcext:value-type="string">
            <text:p>41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5"/>
          <table:table-cell table:number-columns-repeated="37"/>
        </table:table-row>
        <table:table-row table:style-name="ro1">
          <table:table-cell/>
          <table:table-cell table:style-name="ce136" office:value-type="date" office:date-value="2010-11-28" calcext:value-type="date">
            <text:p>2010-11-28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56" office:value-type="string" calcext:value-type="string">
            <text:p>1.99.25</text:p>
          </table:table-cell>
          <table:table-cell table:style-name="ce156" office:value-type="string" calcext:value-type="string">
            <text:p>1.0.4</text:p>
          </table:table-cell>
          <table:table-cell table:style-name="ce156" office:value-type="string" calcext:value-type="string">
            <text:p>3.5.2</text:p>
          </table:table-cell>
          <table:table-cell table:style-name="ce156" office:value-type="string" calcext:value-type="string">
            <text:p>1.0.1</text:p>
          </table:table-cell>
          <table:table-cell table:style-name="ce156"/>
          <table:table-cell/>
          <table:table-cell table:style-name="ce165" office:value-type="string" calcext:value-type="string">
            <text:p>1.2.4</text:p>
          </table:table-cell>
          <table:table-cell table:style-name="ce165"/>
          <table:table-cell table:number-columns-repeated="3" table:style-name="ce165" office:value-type="string" calcext:value-type="string">
            <text:p>(1.0.1)</text:p>
          </table:table-cell>
          <table:table-cell table:style-name="ce156" office:value-type="string" calcext:value-type="string">
            <text:p>1.2.9</text:p>
          </table:table-cell>
          <table:table-cell table:style-name="ce165" office:value-type="string" calcext:value-type="string">
            <text:p>1.0.0</text:p>
          </table:table-cell>
          <table:table-cell/>
          <table:table-cell table:style-name="ce156" office:value-type="string" calcext:value-type="string">
            <text:p>385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5"/>
          <table:table-cell table:number-columns-repeated="37"/>
        </table:table-row>
        <table:table-row table:style-name="ro1">
          <table:table-cell/>
          <table:table-cell table:style-name="ce136" office:value-type="date" office:date-value="2010-11-11" calcext:value-type="date">
            <text:p>2010-11-11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56" office:value-type="string" calcext:value-type="string">
            <text:p>1.99.24</text:p>
          </table:table-cell>
          <table:table-cell table:style-name="ce156" office:value-type="string" calcext:value-type="string">
            <text:p>1.0.4</text:p>
          </table:table-cell>
          <table:table-cell table:style-name="ce156" office:value-type="string" calcext:value-type="string">
            <text:p>3.5.2</text:p>
          </table:table-cell>
          <table:table-cell table:style-name="ce156" office:value-type="string" calcext:value-type="string">
            <text:p>1.0.1</text:p>
          </table:table-cell>
          <table:table-cell table:style-name="ce156"/>
          <table:table-cell/>
          <table:table-cell table:style-name="ce165" office:value-type="string" calcext:value-type="string">
            <text:p>1.2.4</text:p>
          </table:table-cell>
          <table:table-cell table:style-name="ce165"/>
          <table:table-cell table:number-columns-repeated="3" table:style-name="ce155" office:value-type="string" calcext:value-type="string">
            <text:p>(1.0.1)</text:p>
          </table:table-cell>
          <table:table-cell table:style-name="ce156" office:value-type="string" calcext:value-type="string">
            <text:p>1.2.8</text:p>
          </table:table-cell>
          <table:table-cell table:style-name="ce165" office:value-type="string" calcext:value-type="string">
            <text:p>1.0.0</text:p>
          </table:table-cell>
          <table:table-cell/>
          <table:table-cell table:style-name="ce156" office:value-type="string" calcext:value-type="string">
            <text:p>36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5"/>
          <table:table-cell table:number-columns-repeated="37"/>
        </table:table-row>
        <table:table-row table:style-name="ro1">
          <table:table-cell/>
          <table:table-cell table:style-name="ce136" office:value-type="date" office:date-value="2009-09-10" calcext:value-type="date">
            <text:p>2009-09-10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56" office:value-type="string" calcext:value-type="string">
            <text:p>1.99.23</text:p>
          </table:table-cell>
          <table:table-cell table:style-name="ce156" office:value-type="string" calcext:value-type="string">
            <text:p>1.0.1</text:p>
          </table:table-cell>
          <table:table-cell table:style-name="ce156" office:value-type="string" calcext:value-type="string">
            <text:p>3.5.0</text:p>
          </table:table-cell>
          <table:table-cell table:style-name="ce152" table:number-columns-repeated="2"/>
          <table:table-cell/>
          <table:table-cell table:style-name="ce195" office:value-type="string" calcext:value-type="string">
            <text:p>1.2.4</text:p>
          </table:table-cell>
          <table:table-cell table:style-name="ce156"/>
          <table:table-cell table:number-columns-repeated="3" table:style-name="ce165" office:value-type="string" calcext:value-type="string">
            <text:p>(1.0.0)</text:p>
          </table:table-cell>
          <table:table-cell table:style-name="ce195" office:value-type="string" calcext:value-type="string">
            <text:p>1.2.7</text:p>
          </table:table-cell>
          <table:table-cell table:style-name="ce164" office:value-type="string" calcext:value-type="string">
            <text:p>1.0.0</text:p>
          </table:table-cell>
          <table:table-cell/>
          <table:table-cell table:style-name="ce156" office:value-type="string" calcext:value-type="string">
            <text:p>251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6" office:value-type="date" office:date-value="2009-09-08" calcext:value-type="date">
            <text:p>2009-09-08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56" office:value-type="string" calcext:value-type="string">
            <text:p>1.99.22</text:p>
          </table:table-cell>
          <table:table-cell table:style-name="ce156" office:value-type="string" calcext:value-type="string">
            <text:p>1.0.1</text:p>
          </table:table-cell>
          <table:table-cell table:style-name="ce156" office:value-type="string" calcext:value-type="string">
            <text:p>3.5.0</text:p>
          </table:table-cell>
          <table:table-cell table:style-name="ce152" table:number-columns-repeated="2"/>
          <table:table-cell/>
          <table:table-cell table:style-name="ce164" office:value-type="string" calcext:value-type="string">
            <text:p>1.2.3</text:p>
          </table:table-cell>
          <table:table-cell table:style-name="ce165"/>
          <table:table-cell table:number-columns-repeated="3" table:style-name="ce155" office:value-type="string" calcext:value-type="string">
            <text:p>(1.0.0)</text:p>
          </table:table-cell>
          <table:table-cell table:style-name="ce195" office:value-type="string" calcext:value-type="string">
            <text:p>1.2.6</text:p>
          </table:table-cell>
          <table:table-cell table:style-name="ce164" office:value-type="string" calcext:value-type="string">
            <text:p>1.0.0</text:p>
          </table:table-cell>
          <table:table-cell/>
          <table:table-cell table:style-name="ce156" office:value-type="string" calcext:value-type="string">
            <text:p>247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6" office:value-type="date" office:date-value="2008-07-18" calcext:value-type="date">
            <text:p>2008-07-18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56" office:value-type="string" calcext:value-type="string">
            <text:p>1.99.20</text:p>
          </table:table-cell>
          <table:table-cell table:style-name="ce156" office:value-type="string" calcext:value-type="string">
            <text:p>1.0.0</text:p>
          </table:table-cell>
          <table:table-cell table:style-name="ce156" office:value-type="string" calcext:value-type="string">
            <text:p>1.2.0</text:p>
          </table:table-cell>
          <table:table-cell table:style-name="ce152" table:number-columns-repeated="2"/>
          <table:table-cell/>
          <table:table-cell table:style-name="ce195" office:value-type="string" calcext:value-type="string">
            <text:p>1.2.3</text:p>
          </table:table-cell>
          <table:table-cell table:style-name="ce156" table:number-columns-repeated="4"/>
          <table:table-cell table:style-name="ce195" office:value-type="string" calcext:value-type="string">
            <text:p>1.2.5</text:p>
          </table:table-cell>
          <table:table-cell table:style-name="ce164" office:value-type="string" calcext:value-type="string">
            <text:p>1.0.0</text:p>
          </table:table-cell>
          <table:table-cell/>
          <table:table-cell table:style-name="ce156" office:value-type="string" calcext:value-type="string">
            <text:p>201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6" office:value-type="date" office:date-value="2008-04-01" calcext:value-type="date">
            <text:p>2008-04-01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56" office:value-type="string" calcext:value-type="string">
            <text:p>1.99.19</text:p>
          </table:table-cell>
          <table:table-cell table:style-name="ce152" table:number-columns-repeated="4"/>
          <table:table-cell/>
          <table:table-cell table:style-name="ce164" office:value-type="string" calcext:value-type="string">
            <text:p>1.2.2</text:p>
          </table:table-cell>
          <table:table-cell table:style-name="ce165" table:number-columns-repeated="4"/>
          <table:table-cell table:style-name="ce195" office:value-type="string" calcext:value-type="string">
            <text:p>1.2.4</text:p>
          </table:table-cell>
          <table:table-cell table:style-name="ce164" office:value-type="string" calcext:value-type="string">
            <text:p>1.0.0</text:p>
          </table:table-cell>
          <table:table-cell/>
          <table:table-cell table:style-name="ce156" office:value-type="string" calcext:value-type="string">
            <text:p>136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6" office:value-type="date" office:date-value="2008-03-17" calcext:value-type="date">
            <text:p>2008-03-17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56" office:value-type="string" calcext:value-type="string">
            <text:p>1.99.18</text:p>
          </table:table-cell>
          <table:table-cell table:style-name="ce152" table:number-columns-repeated="4"/>
          <table:table-cell/>
          <table:table-cell table:style-name="ce164" office:value-type="string" calcext:value-type="string">
            <text:p>1.2.2</text:p>
          </table:table-cell>
          <table:table-cell table:style-name="ce165" table:number-columns-repeated="4"/>
          <table:table-cell table:style-name="ce195" office:value-type="string" calcext:value-type="string">
            <text:p>1.2.3</text:p>
          </table:table-cell>
          <table:table-cell table:style-name="ce164" office:value-type="string" calcext:value-type="string">
            <text:p>1.0.0</text:p>
          </table:table-cell>
          <table:table-cell/>
          <table:table-cell table:style-name="ce156" office:value-type="string" calcext:value-type="string">
            <text:p>122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6" office:value-type="date" office:date-value="2008-02-11" calcext:value-type="date">
            <text:p>2008-02-11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56" office:value-type="string" calcext:value-type="string">
            <text:p>1.99.17</text:p>
          </table:table-cell>
          <table:table-cell table:style-name="ce152" table:number-columns-repeated="4"/>
          <table:table-cell/>
          <table:table-cell table:style-name="ce195" office:value-type="string" calcext:value-type="string">
            <text:p>1.2.2</text:p>
          </table:table-cell>
          <table:table-cell table:style-name="ce156" table:number-columns-repeated="4"/>
          <table:table-cell table:style-name="ce195" office:value-type="string" calcext:value-type="string">
            <text:p>1.2.2</text:p>
          </table:table-cell>
          <table:table-cell table:style-name="ce164" office:value-type="string" calcext:value-type="string">
            <text:p>1.0.0</text:p>
          </table:table-cell>
          <table:table-cell/>
          <table:table-cell table:style-name="ce156" office:value-type="string" calcext:value-type="string">
            <text:p>105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6" office:value-type="date" office:date-value="2007-08-30" calcext:value-type="date">
            <text:p>2007-08-30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56" office:value-type="string" calcext:value-type="string">
            <text:p>1.99.13</text:p>
          </table:table-cell>
          <table:table-cell table:style-name="ce152" table:number-columns-repeated="4"/>
          <table:table-cell/>
          <table:table-cell table:style-name="ce195" office:value-type="string" calcext:value-type="string">
            <text:p>1.2.1</text:p>
          </table:table-cell>
          <table:table-cell table:style-name="ce156" table:number-columns-repeated="4"/>
          <table:table-cell table:style-name="ce195" office:value-type="string" calcext:value-type="string">
            <text:p>1.2.1</text:p>
          </table:table-cell>
          <table:table-cell table:style-name="ce195" office:value-type="string" calcext:value-type="string">
            <text:p>1.0.0</text:p>
          </table:table-cell>
          <table:table-cell/>
          <table:table-cell table:style-name="ce156" office:value-type="string" calcext:value-type="string">
            <text:p>(45)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6" office:value-type="date" office:date-value="2007-04-15" calcext:value-type="date">
            <text:p>2007-04-15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56" office:value-type="string" calcext:value-type="string">
            <text:p>1.99.12</text:p>
          </table:table-cell>
          <table:table-cell table:style-name="ce152" table:number-columns-repeated="4"/>
          <table:table-cell/>
          <table:table-cell table:style-name="ce195" office:value-type="string" calcext:value-type="string">
            <text:p>1.2.0</text:p>
          </table:table-cell>
          <table:table-cell table:style-name="ce156" table:number-columns-repeated="4"/>
          <table:table-cell table:style-name="ce195" office:value-type="string" calcext:value-type="string">
            <text:p>1.2.0</text:p>
          </table:table-cell>
          <table:table-cell table:number-columns-repeated="2"/>
          <table:table-cell table:style-name="ce156" office:value-type="string" calcext:value-type="string">
            <text:p>9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6" office:value-type="date" office:date-value="2007-02-25" calcext:value-type="date">
            <text:p>2007-02-25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56" office:value-type="string" calcext:value-type="string">
            <text:p>1.99.8</text:p>
          </table:table-cell>
          <table:table-cell table:style-name="ce152" table:number-columns-repeated="4"/>
          <table:table-cell/>
          <table:table-cell table:style-name="ce195" office:value-type="string" calcext:value-type="string">
            <text:p>1.1.2</text:p>
          </table:table-cell>
          <table:table-cell table:style-name="ce156" table:number-columns-repeated="4"/>
          <table:table-cell table:style-name="ce195" office:value-type="string" calcext:value-type="string">
            <text:p>1.1.2</text:p>
          </table:table-cell>
          <table:table-cell table:number-columns-repeated="2"/>
          <table:table-cell table:style-name="ce152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6" office:value-type="date" office:date-value="2007-02-07" calcext:value-type="date">
            <text:p>2007-02-07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56" office:value-type="string" calcext:value-type="string">
            <text:p>1.99.3</text:p>
          </table:table-cell>
          <table:table-cell table:style-name="ce152" table:number-columns-repeated="4"/>
          <table:table-cell/>
          <table:table-cell table:style-name="ce195" office:value-type="string" calcext:value-type="string">
            <text:p>1.1.1</text:p>
          </table:table-cell>
          <table:table-cell table:style-name="ce156" table:number-columns-repeated="4"/>
          <table:table-cell table:style-name="ce195" office:value-type="string" calcext:value-type="string">
            <text:p>1.1.1</text:p>
          </table:table-cell>
          <table:table-cell table:number-columns-repeated="2"/>
          <table:table-cell table:style-name="ce152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6" office:value-type="date" office:date-value="2007-01-23" calcext:value-type="date">
            <text:p>2007-01-23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56" office:value-type="string" calcext:value-type="string">
            <text:p>1.99.0</text:p>
          </table:table-cell>
          <table:table-cell table:style-name="ce152" table:number-columns-repeated="4"/>
          <table:table-cell/>
          <table:table-cell table:style-name="ce195" office:value-type="string" calcext:value-type="string">
            <text:p>1.1.0</text:p>
          </table:table-cell>
          <table:table-cell table:style-name="ce156" table:number-columns-repeated="4"/>
          <table:table-cell table:style-name="ce195" office:value-type="string" calcext:value-type="string">
            <text:p>1.1.0</text:p>
          </table:table-cell>
          <table:table-cell table:number-columns-repeated="2"/>
          <table:table-cell table:style-name="ce152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6" office:value-type="date" office:date-value="2003-10-31" calcext:value-type="date">
            <text:p>2003-10-31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56" office:value-type="string" calcext:value-type="string">
            <text:p>1.0.2</text:p>
          </table:table-cell>
          <table:table-cell table:style-name="ce152" table:number-columns-repeated="4"/>
          <table:table-cell/>
          <table:table-cell table:style-name="ce164" office:value-type="string" calcext:value-type="string">
            <text:p>1.0.1</text:p>
          </table:table-cell>
          <table:table-cell table:style-name="ce165" table:number-columns-repeated="4"/>
          <table:table-cell table:style-name="ce164" office:value-type="string" calcext:value-type="string">
            <text:p>1.0.1</text:p>
          </table:table-cell>
          <table:table-cell table:number-columns-repeated="2"/>
          <table:table-cell table:style-name="ce152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6" office:value-type="date" office:date-value="2003-10-30" calcext:value-type="date">
            <text:p>2003-10-30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56" office:value-type="string" calcext:value-type="string">
            <text:p>1.0.1</text:p>
          </table:table-cell>
          <table:table-cell table:style-name="ce152" table:number-columns-repeated="4"/>
          <table:table-cell/>
          <table:table-cell table:style-name="ce195" office:value-type="string" calcext:value-type="string">
            <text:p>1.0.1</text:p>
          </table:table-cell>
          <table:table-cell table:style-name="ce156" table:number-columns-repeated="4"/>
          <table:table-cell table:style-name="ce195" office:value-type="string" calcext:value-type="string">
            <text:p>1.0.1</text:p>
          </table:table-cell>
          <table:table-cell table:number-columns-repeated="2"/>
          <table:table-cell table:style-name="ce152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6" office:value-type="date" office:date-value="2003-10-14" calcext:value-type="date">
            <text:p>2003-10-14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56" office:value-type="string" calcext:value-type="string">
            <text:p>1.0.0</text:p>
          </table:table-cell>
          <table:table-cell table:style-name="ce152" table:number-columns-repeated="4"/>
          <table:table-cell/>
          <table:table-cell table:style-name="ce195" office:value-type="string" calcext:value-type="string">
            <text:p>1.0.0</text:p>
          </table:table-cell>
          <table:table-cell table:style-name="ce156" table:number-columns-repeated="4"/>
          <table:table-cell table:style-name="ce195" office:value-type="string" calcext:value-type="string">
            <text:p>1.0.0</text:p>
          </table:table-cell>
          <table:table-cell table:number-columns-repeated="2"/>
          <table:table-cell table:style-name="ce152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 table:number-rows-repeated="65504">
          <table:table-cell table:number-columns-repeated="5"/>
          <table:table-cell table:style-name="ce145" table:number-columns-repeated="2"/>
          <table:table-cell table:style-name="ce152" table:number-columns-repeated="5"/>
          <table:table-cell table:number-columns-repeated="52"/>
        </table:table-row>
        <table:table-row table:style-name="ro1" table:number-rows-repeated="98302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. Regression Testing" table:style-name="ta1" table:print="false">
        <table:table-column table:style-name="co19" table:default-cell-style-name="Default"/>
        <table:table-column table:style-name="co20" table:default-cell-style-name="ce213"/>
        <table:table-column table:style-name="co21" table:default-cell-style-name="Default"/>
        <table:table-column table:style-name="co22" table:default-cell-style-name="ce141"/>
        <table:table-column table:style-name="co23" table:default-cell-style-name="Default"/>
        <table:table-column table:style-name="co24" table:default-cell-style-name="Default"/>
        <table:table-column table:style-name="co25" table:default-cell-style-name="ce248"/>
        <table:table-column table:style-name="co25" table:default-cell-style-name="ce270"/>
        <table:table-column table:style-name="co25" table:default-cell-style-name="ce248"/>
        <table:table-column table:style-name="co25" table:default-cell-style-name="ce270"/>
        <table:table-column table:style-name="co18" table:number-columns-repeated="989" table:default-cell-style-name="Default"/>
        <table:table-row table:style-name="ro1">
          <table:table-cell table:style-name="ce201"/>
          <table:table-cell table:style-name="ce207" table:number-columns-repeated="4"/>
          <table:table-cell table:style-name="ce240" office:value-type="string" calcext:value-type="string">
            <text:p>Duration</text:p>
          </table:table-cell>
          <table:table-cell table:style-name="ce249" office:value-type="string" calcext:value-type="string">
            <text:p>Step</text:p>
          </table:table-cell>
          <table:table-cell table:style-name="ce267"/>
          <table:table-cell table:style-name="ce249" office:value-type="string" calcext:value-type="string">
            <text:p>Total</text:p>
          </table:table-cell>
          <table:table-cell table:style-name="ce267"/>
          <table:table-cell table:style-name="ce207" table:number-columns-repeated="54"/>
          <table:table-cell table:number-columns-repeated="935"/>
        </table:table-row>
        <table:table-row table:style-name="ro1">
          <table:table-cell table:style-name="ce203"/>
          <table:table-cell table:style-name="ce209" table:number-columns-repeated="4"/>
          <table:table-cell table:style-name="ce242"/>
          <table:table-cell table:style-name="ce254"/>
          <table:table-cell table:style-name="ce268"/>
          <table:table-cell table:style-name="ce254"/>
          <table:table-cell table:style-name="ce268"/>
          <table:table-cell table:style-name="ce209" table:number-columns-repeated="54"/>
          <table:table-cell table:number-columns-repeated="935"/>
        </table:table-row>
        <table:table-row table:style-name="ro2">
          <table:table-cell table:style-name="ce204" office:value-type="float" office:value="1" calcext:value-type="float">
            <text:p>1.</text:p>
          </table:table-cell>
          <table:table-cell table:style-name="ce211"/>
          <table:table-cell table:style-name="ce219"/>
          <table:table-cell table:style-name="ce229"/>
          <table:table-cell table:style-name="ce211" office:value-type="string" calcext:value-type="string">
            <text:p>Regression Testing</text:p>
          </table:table-cell>
          <table:table-cell table:style-name="ce219"/>
          <table:table-cell table:style-name="ce255" office:value-type="time" office:time-value="PT00H00M00S" calcext:value-type="time">
            <text:p>00:00</text:p>
          </table:table-cell>
          <table:table-cell table:style-name="ce269" table:formula="of:=[.G3]+SUM([.G4:.G65563])" office:value-type="time" office:time-value="PT26H00M00S" calcext:value-type="time">
            <text:p>26:00</text:p>
          </table:table-cell>
          <table:table-cell table:style-name="ce255" table:formula="of:=['0. Overview'.$J$3]" office:value-type="time" office:time-value="PT00H00M00S" calcext:value-type="time">
            <text:p>00:00</text:p>
          </table:table-cell>
          <table:table-cell table:style-name="ce269" table:formula="of:=MAX([.I4:.I65563])" office:value-type="time" office:time-value="PT26H00M00S" calcext:value-type="time">
            <text:p>26:00</text:p>
          </table:table-cell>
          <table:table-cell table:style-name="ce276" table:number-columns-repeated="989"/>
        </table:table-row>
        <table:table-row table:style-name="ro1">
          <table:table-cell table:style-name="ce205"/>
          <table:table-cell table:style-name="ce151"/>
          <table:table-cell table:number-columns-repeated="997"/>
        </table:table-row>
        <table:table-row table:style-name="ro1">
          <table:table-cell table:style-name="ce123"/>
          <table:table-cell table:style-name="ce212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Run coding style checks</text:p>
          </table:table-cell>
          <table:table-cell table:style-name="ce228"/>
          <table:table-cell table:style-name="ce256" office:value-type="time" office:time-value="PT01H00M00S" calcext:value-type="time">
            <text:p>01:00</text:p>
          </table:table-cell>
          <table:table-cell table:style-name="ce271"/>
          <table:table-cell table:style-name="ce256" table:formula="of:=MAX([.I$1:.I4])+[.G5]" office:value-type="time" office:time-value="PT01H00M00S" calcext:value-type="time">
            <text:p>01:00</text:p>
          </table:table-cell>
          <table:table-cell table:style-name="ce271"/>
          <table:table-cell table:style-name="ce123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13" table:formula="of:=CONCATENATE([.B$5]; COUNTA([.C$6:.C6]); &quot;.&quot;)" office:value-type="string" office:string-value="1.1.1." calcext:value-type="string">
            <text:p>1.1.1.</text:p>
          </table:table-cell>
          <table:table-cell table:style-name="ce232" office:value-type="string" calcext:value-type="string">
            <text:p></text:p>
          </table:table-cell>
          <table:table-cell table:formula="of:=['4. Final Testing'.E6]" office:value-type="string" office:string-value="Use StyleCop on 'Debug Test'." calcext:value-type="string">
            <text:p>Use StyleCop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formula="of:=['4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995"/>
        </table:table-row>
        <table:table-row table:style-name="ro1">
          <table:table-cell table:number-columns-repeated="4"/>
          <table:table-cell office:value-type="string" calcext:value-type="string">
            <text:p>Note: Rescan just takes a <text:span text:style-name="T4">few seconds</text:span>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23"/>
          <table:table-cell table:style-name="ce212" table:formula="of:=CONCATENATE([.A$3]; &quot;.&quot;; COUNTA([.B$5:.B11]); &quot;.&quot;)" office:value-type="string" office:string-value="1.2." calcext:value-type="string">
            <text:p>1.2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Run assembly checks</text:p>
          </table:table-cell>
          <table:table-cell table:style-name="ce228"/>
          <table:table-cell table:style-name="ce256" office:value-type="time" office:time-value="PT01H00M00S" calcext:value-type="time">
            <text:p>01:00</text:p>
          </table:table-cell>
          <table:table-cell table:style-name="ce271"/>
          <table:table-cell table:style-name="ce256" table:formula="of:=MAX([.I$1:.I10])+[.G11]" office:value-type="time" office:time-value="PT02H00M00S" calcext:value-type="time">
            <text:p>02:00</text:p>
          </table:table-cell>
          <table:table-cell table:style-name="ce275"/>
          <table:table-cell table:style-name="ce123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13" table:formula="of:=CONCATENATE([.B$11]; COUNTA([.C$12:.C12]); &quot;.&quot;)" office:value-type="string" office:string-value="1.2.1." calcext:value-type="string">
            <text:p>1.2.1.</text:p>
          </table:table-cell>
          <table:table-cell table:style-name="ce232" office:value-type="string" calcext:value-type="string">
            <text:p></text:p>
          </table:table-cell>
          <table:table-cell table:formula="of:=['4. Final Testing'.E12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30" table:formula="of:=['4. Final Testing'.E13]" office:value-type="string" office:string-value="Note: 'YAT' and 'YATConsole' don't have dependencies to the test projects, thus those would not get built." calcext:value-type="string">
            <text:p>Note: 'YAT' and 'YATConsole' don't have dependencies to the test projects, thus those would not get buil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995"/>
        </table:table-row>
        <table:table-row table:style-name="ro1">
          <table:table-cell table:number-columns-repeated="2"/>
          <table:table-cell table:style-name="ce213" table:formula="of:=CONCATENATE([.B$11]; COUNTA([.C$12:.C15]); &quot;.&quot;)" office:value-type="string" office:string-value="1.2.2." calcext:value-type="string">
            <text:p>1.2.2.</text:p>
          </table:table-cell>
          <table:table-cell table:style-name="ce232" office:value-type="string" calcext:value-type="string">
            <text:p></text:p>
          </table:table-cell>
          <table:table-cell table:formula="of:=['4. Final Testing'.E15]" office:value-type="string" office:string-value="Build 'Debug Test' using ‘Build Solution’ / [F6]. (Explicitly building ‘YAT.Test’ would not build the .exe projects!)" calcext:value-type="string">
            <text:p>Build 'Debug Test'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995"/>
        </table:table-row>
        <table:table-row table:style-name="ro1">
          <table:table-cell table:number-columns-repeated="2"/>
          <table:table-cell table:style-name="ce213" table:formula="of:=CONCATENATE([.B$11]; COUNTA([.C$12:.C17]); &quot;.&quot;)" office:value-type="string" office:string-value="1.2.3." calcext:value-type="string">
            <text:p>1.2.3.</text:p>
          </table:table-cell>
          <table:table-cell table:style-name="ce232" office:value-type="string" calcext:value-type="string">
            <text:p></text:p>
          </table:table-cell>
          <table:table-cell table:formula="of:=['4. Final Testing'.E17]" office:value-type="string" office:string-value="Use FxCop 'MKY.Debug' on 'Debug Test'." calcext:value-type="string">
            <text:p>Use FxCop 'MKY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formula="of:=['4. Final Testing'.E18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995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20]" office:value-type="string" office:string-value="45 expected warnings:" calcext:value-type="string">
            <text:p>45 expected 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21]" office:value-type="string" office:string-value="CA1002 : DoNotExposeGenericLists @ 9 locations." calcext:value-type="string">
            <text:p>CA1002 : DoNotExposeGenericLists @ 9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22]" office:value-type="string" office:string-value="CA2214 : DoNotCallOverridableMethodsInConstructors @ 36 locations." calcext:value-type="string">
            <text:p>CA2214 : DoNotCallOverridableMethodsInConstructors @ 36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995"/>
        </table:table-row>
        <table:table-row table:style-name="ro1">
          <table:table-cell table:number-columns-repeated="2"/>
          <table:table-cell table:style-name="ce213" table:formula="of:=CONCATENATE([.B$11]; COUNTA([.C$12:.C24]); &quot;.&quot;)" office:value-type="string" office:string-value="1.2.4." calcext:value-type="string">
            <text:p>1.2.4.</text:p>
          </table:table-cell>
          <table:table-cell table:style-name="ce232" office:value-type="string" calcext:value-type="string">
            <text:p></text:p>
          </table:table-cell>
          <table:table-cell table:formula="of:=['4. Final Testing'.E24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formula="of:=['4. Final Testing'.E25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995"/>
        </table:table-row>
        <table:table-row table:style-name="ro1">
          <table:table-cell table:number-columns-repeated="2"/>
          <table:table-cell table:style-name="ce213" table:formula="of:=CONCATENATE([.B$11]; COUNTA([.C$12:.C27]); &quot;.&quot;)" office:value-type="string" office:string-value="1.2.5." calcext:value-type="string">
            <text:p>1.2.5.</text:p>
          </table:table-cell>
          <table:table-cell table:style-name="ce232" office:value-type="string" calcext:value-type="string">
            <text:p></text:p>
          </table:table-cell>
          <table:table-cell table:formula="of:=['4. Final Testing'.E27]" office:value-type="string" office:string-value="Use FxCop 'YAT.Debug' on 'Debug Test'." calcext:value-type="string">
            <text:p>Use FxCop 'YA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formula="of:=['4. Final Testing'.E28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995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30]" office:value-type="string" office:string-value="227 expected errors/warnings:" calcext:value-type="string">
            <text:p>227 expected errors/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31]" office:value-type="string" office:string-value="CA1002 : DoNotExposeGenericLists @ 97 locations." calcext:value-type="string">
            <text:p>CA1002 : DoNotExposeGenericLists @ 97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32]" office:value-type="string" office:string-value="CA2214 : DoNotCallOverridableMethodsInConstructors @ 130 locations." calcext:value-type="string">
            <text:p>CA2214 : DoNotCallOverridableMethodsInConstructors @ 130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995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Note: Analysis just take a <text:span text:style-name="T4">few seconds</text:span>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6" table:formula="of:=['4. Final Testing'.E35]" office:value-type="string" office:string-value="But: FxCop is no longer capable to deal with YAT, as there now are references to .NET 4.0! FR#231!" calcext:value-type="string">
            <text:p>But: FxCop is no longer capable to deal with YAT, as there now are references to .NET 4.0! FR#231!</text:p>
          </table:table-cell>
          <table:table-cell table:style-name="ce235"/>
          <table:table-cell table:style-name="ce241"/>
          <table:table-cell table:style-name="ce263"/>
          <table:table-cell table:number-columns-repeated="991"/>
        </table:table-row>
        <table:table-row table:style-name="ro1">
          <table:table-cell table:number-columns-repeated="999"/>
        </table:table-row>
        <table:table-row table:style-name="ro1">
          <table:table-cell table:style-name="ce123"/>
          <table:table-cell table:style-name="ce212" table:formula="of:=CONCATENATE([.A$3]; &quot;.&quot;; COUNTA([.B$5:.B37]); &quot;.&quot;)" office:value-type="string" office:string-value="1.3." calcext:value-type="string">
            <text:p>1.3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Run automated tests</text:p>
          </table:table-cell>
          <table:table-cell table:style-name="ce228"/>
          <table:table-cell table:style-name="ce256" office:value-type="time" office:time-value="PT04H00M00S" calcext:value-type="time">
            <text:p>04:00</text:p>
          </table:table-cell>
          <table:table-cell table:style-name="ce271"/>
          <table:table-cell table:style-name="ce256" table:formula="of:=MAX([.I$1:.I36])+[.G37]" office:value-type="time" office:time-value="PT06H00M00S" calcext:value-type="time">
            <text:p>06:00</text:p>
          </table:table-cell>
          <table:table-cell table:style-name="ce275"/>
          <table:table-cell table:style-name="ce123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13" table:formula="of:=CONCATENATE([.B$37]; COUNTA([.C$38:.C38]); &quot;.&quot;)" office:value-type="string" office:string-value="1.3.1." calcext:value-type="string">
            <text:p>1.3.1.</text:p>
          </table:table-cell>
          <table:table-cell table:style-name="ce232" office:value-type="string" calcext:value-type="string">
            <text:p></text:p>
          </table:table-cell>
          <table:table-cell table:style-name="ce202" table:formula="of:=['4. Final Testing'.E38]" office:value-type="string" office:string-value="Ensure that test environment is fully ready (VSPE, hardware, MT-SICS,…)." calcext:value-type="string">
            <text:p>Ensure that test environment is fully ready (VSPE, hardware, MT-SICS,…).</text:p>
          </table:table-cell>
          <table:table-cell table:style-name="ce248"/>
          <table:table-cell office:value-type="string" calcext:value-type="string">
            <text:p>Duration doesn't include time for major fixes.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02"/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6" table:formula="of:=['4. Final Testing'.E40]" office:value-type="string" office:string-value="Attention: Time-out calibration (for whatever reason) no longer fits MKY machine =&gt; use MT machine." calcext:value-type="string">
            <text:p>Attention: Time-out calibration (for whatever reason) no longer fits MKY machine =&gt; use MT machine.</text:p>
          </table:table-cell>
          <table:table-cell table:style-name="ce235"/>
          <table:table-cell table:style-name="ce241"/>
          <table:table-cell table:style-name="ce263"/>
          <table:table-cell table:number-columns-repeated="991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02"/>
          <table:table-cell table:number-columns-repeated="994"/>
        </table:table-row>
        <table:table-row table:style-name="ro1">
          <table:table-cell table:number-columns-repeated="2"/>
          <table:table-cell table:style-name="ce213" table:formula="of:=CONCATENATE([.B$37]; COUNTA([.C$38:.C42]); &quot;.&quot;)" office:value-type="string" office:string-value="1.3.2." calcext:value-type="string">
            <text:p>1.3.2.</text:p>
          </table:table-cell>
          <table:table-cell table:style-name="ce232" office:value-type="string" calcext:value-type="string">
            <text:p></text:p>
          </table:table-cell>
          <table:table-cell table:style-name="ce216" table:formula="of:=['4. Final Testing'.E42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30" table:formula="of:=['4. Final Testing'.E43]" office:value-type="string" office:string-value="Note: 'YAT' and 'YATConsole' don't have dependencies to the test projects, thus those would not get built with 'YAT'." calcext:value-type="string">
            <text:p>Note: 'YAT' and 'YATConsole' don't have dependencies to the test projects, thus those would not get built with 'YA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995"/>
        </table:table-row>
        <table:table-row table:style-name="ro1">
          <table:table-cell table:number-columns-repeated="2"/>
          <table:table-cell table:style-name="ce213" table:formula="of:=CONCATENATE([.B$37]; COUNTA([.C$38:.C45]); &quot;.&quot;)" office:value-type="string" office:string-value="1.3.3." calcext:value-type="string">
            <text:p>1.3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Build <text:span text:style-name="T4">'Debug Test'</text:span>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995"/>
        </table:table-row>
        <table:table-row table:style-name="ro1">
          <table:table-cell table:number-columns-repeated="2"/>
          <table:table-cell table:style-name="ce213" table:formula="of:=CONCATENATE([.B$37]; COUNTA([.C$38:.C47]); &quot;.&quot;)" office:value-type="string" office:string-value="1.3.4." calcext:value-type="string">
            <text:p>1.3.4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Use NUnit on <text:span text:style-name="T4">'Debug Test'</text:span>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"Visual Studio &gt; Tools &gt; NUnit" (Alt+N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7" office:value-type="string" calcext:value-type="string">
            <text:p>    &gt; Categories = Select and exclude all longer than a minute <text:span text:style-name="T5">(but keep 1 minute because some tests just take this long)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    &gt; "Project &gt; Configurations &gt; Debu<text:span text:style-name="T3">g" (</text:span><text:span text:style-name="T4">'Debug' @ regression</text:span><text:span text:style-name="T3"> + 'Release' @ final)</text:span><text:span text:style-name="T6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02"/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52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53]" office:value-type="string" office:string-value="&gt; MKY.Test (0' 25'')" calcext:value-type="string">
            <text:p>&gt; MKY.Test (0' 2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54]" office:value-type="string" office:string-value="&gt; MKY.IO.Ports.Test (2' 00'')" calcext:value-type="string">
            <text:p>&gt; MKY.IO.Ports.Test (2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55]" office:value-type="string" office:string-value="&gt; MKY.IO.Serial.SerialPort.Test (0' 00'')" calcext:value-type="string">
            <text:p>&gt; MKY.IO.Serial.SerialPor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56]" office:value-type="string" office:string-value="&gt; MKY.IO.Serial.Socket.Test (4' 40'')" calcext:value-type="string">
            <text:p>&gt; MKY.IO.Serial.Socket.Test (4' 4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57]" office:value-type="string" office:string-value="&gt; MKY.IO.Serial.Usb.Test (0' 15'')" calcext:value-type="string">
            <text:p>&gt; MKY.IO.Serial.Usb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58]" office:value-type="string" office:string-value="&gt; MKY.IO.Usb.Test (0' 30'' but see issue below)" calcext:value-type="string">
            <text:p>&gt; MKY.IO.Usb.Test (0' 3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59]" office:value-type="string" office:string-value="&gt; MKY.Net.Test (0' 00'')" calcext:value-type="string">
            <text:p>&gt; MKY.Ne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60]" office:value-type="string" office:string-value="&gt; NUnit (0' 00'')" calcext:value-type="string">
            <text:p>&gt; NUni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61]" office:value-type="string" office:string-value="&gt; YAT.Application.Test (0' 60'' including interaction)" calcext:value-type="string">
            <text:p>&gt; YAT.Application.Test (0' 60'' including interaction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62]" office:value-type="string" office:string-value="&gt; YAT.Domain.Test" calcext:value-type="string">
            <text:p>&gt; YAT.Domain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63]" office:value-type="string" office:string-value="    &gt; BinaryTerminal (0' 00'')" calcext:value-type="string">
            <text:p><text:s text:c="4"/>&gt; BinaryTerminal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64]" office:value-type="string" office:string-value="    &gt; Parser (0' 02'')" calcext:value-type="string">
            <text:p><text:s text:c="4"/>&gt; Parser (0' 02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65]" office:value-type="string" office:string-value="    &gt; Terminal (1h 20' !! where SendTest takes 1h 20')" calcext:value-type="string">
            <text:p><text:s text:c="4"/>&gt; Terminal (1h 20' !! where SendTest takes 1h 20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66]" office:value-type="string" office:string-value="    &gt; TextTerminal (18' 00'')" calcext:value-type="string">
            <text:p><text:s text:c="4"/>&gt; TextTerminal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67]" office:value-type="string" office:string-value="&gt; YAT.Model.Test" calcext:value-type="string">
            <text:p>&gt; YAT.Model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68]" office:value-type="string" office:string-value="    &gt; Clear (0' 05'')" calcext:value-type="string">
            <text:p><text:s text:c="4"/>&gt; Clear (0' 0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69]" office:value-type="string" office:string-value="    &gt; Command (0' 00'')" calcext:value-type="string">
            <text:p><text:s text:c="4"/>&gt; Command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70]" office:value-type="string" office:string-value="    &gt; Connection (1' 45'')" calcext:value-type="string">
            <text:p><text:s text:c="4"/>&gt; Connection (1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71]" office:value-type="string" office:string-value="    &gt; FileHandling (0' 20'')" calcext:value-type="string">
            <text:p><text:s text:c="4"/>&gt; FileHandling (0' 2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72]" office:value-type="string" office:string-value="    &gt; Launch (0' 03'')" calcext:value-type="string">
            <text:p><text:s text:c="4"/>&gt; Launch (0' 03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73]" office:value-type="string" office:string-value="    &gt; LineExceeded (0' 04'')" calcext:value-type="string">
            <text:p><text:s text:c="4"/>&gt; LineExceeded (0' 04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74]" office:value-type="string" office:string-value="    &gt; Stress (0' 00'' but see issue below)" calcext:value-type="string">
            <text:p><text:s text:c="4"/>&gt; Stress (0' 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75]" office:value-type="string" office:string-value="    &gt; Transmission (18' 00'')" calcext:value-type="string">
            <text:p><text:s text:c="4"/>&gt; Transmission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76]" office:value-type="string" office:string-value="        &gt; MTSicsDevice (5' 30'')" calcext:value-type="string">
            <text:p><text:s text:c="8"/>&gt; MTSicsDevice 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77]" office:value-type="string" office:string-value="        &gt; OneWay          (5' 30'')" calcext:value-type="string">
            <text:p><text:s text:c="8"/>&gt; OneWay <text:s text:c="9"/>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78]" office:value-type="string" office:string-value="        &gt; Repeating        (6' 30'')" calcext:value-type="string">
            <text:p><text:s text:c="8"/>&gt; Repeating <text:s text:c="7"/>(6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79]" office:value-type="string" office:string-value="        &gt; TwoWay          (0' 30'')" calcext:value-type="string">
            <text:p><text:s text:c="8"/>&gt; TwoWay <text:s text:c="9"/>(0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80]" office:value-type="string" office:string-value="&gt; YAT.Settings.Test (0' 15'')" calcext:value-type="string">
            <text:p>&gt; YAT.Settings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81]" office:value-type="string" office:string-value="&gt; YAT.Test (0' 00'' (test config generator only, no real tests))" calcext:value-type="string">
            <text:p>&gt; YAT.Test (0' 00'' (test config generator only, no real tests)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82]" office:value-type="string" office:string-value="&gt; YAT.View.Test (0' 45'')" calcext:value-type="string">
            <text:p>&gt; YAT.View.Test (0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02"/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84]" office:value-type="string" office:string-value="Known issues:" calcext:value-type="string">
            <text:p>Known issue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85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86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995"/>
        </table:table-row>
        <table:table-row table:style-name="ro1">
          <table:table-cell table:style-name="ce202"/>
          <table:table-cell table:style-name="ce208" table:number-columns-repeated="2"/>
          <table:table-cell table:style-name="ce215"/>
          <table:table-cell table:style-name="ce202" table:formula="of:=['4. Final Testing'.E88]" office:value-type="string" office:string-value="In case a test fails, simply try again." calcext:value-type="string">
            <text:p>In case a test fails, simply try again.</text:p>
          </table:table-cell>
          <table:table-cell table:style-name="ce202"/>
          <table:table-cell table:style-name="ce247"/>
          <table:table-cell table:style-name="ce264"/>
          <table:table-cell table:style-name="ce247"/>
          <table:table-cell table:style-name="ce264"/>
          <table:table-cell table:style-name="ce202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995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Note: Run takes around <text:span text:style-name="T4">two hours</text:span>, but expect some time for instabilities and fix of minor issues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995"/>
        </table:table-row>
        <table:table-row table:style-name="ro1">
          <table:table-cell table:style-name="ce123"/>
          <table:table-cell table:style-name="ce212" table:formula="of:=CONCATENATE([.A$3]; &quot;.&quot;; COUNTA([.B$5:.B92]); &quot;.&quot;)" office:value-type="string" office:string-value="1.4." calcext:value-type="string">
            <text:p>1.4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Perform manual tests</text:p>
          </table:table-cell>
          <table:table-cell table:style-name="ce228"/>
          <table:table-cell table:style-name="ce256" office:value-type="time" office:time-value="PT20H00M00S" calcext:value-type="time">
            <text:p>20:00</text:p>
          </table:table-cell>
          <table:table-cell table:style-name="ce271"/>
          <table:table-cell table:style-name="ce274" table:formula="of:=MAX([.I$1:.I89])+[.G92]" office:value-type="time" office:time-value="PT26H00M00S" calcext:value-type="time">
            <text:p>26:00:00</text:p>
          </table:table-cell>
          <table:table-cell table:style-name="ce271"/>
          <table:table-cell table:style-name="ce123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13" table:formula="of:=CONCATENATE([.B$92]; COUNTA([.C$93:.C93]); &quot;.&quot;)" office:value-type="string" office:string-value="1.4.1." calcext:value-type="string">
            <text:p>1.4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/>
          <table:table-cell office:value-type="string" calcext:value-type="string">
            <text:p>Duration doesn't include time for major fixes.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995"/>
        </table:table-row>
        <table:table-row table:style-name="ro1">
          <table:table-cell table:number-columns-repeated="2"/>
          <table:table-cell table:style-name="ce213" table:formula="of:=CONCATENATE([.B$92]; COUNTA([.C$93:.C95]); &quot;.&quot;)" office:value-type="string" office:string-value="1.4.2." calcext:value-type="string">
            <text:p>1.4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4">using 'Release' configuration but still 'Start Debugging [F5]' to handle issues</text:span><text:span text:style-name="T3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995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pan text:style-name="T7">Scopes that haven't changed at all</text:span> since last release may be skipped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995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List of test sections, for manual ticking: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MKY.IO.Serial.SerialPort (1h 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MKY.IO.Serial.Socket (4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<text:s text:c="4"/>&gt; TCP/IP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<text:s text:c="4"/>&gt; UDP/IP (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MKY.IO.Serial.Usb (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YAT.Domain.Terminal (2h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YAT.Model.Main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YAT.Model.Terminal (2h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YAT.View (to be redone =&gt; N/A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YAT.View.Forms.Main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YAT.View.Forms.Terminal (1h 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YAT.View.Forms.Settings (4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YAT.Log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YAT.Info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<text:s text:c="2"/>(Installation not yet, will be done in 5.)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Note: Performing takes around <text:span text:style-name="T4">ten hours</text:span>, but expect some time for instabilities and fix of minor issues</text:p>
          </table:table-cell>
          <table:table-cell table:number-columns-repeated="994"/>
        </table:table-row>
        <table:table-row table:style-name="ro1" table:number-rows-repeated="65457">
          <table:table-cell table:number-columns-repeated="999"/>
        </table:table-row>
        <table:table-row table:style-name="ro1">
          <table:table-cell table:number-columns-repeated="999"/>
        </table:table-row>
      </table:table>
      <table:table table:name="2. Documentation" table:style-name="ta1" table:print="false">
        <table:table-column table:style-name="co19" table:default-cell-style-name="Default"/>
        <table:table-column table:style-name="co20" table:default-cell-style-name="ce213"/>
        <table:table-column table:style-name="co21" table:default-cell-style-name="Default"/>
        <table:table-column table:style-name="co22" table:default-cell-style-name="ce141"/>
        <table:table-column table:style-name="co23" table:default-cell-style-name="Default"/>
        <table:table-column table:style-name="co24" table:default-cell-style-name="Default"/>
        <table:table-column table:style-name="co25" table:default-cell-style-name="ce248"/>
        <table:table-column table:style-name="co25" table:default-cell-style-name="ce270"/>
        <table:table-column table:style-name="co25" table:default-cell-style-name="ce248"/>
        <table:table-column table:style-name="co25" table:default-cell-style-name="ce270"/>
        <table:table-column table:style-name="co18" table:number-columns-repeated="1012" table:default-cell-style-name="Default"/>
        <table:table-row table:style-name="ro1">
          <table:table-cell table:style-name="ce201"/>
          <table:table-cell table:style-name="ce207" table:number-columns-repeated="4"/>
          <table:table-cell table:style-name="ce240" office:value-type="string" calcext:value-type="string">
            <text:p>Duration</text:p>
          </table:table-cell>
          <table:table-cell table:style-name="ce249" office:value-type="string" calcext:value-type="string">
            <text:p>Step</text:p>
          </table:table-cell>
          <table:table-cell table:style-name="ce267"/>
          <table:table-cell table:style-name="ce249" office:value-type="string" calcext:value-type="string">
            <text:p>Total</text:p>
          </table:table-cell>
          <table:table-cell table:style-name="ce267"/>
          <table:table-cell table:style-name="ce207" table:number-columns-repeated="54"/>
          <table:table-cell table:number-columns-repeated="958"/>
        </table:table-row>
        <table:table-row table:style-name="ro1">
          <table:table-cell table:style-name="ce203"/>
          <table:table-cell table:style-name="ce209" table:number-columns-repeated="4"/>
          <table:table-cell table:style-name="ce242"/>
          <table:table-cell table:style-name="ce254"/>
          <table:table-cell table:style-name="ce268"/>
          <table:table-cell table:style-name="ce254"/>
          <table:table-cell table:style-name="ce268"/>
          <table:table-cell table:style-name="ce209" table:number-columns-repeated="54"/>
          <table:table-cell table:number-columns-repeated="958"/>
        </table:table-row>
        <table:table-row table:style-name="ro2">
          <table:table-cell table:style-name="ce204" office:value-type="float" office:value="2" calcext:value-type="float">
            <text:p>2.</text:p>
          </table:table-cell>
          <table:table-cell table:style-name="ce211"/>
          <table:table-cell table:style-name="ce219"/>
          <table:table-cell table:style-name="ce229"/>
          <table:table-cell table:style-name="ce211" office:value-type="string" calcext:value-type="string">
            <text:p>Documentation</text:p>
          </table:table-cell>
          <table:table-cell table:style-name="ce219"/>
          <table:table-cell table:style-name="ce255" office:value-type="time" office:time-value="PT00H00M00S" calcext:value-type="time">
            <text:p>00:00</text:p>
          </table:table-cell>
          <table:table-cell table:style-name="ce269" table:formula="of:=[.G3]+SUM([.G4:.G65465])" office:value-type="time" office:time-value="PT00H10M00S" calcext:value-type="time">
            <text:p>00:10</text:p>
          </table:table-cell>
          <table:table-cell table:style-name="ce255" table:formula="of:=['1. Regression Testing'.$J$3]" office:value-type="time" office:time-value="PT26H00M00S" calcext:value-type="time">
            <text:p>26:00</text:p>
          </table:table-cell>
          <table:table-cell table:style-name="ce269" table:formula="of:=MAX([.I4:.I65473])" office:value-type="time" office:time-value="PT26H10M00S" calcext:value-type="time">
            <text:p>26:10</text:p>
          </table:table-cell>
          <table:table-cell table:style-name="ce276" table:number-columns-repeated="1012"/>
        </table:table-row>
        <table:table-row table:style-name="ro1">
          <table:table-cell table:style-name="ce205"/>
          <table:table-cell table:style-name="ce151"/>
          <table:table-cell table:number-columns-repeated="1020"/>
        </table:table-row>
        <table:table-row table:style-name="ro1">
          <table:table-cell table:style-name="ce277"/>
          <table:table-cell table:style-name="ce280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84"/>
          <table:table-cell table:style-name="ce286"/>
          <table:table-cell table:style-name="ce284" office:value-type="string" calcext:value-type="string">
            <text:p>Quick Reference</text:p>
          </table:table-cell>
          <table:table-cell table:style-name="ce284"/>
          <table:table-cell table:style-name="ce305" office:value-type="time" office:time-value="PT00H10M00S" calcext:value-type="time">
            <text:p>00:10</text:p>
          </table:table-cell>
          <table:table-cell table:style-name="ce307"/>
          <table:table-cell table:style-name="ce305" table:formula="of:=MAX([.I$1:.I4])+[.G5]" office:value-type="time" office:time-value="PT26H10M00S" calcext:value-type="time">
            <text:p>26:10</text:p>
          </table:table-cell>
          <table:table-cell table:style-name="ce307"/>
          <table:table-cell table:style-name="ce277" table:number-columns-repeated="1012"/>
        </table:table-row>
        <table:table-row table:style-name="ro1">
          <table:table-cell table:style-name="ce279"/>
          <table:table-cell table:style-name="ce282"/>
          <table:table-cell table:style-name="ce282" table:formula="of:=CONCATENATE([.B$5]; COUNTA([.C$6:.C6]); &quot;.&quot;)" office:value-type="string" office:string-value="2.1.1." calcext:value-type="string">
            <text:p>2.1.1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Update [YAT Quick Reference] if needed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2"/>
        </table:table-row>
        <table:table-row table:style-name="ro1" table:number-rows-repeated="6547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3. Preparation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ce213"/>
        <table:table-column table:style-name="co21" table:default-cell-style-name="Default"/>
        <table:table-column table:style-name="co22" table:default-cell-style-name="ce141"/>
        <table:table-column table:style-name="co23" table:default-cell-style-name="Default"/>
        <table:table-column table:style-name="co24" table:default-cell-style-name="Default"/>
        <table:table-column table:style-name="co25" table:default-cell-style-name="ce248"/>
        <table:table-column table:style-name="co25" table:default-cell-style-name="ce270"/>
        <table:table-column table:style-name="co25" table:default-cell-style-name="ce248"/>
        <table:table-column table:style-name="co25" table:default-cell-style-name="ce270"/>
        <table:table-column table:style-name="co18" table:number-columns-repeated="1012" table:default-cell-style-name="Default"/>
        <table:table-row table:style-name="ro1">
          <table:table-cell table:style-name="ce201"/>
          <table:table-cell table:style-name="ce207" table:number-columns-repeated="4"/>
          <table:table-cell table:style-name="ce240" office:value-type="string" calcext:value-type="string">
            <text:p>Duration</text:p>
          </table:table-cell>
          <table:table-cell table:style-name="ce249" office:value-type="string" calcext:value-type="string">
            <text:p>Step</text:p>
          </table:table-cell>
          <table:table-cell table:style-name="ce267"/>
          <table:table-cell table:style-name="ce249" office:value-type="string" calcext:value-type="string">
            <text:p>Total</text:p>
          </table:table-cell>
          <table:table-cell table:style-name="ce267"/>
          <table:table-cell table:style-name="ce207" table:number-columns-repeated="54"/>
          <table:table-cell table:number-columns-repeated="958"/>
        </table:table-row>
        <table:table-row table:style-name="ro1">
          <table:table-cell table:style-name="ce203"/>
          <table:table-cell table:style-name="ce209" table:number-columns-repeated="4"/>
          <table:table-cell table:style-name="ce242"/>
          <table:table-cell table:style-name="ce254"/>
          <table:table-cell table:style-name="ce268"/>
          <table:table-cell table:style-name="ce254"/>
          <table:table-cell table:style-name="ce268"/>
          <table:table-cell table:style-name="ce209" table:number-columns-repeated="54"/>
          <table:table-cell table:number-columns-repeated="958"/>
        </table:table-row>
        <table:table-row table:style-name="ro2">
          <table:table-cell table:style-name="ce204" office:value-type="float" office:value="3" calcext:value-type="float">
            <text:p>3.</text:p>
          </table:table-cell>
          <table:table-cell table:style-name="ce211"/>
          <table:table-cell table:style-name="ce219"/>
          <table:table-cell table:style-name="ce229"/>
          <table:table-cell table:style-name="ce211" office:value-type="string" calcext:value-type="string">
            <text:p>Preparation</text:p>
          </table:table-cell>
          <table:table-cell table:style-name="ce219"/>
          <table:table-cell table:style-name="ce255" office:value-type="time" office:time-value="PT00H00M00S" calcext:value-type="time">
            <text:p>00:00</text:p>
          </table:table-cell>
          <table:table-cell table:style-name="ce269" table:formula="of:=[.G3]+SUM([.G4:.G65576])" office:value-type="time" office:time-value="PT01H55M00S" calcext:value-type="time">
            <text:p>01:55</text:p>
          </table:table-cell>
          <table:table-cell table:style-name="ce255" table:formula="of:=['2. Documentation'.$J$3]" office:value-type="time" office:time-value="PT26H10M00S" calcext:value-type="time">
            <text:p>26:10</text:p>
          </table:table-cell>
          <table:table-cell table:style-name="ce269" table:formula="of:=MAX([.I4:.I65584])" office:value-type="time" office:time-value="PT28H05M00S" calcext:value-type="time">
            <text:p>28:05</text:p>
          </table:table-cell>
          <table:table-cell table:style-name="ce276" table:number-columns-repeated="1012"/>
        </table:table-row>
        <table:table-row table:style-name="ro1">
          <table:table-cell table:style-name="ce205"/>
          <table:table-cell table:style-name="ce151"/>
          <table:table-cell table:number-columns-repeated="1020"/>
        </table:table-row>
        <table:table-row table:style-name="ro1">
          <table:table-cell table:style-name="ce277"/>
          <table:table-cell table:style-name="ce280" table:formula="of:=CONCATENATE([.A$3]; &quot;.&quot;; COUNTA([.B5]); &quot;.&quot;)" office:value-type="string" office:string-value="3.1." calcext:value-type="string">
            <text:p>3.1.</text:p>
          </table:table-cell>
          <table:table-cell table:style-name="ce284"/>
          <table:table-cell table:style-name="ce286"/>
          <table:table-cell table:style-name="ce284" office:value-type="string" calcext:value-type="string">
            <text:p>Set versions</text:p>
          </table:table-cell>
          <table:table-cell table:style-name="ce284"/>
          <table:table-cell table:style-name="ce305" office:value-type="time" office:time-value="PT00H30M00S" calcext:value-type="time">
            <text:p>00:30</text:p>
          </table:table-cell>
          <table:table-cell table:style-name="ce307"/>
          <table:table-cell table:style-name="ce305" table:formula="of:=MAX([.I$1:.I4])+[.G5]" office:value-type="time" office:time-value="PT26H40M00S" calcext:value-type="time">
            <text:p>26:40</text:p>
          </table:table-cell>
          <table:table-cell table:style-name="ce307"/>
          <table:table-cell table:style-name="ce277" table:number-columns-repeated="1012"/>
        </table:table-row>
        <table:table-row table:style-name="ro1">
          <table:table-cell table:style-name="ce279"/>
          <table:table-cell table:style-name="ce282"/>
          <table:table-cell table:style-name="ce282" table:formula="of:=CONCATENATE([.B$5]; COUNTA([.C$6:.C6]); &quot;.&quot;)" office:value-type="string" office:string-value="3.1.1." calcext:value-type="string">
            <text:p>3.1.1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Ensure that product version in ALAZ.Version is different than at last release.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2"/>
        </table:table-row>
        <table:table-row table:style-name="ro3">
          <table:table-cell table:style-name="ce279"/>
          <table:table-cell table:style-name="ce282" table:number-columns-repeated="2"/>
          <table:table-cell table:style-name="ce296"/>
          <table:table-cell table:style-name="ce310" office:value-type="string" calcext:value-type="string">
            <text:p>&gt; Versions must differ to ensure proper installation/update!</text:p>
            <text:p><text:span text:style-name="T7">&gt; Additional increment makes sense…</text:span></text:p>
            <text:p><text:span text:style-name="T7">    …if source code gets used by other software.</text:span></text:p>
            <text:p><text:span text:style-name="T7">    …if preliminary test version got distributed.</text:span>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2"/>
        </table:table-row>
        <table:table-row table:style-name="ro1">
          <table:table-cell table:style-name="ce279"/>
          <table:table-cell table:style-name="ce282"/>
          <table:table-cell table:style-name="ce282" table:formula="of:=CONCATENATE([.B$5]; COUNTA([.C$6:.C8]); &quot;.&quot;)" office:value-type="string" office:string-value="3.1.2." calcext:value-type="string">
            <text:p>3.1.2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Ensure that product version in MKY.Version is different than at last release.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2"/>
        </table:table-row>
        <table:table-row table:style-name="ro1">
          <table:table-cell table:style-name="ce279"/>
          <table:table-cell table:style-name="ce282" table:number-columns-repeated="2"/>
          <table:table-cell table:style-name="ce296"/>
          <table:table-cell table:style-name="ce279" office:value-type="string" calcext:value-type="string">
            <text:p>&gt; Same reason as above.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2"/>
        </table:table-row>
        <table:table-row table:style-name="ro1">
          <table:table-cell table:style-name="ce279"/>
          <table:table-cell table:style-name="ce282"/>
          <table:table-cell table:style-name="ce282" table:formula="of:=CONCATENATE([.B$5]; COUNTA([.C$6:.C10]); &quot;.&quot;)" office:value-type="string" office:string-value="3.1.3." calcext:value-type="string">
            <text:p>3.1.3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Ensure that product version in netrtfwriter\RtfWriter\Properties\AssemblyInfo.cs is different than at last release.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2"/>
        </table:table-row>
        <table:table-row table:style-name="ro1">
          <table:table-cell table:style-name="ce279"/>
          <table:table-cell table:style-name="ce282" table:number-columns-repeated="2"/>
          <table:table-cell table:style-name="ce296"/>
          <table:table-cell table:style-name="ce279" office:value-type="string" calcext:value-type="string">
            <text:p>&gt; Same reason as above.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2"/>
        </table:table-row>
        <table:table-row table:style-name="ro1">
          <table:table-cell table:style-name="ce279"/>
          <table:table-cell table:style-name="ce282"/>
          <table:table-cell table:style-name="ce282" table:formula="of:=CONCATENATE([.B$5]; COUNTA([.C$6:.C12]); &quot;.&quot;)" office:value-type="string" office:string-value="3.1.4." calcext:value-type="string">
            <text:p>3.1.4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Ensure that product version in NunitEx.Version is different than at last release.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2"/>
        </table:table-row>
        <table:table-row table:style-name="ro1">
          <table:table-cell table:style-name="ce279"/>
          <table:table-cell table:style-name="ce282" table:number-columns-repeated="2"/>
          <table:table-cell table:style-name="ce296"/>
          <table:table-cell table:style-name="ce310" office:value-type="string" calcext:value-type="string">
            <text:p>&gt; Additional increment makes little sense as NUnit is not distributed.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2"/>
        </table:table-row>
        <table:table-row table:style-name="ro1">
          <table:table-cell table:style-name="ce279"/>
          <table:table-cell table:style-name="ce282" table:number-columns-repeated="2"/>
          <table:table-cell table:style-name="ce296"/>
          <table:table-cell table:style-name="ce279" office:value-type="string" calcext:value-type="string">
            <text:p><text:s/>( Note that OxyPlot is based on assemblies and thus doesn't need to be modified. )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2"/>
        </table:table-row>
        <table:table-row table:style-name="ro1">
          <table:table-cell table:style-name="ce279"/>
          <table:table-cell table:style-name="ce282"/>
          <table:table-cell table:style-name="ce282" table:formula="of:=CONCATENATE([.B$5]; COUNTA([.C$6:.C15]); &quot;.&quot;)" office:value-type="string" office:string-value="3.1.5." calcext:value-type="string">
            <text:p>3.1.5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Ensure that product version in YAT.Version is different than at last release.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2"/>
        </table:table-row>
        <table:table-row table:style-name="ro1">
          <table:table-cell table:style-name="ce279"/>
          <table:table-cell table:style-name="ce282" table:number-columns-repeated="2"/>
          <table:table-cell table:style-name="ce296"/>
          <table:table-cell table:style-name="ce279" office:value-type="string" calcext:value-type="string">
            <text:p>&gt; Same reason as above.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2"/>
        </table:table-row>
        <table:table-row table:style-name="ro1">
          <table:table-cell table:style-name="ce279"/>
          <table:table-cell table:style-name="ce282"/>
          <table:table-cell table:style-name="ce282" table:formula="of:=CONCATENATE([.B$5]; COUNTA([.C$6:.C17]); &quot;.&quot;)" office:value-type="string" office:string-value="3.1.6." calcext:value-type="string">
            <text:p>3.1.6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Set product version in MKY file headers <text:span text:style-name="T4">*.* throughout "\Trunk\MKY"</text:span><text:span text:style-name="T3"> (385 occurrences, incl. 4 of port workaround analysis).</text:span>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2"/>
        </table:table-row>
        <table:table-row table:style-name="ro1">
          <table:table-cell table:style-name="ce279"/>
          <table:table-cell table:style-name="ce282" table:number-columns-repeated="2"/>
          <table:table-cell table:style-name="ce296"/>
          <table:table-cell table:style-name="ce279" office:value-type="string" calcext:value-type="string">
            <text:p><text:span text:style-name="T7">&gt; Also remove 'Development', if apparent, e.g. '</text:span><text:span text:style-name="T8">// MKY Version 1.0.30</text:span><text:span text:style-name="T9">'.</text:span>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2"/>
        </table:table-row>
        <table:table-row table:style-name="ro1">
          <table:table-cell table:style-name="ce279"/>
          <table:table-cell table:style-name="ce282"/>
          <table:table-cell table:style-name="ce282" table:formula="of:=CONCATENATE([.B$5]; COUNTA([.C$6:.C19]); &quot;.&quot;)" office:value-type="string" office:string-value="3.1.7." calcext:value-type="string">
            <text:p>3.1.7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Set product version in NUnitEx file headers <text:span text:style-name="T4">*.* throughout "\Trunk\NUnitEx"</text:span><text:span text:style-name="T3"> (11 occurrences).</text:span>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2"/>
        </table:table-row>
        <table:table-row table:style-name="ro1">
          <table:table-cell table:style-name="ce279"/>
          <table:table-cell table:style-name="ce282" table:number-columns-repeated="2"/>
          <table:table-cell table:style-name="ce296"/>
          <table:table-cell table:style-name="ce279" office:value-type="string" calcext:value-type="string">
            <text:p><text:span text:style-name="T7">&gt; Also remove 'Development', if apparent, e.g. '</text:span><text:span text:style-name="T8">// NUnitEx Version 1.0.23</text:span><text:span text:style-name="T9">'.</text:span>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2"/>
        </table:table-row>
        <table:table-row table:style-name="ro1">
          <table:table-cell table:style-name="ce279"/>
          <table:table-cell table:style-name="ce282"/>
          <table:table-cell table:style-name="ce282" table:formula="of:=CONCATENATE([.B$5]; COUNTA([.C$6:.C21]); &quot;.&quot;)" office:value-type="string" office:string-value="3.1.8." calcext:value-type="string">
            <text:p>3.1.8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Set product version in YAT file headers <text:span text:style-name="T4">*.* throughout "\Trunk\YAT"</text:span> (310 occurrences).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<text:span text:style-name="T7">&gt; Also remove 'Development', if apparent, e.g. '</text:span><text:span text:style-name="T8">// YAT Version 2.4.1</text:span><text:span text:style-name="T9">'.</text:span></text:p>
          </table:table-cell>
          <table:table-cell table:number-columns-repeated="1017"/>
        </table:table-row>
        <table:table-row table:style-name="ro1">
          <table:table-cell table:style-name="ce279"/>
          <table:table-cell table:style-name="ce282"/>
          <table:table-cell table:style-name="ce282" table:formula="of:=CONCATENATE([.B$5]; COUNTA([.C$6:.C23]); &quot;.&quot;)" office:value-type="string" office:string-value="3.1.9." calcext:value-type="string">
            <text:p>3.1.9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Set product version in all other file headers (*.cs throughout \Trunk).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2"/>
        </table:table-row>
        <table:table-row table:style-name="ro3">
          <table:table-cell table:number-columns-repeated="4"/>
          <table:table-cell office:value-type="string" calcext:value-type="string">
            <text:p>&gt; Search for all previous versions, e.g. '2.4.0' and '2.4.1' and replace them as required:</text:p>
            <text:p><text:span text:style-name="T7">    &gt; Includes file header of Template.cs</text:span></text:p>
            <text:p><text:span text:style-name="T10">     ( FileVersionsTest.cs is OK. )</text:span></text:p>
            <text:p><text:span text:style-name="T7">     ( SettingsFilesProvider.cs is OK. )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82" table:formula="of:=CONCATENATE([.B$5]; COUNTA([.C$6:.C25]); &quot;.&quot;)" office:value-type="string" office:string-value="3.1.10." calcext:value-type="string">
            <text:p>3.1.10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<text:span text:style-name="T10">Set </text:span><text:span text:style-name="T11">ProductBuildDesignation</text:span><text:span text:style-name="T10"> in "YAT.ApplicationBase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82" table:formula="of:=CONCATENATE([.B$5]; COUNTA([.C$6:.C26]); &quot;.&quot;)" office:value-type="string" office:string-value="3.1.11." calcext:value-type="string">
            <text:p>3.1.11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<text:span text:style-name="T10">Set </text:span><text:span text:style-name="T11">ProductVersionStabilityIndication</text:span><text:span text:style-name="T10"> in "YAT.ApplicationBase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5]; COUNTA([.C$6:.C27]); &quot;.&quot;)" office:value-type="string" office:string-value="3.1.12." calcext:value-type="string">
            <text:p>3.1.1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5]; COUNTA([.C$6:.C28]); &quot;.&quot;)" office:value-type="string" office:string-value="3.1.13." calcext:value-type="string">
            <text:p>3.1.1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Check the SVN property status of each file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23"/>
          <table:table-cell table:style-name="ce212" table:formula="of:=CONCATENATE([.A$3]; &quot;.&quot;; COUNTA([.B$5:.B31]); &quot;.&quot;)" office:value-type="string" office:string-value="3.2." calcext:value-type="string">
            <text:p>3.2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Set installation version</text:p>
          </table:table-cell>
          <table:table-cell table:style-name="ce228"/>
          <table:table-cell table:style-name="ce256" office:value-type="time" office:time-value="PT00H05M00S" calcext:value-type="time">
            <text:p>00:05</text:p>
          </table:table-cell>
          <table:table-cell table:style-name="ce271"/>
          <table:table-cell table:style-name="ce256" table:formula="of:=MAX([.I$1:.I30])+[.G31]" office:value-type="time" office:time-value="PT26H45M00S" calcext:value-type="time">
            <text:p>26:45</text:p>
          </table:table-cell>
          <table:table-cell table:style-name="ce275"/>
          <table:table-cell table:style-name="ce123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13" table:formula="of:=CONCATENATE([.B$31]; COUNTA([.C$32:.C32]); &quot;.&quot;)" office:value-type="string" office:string-value="3.2.1." calcext:value-type="string">
            <text:p>3.2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31]; COUNTA([.C$32:.C33]); &quot;.&quot;)" office:value-type="string" office:string-value="3.2.2." calcext:value-type="string">
            <text:p>3.2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31]; COUNTA([.C$32:.C34]); &quot;.&quot;)" office:value-type="string" office:string-value="3.2.3." calcext:value-type="string">
            <text:p>3.2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31]; COUNTA([.C$32:.C35]); &quot;.&quot;)" office:value-type="string" office:string-value="3.2.4." calcext:value-type="string">
            <text:p>3.2.4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31]; COUNTA([.C$32:.C36]); &quot;.&quot;)" office:value-type="string" office:string-value="3.2.5." calcext:value-type="string">
            <text:p>3.2.5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212" table:formula="of:=CONCATENATE([.A$3]; &quot;.&quot;; COUNTA([.B$5:.B38]); &quot;.&quot;)" office:value-type="string" office:string-value="3.3." calcext:value-type="string">
            <text:p>3.3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Update settings defaults and schema in "YAT\!-Settings\!-Current"</text:p>
          </table:table-cell>
          <table:table-cell table:style-name="ce228"/>
          <table:table-cell table:style-name="ce256" office:value-type="time" office:time-value="PT00H30M00S" calcext:value-type="time">
            <text:p>00:30</text:p>
          </table:table-cell>
          <table:table-cell table:style-name="ce271"/>
          <table:table-cell table:style-name="ce256" table:formula="of:=MAX([.I$1:.I37])+[.G38]" office:value-type="time" office:time-value="PT27H15M00S" calcext:value-type="time">
            <text:p>27:15</text:p>
          </table:table-cell>
          <table:table-cell table:style-name="ce275"/>
          <table:table-cell table:number-columns-repeated="1012"/>
        </table:table-row>
        <table:table-row table:style-name="ro1">
          <table:table-cell table:number-columns-repeated="2"/>
          <table:table-cell table:style-name="ce213" table:formula="of:=CONCATENATE([.B$38]; COUNTA([.C$39:.C39]); &quot;.&quot;)" office:value-type="string" office:string-value="3.3.1." calcext:value-type="string">
            <text:p>3.3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18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formula="of:=[$'4. Final Testing'.E43]" office:value-type="string" office:string-value="Note: 'YAT' and 'YATConsole' don't have dependencies to the test projects, thus those would not get built with 'YAT'." calcext:value-type="string">
            <text:p>Note: 'YAT' and 'YATConsole' don't have dependencies to the test projects, thus those would not get built with 'YAT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18"/>
        </table:table-row>
        <table:table-row table:style-name="ro1">
          <table:table-cell table:number-columns-repeated="2"/>
          <table:table-cell table:style-name="ce213" table:formula="of:=CONCATENATE([.B$38]; COUNTA([.C$39:.C43]); &quot;.&quot;)" office:value-type="string" office:string-value="3.3.2." calcext:value-type="string">
            <text:p>3.3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Build ‘Debug Test’ using ‘Build Solution’ / [F6]. (Explicitly building ‘YAT.Test’ would not build the .exe projects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"Visual Studio &gt; Tools &gt; NUnit" (Alt+N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4"/>&gt; YAT.Settings.Test.SettingsFilesArchiver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311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38]; COUNTA([.C$39:.C48]); &quot;.&quot;)" office:value-type="string" office:string-value="3.3.3." calcext:value-type="string">
            <text:p>3.3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<text:span text:style-name="T12">Quick-Diff "\!-Settings\!-Current\</text:span><text:span text:style-name="T13">*Default.xml</text:span><text:span text:style-name="T14">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38]; COUNTA([.C$39:.C49]); &quot;.&quot;)" office:value-type="string" office:string-value="3.3.4." calcext:value-type="string">
            <text:p>3.3.4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38]; COUNTA([.C$39:.C50]); &quot;.&quot;)" office:value-type="string" office:string-value="3.3.5." calcext:value-type="string">
            <text:p>3.3.5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38]; COUNTA([.C$39:.C51]); &quot;.&quot;)" office:value-type="string" office:string-value="3.3.6." calcext:value-type="string">
            <text:p>3.3.6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38]; COUNTA([.C$39:.C52]); &quot;.&quot;)" office:value-type="string" office:string-value="3.3.7." calcext:value-type="string">
            <text:p>3.3.7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Detail-Diff the fil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Restore the &lt;SettingsName&gt; tag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4"/>(Only applies to LU/RU that must use YAT vs. YATConsole, while the other settings use 'CommonName'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38]; COUNTA([.C$39:.C58]); &quot;.&quot;)" office:value-type="string" office:string-value="3.3.8." calcext:value-type="string">
            <text:p>3.3.8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Also diff and verify <text:span text:style-name="T4">*Schema.xsd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18"/>
        </table:table-row>
        <table:table-row table:style-name="ro1">
          <table:table-cell table:style-name="ce123"/>
          <table:table-cell table:style-name="ce212" table:formula="of:=CONCATENATE([.A$3]; &quot;.&quot;; COUNTA([.B$5:.B60]); &quot;.&quot;)" office:value-type="string" office:string-value="3.4." calcext:value-type="string">
            <text:p>3.4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Add new settings defaults and schema to settings archive</text:p>
          </table:table-cell>
          <table:table-cell table:style-name="ce228"/>
          <table:table-cell table:style-name="ce256" office:value-type="time" office:time-value="PT00H05M00S" calcext:value-type="time">
            <text:p>00:05</text:p>
          </table:table-cell>
          <table:table-cell table:style-name="ce271"/>
          <table:table-cell table:style-name="ce313" table:formula="of:=MAX([.I$1:.I59])+[.G60]" office:value-type="time" office:time-value="PT27H20M00S" calcext:value-type="time">
            <text:p>03:20:00</text:p>
          </table:table-cell>
          <table:table-cell table:style-name="ce275"/>
          <table:table-cell table:style-name="ce123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13" table:formula="of:=CONCATENATE([.B$60]; COUNTA([.C$61:.C61]); &quot;.&quot;)" office:value-type="string" office:string-value="3.4.1." calcext:value-type="string">
            <text:p>3.4.1.</text:p>
          </table:table-cell>
          <table:table-cell table:style-name="ce232" office:value-type="string" calcext:value-type="string">
            <text:p></text:p>
          </table:table-cell>
          <table:table-cell table:style-name="ce279" office:value-type="string" calcext:value-type="string">
            <text:p><text:span text:style-name="T7">Archive </text:span><text:span text:style-name="T13">*Default.xml</text:span><text:span text:style-name="T14"> </text:span>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60]; COUNTA([.C$61:.C62]); &quot;.&quot;)" office:value-type="string" office:string-value="3.4.2." calcext:value-type="string">
            <text:p>3.4.2.</text:p>
          </table:table-cell>
          <table:table-cell table:style-name="ce232" office:value-type="string" calcext:value-type="string">
            <text:p></text:p>
          </table:table-cell>
          <table:table-cell table:style-name="ce279" office:value-type="string" calcext:value-type="string">
            <text:p><text:span text:style-name="T7">Archive </text:span><text:span text:style-name="T13">*Schema.xsd</text:span> 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60]; COUNTA([.C$61:.C63]); &quot;.&quot;)" office:value-type="string" office:string-value="3.4.3." calcext:value-type="string">
            <text:p>3.4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23"/>
          <table:table-cell table:style-name="ce212" table:formula="of:=CONCATENATE([.A$3]; &quot;.&quot;; COUNTA([.B$5:.B65]); &quot;.&quot;)" office:value-type="string" office:string-value="3.5." calcext:value-type="string">
            <text:p>3.5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Upgrade settings in settings archive "YAT\!-Settings\!-Current"</text:p>
          </table:table-cell>
          <table:table-cell table:style-name="ce228"/>
          <table:table-cell table:style-name="ce256" office:value-type="time" office:time-value="PT00H30M00S" calcext:value-type="time">
            <text:p>00:30</text:p>
          </table:table-cell>
          <table:table-cell table:style-name="ce271"/>
          <table:table-cell table:style-name="ce313" table:formula="of:=MAX([.I$1:.I64])+[.G65]" office:value-type="time" office:time-value="PT27H50M00S" calcext:value-type="time">
            <text:p>03:50:00</text:p>
          </table:table-cell>
          <table:table-cell table:style-name="ce275"/>
          <table:table-cell table:style-name="ce123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13" table:formula="of:=CONCATENATE([.B$65]; COUNTA([.C$66:.C66]); &quot;.&quot;)" office:value-type="string" office:string-value="3.5.1." calcext:value-type="string">
            <text:p>3.5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Delete all ‘YAT Local Settings’ folders in "C:\Users\&lt;User&gt;\AppData\Local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3"/>(ensure that window size is defaulted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3"/>(and cleans up intermediate development/preliminary/beta version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Delete all ‘YAT Roaming Settings’ folders in "C:\Users\&lt;User&gt;\AppData\Roaming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3"/>(just to ensure clean state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3"/>(should be so anyway, diff will tell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In case of any diff, revert/commit as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Connect all test devic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3"/>(needed with some of the file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65]; COUNTA([.C$66:.C78]); &quot;.&quot;)" office:value-type="string" office:string-value="3.5.2." calcext:value-type="string">
            <text:p>3.5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65]; COUNTA([.C$66:.C79]); &quot;.&quot;)" office:value-type="string" office:string-value="3.5.3." calcext:value-type="string">
            <text:p>3.5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65]; COUNTA([.C$66:.C80]); &quot;.&quot;)" office:value-type="string" office:string-value="3.5.4." calcext:value-type="string">
            <text:p>3.5.4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Run YAT <text:span text:style-name="T4">not moving or resizing window</text:span><text:span text:style-name="T3">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pan text:style-name="T7">&gt; [Ctrl+O] to o</text:span>pen each old .yat or .yaw settings file in "YAT\!-Settings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4"/>&gt; For .yat, explicitly save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8"/>&gt; File &gt; Save [Ctrl+S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4"/>&gt; For .yaw, explicitly save all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8"/>&gt; File &gt; Save All Terminals [Ctrl+Shift+A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312" office:value-type="string" calcext:value-type="string">
            <text:p><text:s text:c="10"/>(Note: "Terminal saved" may not be visible due to too long I/O status text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312" office:value-type="string" calcext:value-type="string">
            <text:p><text:s text:c="10"/>(Note on ‘09’ / ‘10’: No issue that some of the 6 terminals are not fully drawn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Close file(s)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4"/>&gt; For .yat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8"/>&gt; File &gt; Close [Ctrl+F4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312" office:value-type="string" calcext:value-type="string">
            <text:p><text:s text:c="10"/>(Note: Not 'Knigge' to display this standard shortcut in menu, therefore not there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4"/>&gt; For .yaw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8"/>&gt; File &gt; Workspace &gt; Close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65]; COUNTA([.C$66:.C96]); &quot;.&quot;)" office:value-type="string" office:string-value="3.5.5." calcext:value-type="string">
            <text:p>3.5.5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312" office:value-type="string" calcext:value-type="string">
            <text:p><text:s text:c="5"/>(Note: For workspaces with more than 2 terminals, the second terminal will hav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312" office:value-type="string" calcext:value-type="string">
            <text:p><text:span text:style-name="T15">               Location = </text:span><text:span text:style-name="T16">&lt;</text:span><text:span text:style-name="T17">X</text:span><text:span text:style-name="T18">&gt;</text:span><text:span text:style-name="T19">390</text:span><text:span text:style-name="T18">&lt;/</text:span><text:span text:style-name="T17">X</text:span><text:span text:style-name="T18">&gt;</text:span> in .yaw and .yat. The root cause is unknown. Considered acceptable.)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23"/>
          <table:table-cell table:style-name="ce212" table:formula="of:=CONCATENATE([.A$3]; &quot;.&quot;; COUNTA([.B$5:.B100]); &quot;.&quot;)" office:value-type="string" office:string-value="3.6." calcext:value-type="string">
            <text:p>3.6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Add new settings to settings archive</text:p>
          </table:table-cell>
          <table:table-cell table:style-name="ce228"/>
          <table:table-cell table:style-name="ce256" office:value-type="time" office:time-value="PT00H10M00S" calcext:value-type="time">
            <text:p>00:10</text:p>
          </table:table-cell>
          <table:table-cell table:style-name="ce271"/>
          <table:table-cell table:style-name="ce313" table:formula="of:=MAX([.I$1:.I98])+[.G100]" office:value-type="time" office:time-value="PT28H00M00S" calcext:value-type="time">
            <text:p>04:00:00</text:p>
          </table:table-cell>
          <table:table-cell table:style-name="ce275"/>
          <table:table-cell table:style-name="ce123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13" table:formula="of:=CONCATENATE([.B$100]; COUNTA([.C$101:.C101]); &quot;.&quot;)" office:value-type="string" office:string-value="3.6.1." calcext:value-type="string">
            <text:p>3.6.1.</text:p>
          </table:table-cell>
          <table:table-cell table:style-name="ce232" office:value-type="string" calcext:value-type="string">
            <text:p></text:p>
          </table:table-cell>
          <table:table-cell table:style-name="ce279" office:value-type="string" calcext:value-type="string">
            <text:p>Archive the upgraded files in "YAT\!-Settings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100]; COUNTA([.C$101:.C102]); &quot;.&quot;)" office:value-type="string" office:string-value="3.6.2." calcext:value-type="string">
            <text:p>3.6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Add new settings to "YAT.Settings.Model.Test.SettingsFilesProvider" like previous vers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100]; COUNTA([.C$101:.C103]); &quot;.&quot;)" office:value-type="string" office:string-value="3.6.3." calcext:value-type="string">
            <text:p>3.6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Add new settings to "YAT.Settings.Model.Test.FileVersionsTest" region "Tests"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23"/>
          <table:table-cell table:style-name="ce212" table:formula="of:=CONCATENATE([.A$3]; &quot;.&quot;; COUNTA([.B$5:.B105]); &quot;.&quot;)" office:value-type="string" office:string-value="3.7." calcext:value-type="string">
            <text:p>3.7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Rebuild and commit</text:p>
          </table:table-cell>
          <table:table-cell table:style-name="ce228"/>
          <table:table-cell table:style-name="ce256" office:value-type="time" office:time-value="PT00H05M00S" calcext:value-type="time">
            <text:p>00:05</text:p>
          </table:table-cell>
          <table:table-cell table:style-name="ce271"/>
          <table:table-cell table:style-name="ce274" table:formula="of:=MAX([.I$1:.I104])+[.G105]" office:value-type="time" office:time-value="PT28H05M00S" calcext:value-type="time">
            <text:p>28:05:00</text:p>
          </table:table-cell>
          <table:table-cell table:style-name="ce275"/>
          <table:table-cell table:style-name="ce123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13" table:formula="of:=CONCATENATE([.B$105]; COUNTA([.C$106:.C106]); &quot;.&quot;)" office:value-type="string" office:string-value="3.7.1." calcext:value-type="string">
            <text:p>3.7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105]; COUNTA([.C$106:.C107]); &quot;.&quot;)" office:value-type="string" office:string-value="3.7.2." calcext:value-type="string">
            <text:p>3.7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105]; COUNTA([.C$106:.C108]); &quot;.&quot;)" office:value-type="string" office:string-value="3.7.3." calcext:value-type="string">
            <text:p>3.7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 table:number-rows-repeated="6548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4. Final Testing" table:style-name="ta1" table:print="false">
        <table:table-column table:style-name="co19" table:default-cell-style-name="Default"/>
        <table:table-column table:style-name="co20" table:default-cell-style-name="ce213"/>
        <table:table-column table:style-name="co21" table:default-cell-style-name="Default"/>
        <table:table-column table:style-name="co22" table:default-cell-style-name="ce141"/>
        <table:table-column table:style-name="co23" table:default-cell-style-name="Default"/>
        <table:table-column table:style-name="co24" table:default-cell-style-name="Default"/>
        <table:table-column table:style-name="co25" table:default-cell-style-name="ce248"/>
        <table:table-column table:style-name="co26" table:default-cell-style-name="ce270"/>
        <table:table-column table:style-name="co25" table:default-cell-style-name="ce248"/>
        <table:table-column table:style-name="co25" table:default-cell-style-name="ce270"/>
        <table:table-column table:style-name="co18" table:number-columns-repeated="1014" table:default-cell-style-name="Default"/>
        <table:table-row table:style-name="ro1">
          <table:table-cell table:style-name="ce201"/>
          <table:table-cell table:style-name="ce207" table:number-columns-repeated="4"/>
          <table:table-cell table:style-name="ce240" office:value-type="string" calcext:value-type="string">
            <text:p>Duration</text:p>
          </table:table-cell>
          <table:table-cell table:style-name="ce249" office:value-type="string" calcext:value-type="string">
            <text:p>Step</text:p>
          </table:table-cell>
          <table:table-cell table:style-name="ce267"/>
          <table:table-cell table:style-name="ce249" office:value-type="string" calcext:value-type="string">
            <text:p>Total</text:p>
          </table:table-cell>
          <table:table-cell table:style-name="ce267"/>
          <table:table-cell table:style-name="ce207" table:number-columns-repeated="54"/>
          <table:table-cell table:number-columns-repeated="960"/>
        </table:table-row>
        <table:table-row table:style-name="ro1">
          <table:table-cell table:style-name="ce203"/>
          <table:table-cell table:style-name="ce209" table:number-columns-repeated="4"/>
          <table:table-cell table:style-name="ce242"/>
          <table:table-cell table:style-name="ce254"/>
          <table:table-cell table:style-name="ce268"/>
          <table:table-cell table:style-name="ce254"/>
          <table:table-cell table:style-name="ce268"/>
          <table:table-cell table:style-name="ce209" table:number-columns-repeated="54"/>
          <table:table-cell table:number-columns-repeated="960"/>
        </table:table-row>
        <table:table-row table:style-name="ro2">
          <table:table-cell table:style-name="ce204" office:value-type="float" office:value="4" calcext:value-type="float">
            <text:p>4.</text:p>
          </table:table-cell>
          <table:table-cell table:style-name="ce211"/>
          <table:table-cell table:style-name="ce219"/>
          <table:table-cell table:style-name="ce229"/>
          <table:table-cell table:style-name="ce211" office:value-type="string" calcext:value-type="string">
            <text:p>Final Testing</text:p>
          </table:table-cell>
          <table:table-cell table:style-name="ce219"/>
          <table:table-cell table:style-name="ce255" office:value-type="time" office:time-value="PT00H00M00S" calcext:value-type="time">
            <text:p>00:00</text:p>
          </table:table-cell>
          <table:table-cell table:style-name="ce336" table:formula="of:=[.G3]+SUM([.G4:.G65582])" office:value-type="time" office:time-value="PT01H30M00S" calcext:value-type="time">
            <text:p>01:30:00</text:p>
          </table:table-cell>
          <table:table-cell table:style-name="ce255" table:formula="of:=['3. Preparation'.$J$3]" office:value-type="time" office:time-value="PT28H05M00S" calcext:value-type="time">
            <text:p>28:05</text:p>
          </table:table-cell>
          <table:table-cell table:style-name="ce269" table:formula="of:=MAX([.I4:.I65601])" office:value-type="time" office:time-value="PT29H35M00S" calcext:value-type="time">
            <text:p>29:35</text:p>
          </table:table-cell>
          <table:table-cell table:style-name="ce276" table:number-columns-repeated="1014"/>
        </table:table-row>
        <table:table-row table:style-name="ro1">
          <table:table-cell table:style-name="ce205"/>
          <table:table-cell table:style-name="ce151"/>
          <table:table-cell table:number-columns-repeated="1022"/>
        </table:table-row>
        <table:table-row table:style-name="ro1">
          <table:table-cell/>
          <table:table-cell table:style-name="ce212" table:formula="of:=CONCATENATE([.A$3]; &quot;.&quot;; COUNTA([.B$5:.B5]); &quot;.&quot;)" office:value-type="string" office:string-value="4.1." calcext:value-type="string">
            <text:p>4.1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Re-Run coding style checks</text:p>
          </table:table-cell>
          <table:table-cell table:style-name="ce228"/>
          <table:table-cell table:style-name="ce256" office:value-type="time" office:time-value="PT00H10M00S" calcext:value-type="time">
            <text:p>00:10</text:p>
          </table:table-cell>
          <table:table-cell table:style-name="ce271"/>
          <table:table-cell table:style-name="ce256" table:formula="of:=MAX([.I$1:.I4])+[.G5]" office:value-type="time" office:time-value="PT28H15M00S" calcext:value-type="time">
            <text:p>28:15</text:p>
          </table:table-cell>
          <table:table-cell table:style-name="ce271"/>
          <table:table-cell table:number-columns-repeated="1014"/>
        </table:table-row>
        <table:table-row table:style-name="ro1">
          <table:table-cell table:number-columns-repeated="2"/>
          <table:table-cell table:style-name="ce213" table:formula="of:=CONCATENATE([.B$5]; COUNTA([.C6:.C$6]); &quot;.&quot;)" office:value-type="string" office:string-value="4.1.1." calcext:value-type="string">
            <text:p>4.1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<text:span text:style-name="T12">Note: Rescan just takes a </text:span><text:span text:style-name="T13">few seconds</text:span><text:span text:style-name="T14">, and there should not be </text:span>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3"/>
          <table:table-cell table:style-name="ce212" table:formula="of:=CONCATENATE([.A$3]; &quot;.&quot;; COUNTA([.B$5:.B11]); &quot;.&quot;)" office:value-type="string" office:string-value="4.2." calcext:value-type="string">
            <text:p>4.2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Re-Run assembly checks</text:p>
          </table:table-cell>
          <table:table-cell table:style-name="ce228"/>
          <table:table-cell table:style-name="ce256" office:value-type="time" office:time-value="PT00H10M00S" calcext:value-type="time">
            <text:p>00:10</text:p>
          </table:table-cell>
          <table:table-cell table:style-name="ce271"/>
          <table:table-cell table:style-name="ce256" table:formula="of:=MAX([.I$1:.I10])+[.G11]" office:value-type="time" office:time-value="PT28H25M00S" calcext:value-type="time">
            <text:p>28:25</text:p>
          </table:table-cell>
          <table:table-cell table:style-name="ce275"/>
          <table:table-cell table:style-name="ce123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 table:formula="of:=CONCATENATE([.B$11]; COUNTA([.C$12:.C12]); &quot;.&quot;)" office:value-type="string" office:string-value="4.2.1." calcext:value-type="string">
            <text:p>4.2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312" office:value-type="string" calcext:value-type="string">
            <text:p>Note: 'YAT' and 'YATConsole' don't have dependencies to the test projects, thus those would not get buil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number-columns-repeated="2"/>
          <table:table-cell table:style-name="ce213" table:formula="of:=CONCATENATE([.B$11]; COUNTA([.C$12:.C15]); &quot;.&quot;)" office:value-type="string" office:string-value="4.2.2." calcext:value-type="string">
            <text:p>4.2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number-columns-repeated="2"/>
          <table:table-cell table:style-name="ce213" table:formula="of:=CONCATENATE([.B$11]; COUNTA([.C$12:.C17]); &quot;.&quot;)" office:value-type="string" office:string-value="4.2.3." calcext:value-type="string">
            <text:p>4.2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98" office:value-type="string" calcext:value-type="string">
            <text:p>45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98" office:value-type="string" calcext:value-type="string">
            <text:p>CA1002 : DoNotExposeGenericLists @ 9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98" office:value-type="string" calcext:value-type="string">
            <text:p>CA2214 : DoNotCallOverridableMethodsInConstructors @ 3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number-columns-repeated="2"/>
          <table:table-cell table:style-name="ce213" table:formula="of:=CONCATENATE([.B$11]; COUNTA([.C$12:.C24]); &quot;.&quot;)" office:value-type="string" office:string-value="4.2.4." calcext:value-type="string">
            <text:p>4.2.4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number-columns-repeated="2"/>
          <table:table-cell table:style-name="ce213" table:formula="of:=CONCATENATE([.B$11]; COUNTA([.C$12:.C27]); &quot;.&quot;)" office:value-type="string" office:string-value="4.2.5." calcext:value-type="string">
            <text:p>4.2.5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98" office:value-type="string" calcext:value-type="string">
            <text:p>227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98" office:value-type="string" calcext:value-type="string">
            <text:p>CA1002 : DoNotExposeGenericLists @ 97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98" office:value-type="string" calcext:value-type="string">
            <text:p>CA2214 : DoNotCallOverridableMethodsInConstructors @ 130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pan text:style-name="T7">Note: Analysis just </text:span><text:span text:style-name="T12">take a </text:span><text:span text:style-name="T13">few seconds</text:span><text:span text:style-name="T14">, and there should not be </text:span>many findings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35" office:value-type="string" calcext:value-type="string">
            <text:p>But: FxCop is no longer capable to deal with YAT, as there now are references to .NET 4.0! FR#231!</text:p>
          </table:table-cell>
          <table:table-cell table:style-name="ce235"/>
          <table:table-cell table:style-name="ce241"/>
          <table:table-cell table:style-name="ce26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23"/>
          <table:table-cell table:style-name="ce212" table:formula="of:=CONCATENATE([.A$3]; &quot;.&quot;; COUNTA([.B$5:.B37]); &quot;.&quot;)" office:value-type="string" office:string-value="4.3." calcext:value-type="string">
            <text:p>4.3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Re-run automated tests</text:p>
          </table:table-cell>
          <table:table-cell table:style-name="ce228"/>
          <table:table-cell table:style-name="ce256" office:value-type="time" office:time-value="PT01H00M00S" calcext:value-type="time">
            <text:p>01:00</text:p>
          </table:table-cell>
          <table:table-cell table:style-name="ce271"/>
          <table:table-cell table:style-name="ce256" table:formula="of:=MAX([.I$1:.I36])+[.G37]" office:value-type="time" office:time-value="PT29H25M00S" calcext:value-type="time">
            <text:p>29:25</text:p>
          </table:table-cell>
          <table:table-cell table:style-name="ce275"/>
          <table:table-cell table:style-name="ce123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 table:formula="of:=CONCATENATE([.B$37]; COUNTA([.C$38:.C38]); &quot;.&quot;)" office:value-type="string" office:string-value="4.3.1." calcext:value-type="string">
            <text:p>4.3.1.</text:p>
          </table:table-cell>
          <table:table-cell table:style-name="ce232" office:value-type="string" calcext:value-type="string">
            <text:p></text:p>
          </table:table-cell>
          <table:table-cell table:style-name="ce227" office:value-type="string" calcext:value-type="string">
            <text:p>Ensure that test environment is fully ready (<text:span text:style-name="T5">VSPE, hardware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7"/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35" office:value-type="string" calcext:value-type="string">
            <text:p>Attention: Time-out calibration (for whatever reason) no longer fits MKY machine =&gt; use MT machine.</text:p>
          </table:table-cell>
          <table:table-cell table:style-name="ce235"/>
          <table:table-cell table:style-name="ce241"/>
          <table:table-cell table:style-name="ce263"/>
          <table:table-cell table:number-columns-repeated="1016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7"/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37]; COUNTA([.C$38:.C42]); &quot;.&quot;)" office:value-type="string" office:string-value="4.3.2." calcext:value-type="string">
            <text:p>4.3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312" office:value-type="string" calcext:value-type="string">
            <text:p>Note: 'YAT' and 'YATConsole' don't have dependencies to the test projects, thus those would not get built with 'YA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number-columns-repeated="2"/>
          <table:table-cell table:style-name="ce213" table:formula="of:=CONCATENATE([.B$37]; COUNTA([.C$38:.C45]); &quot;.&quot;)" office:value-type="string" office:string-value="4.3.3." calcext:value-type="string">
            <text:p>4.3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<text:span text:style-name="T12">Build </text:span><text:span text:style-name="T13">'Release Test'</text:span><text:span text:style-name="T14"> using ‘Build Solution’ / [F6]. (Explicitly building ‘YAT.Test’ would not build the .exe projects!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number-columns-repeated="2"/>
          <table:table-cell table:style-name="ce213" table:formula="of:=CONCATENATE([.B$37]; COUNTA([.C$38:.C47]); &quot;.&quot;)" office:value-type="string" office:string-value="4.3.4." calcext:value-type="string">
            <text:p>4.3.4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Use NUnit on <text:span text:style-name="T4">'Release Test'</text:span><text:span text:style-name="T3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7" office:value-type="string" calcext:value-type="string">
            <text:p>    &gt; Categories = Select and exclude all longer than a minute <text:span text:style-name="T5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    &gt; "Project &gt; Configurations &gt; Release<text:span text:style-name="T3">" (Debug @ Regression + </text:span><text:span text:style-name="T4">Release @ Final</text:span><text:span text:style-name="T3">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&gt; MKY.Test (0' 2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&gt; MKY.IO.Ports.Test (2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&gt; MKY.IO.Serial.SerialPor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&gt; MKY.IO.Serial.Socket.Test (4' 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&gt; MKY.IO.Serial.Usb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&gt; MKY.IO.Usb.Test (0' 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&gt; MKY.Ne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&gt; NUni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&gt; YAT.Application.Test (0' 60'' including interact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&gt; YAT.Domain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<text:s text:c="4"/>&gt; BinaryTerminal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<text:s text:c="4"/>&gt; Parser (0' 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<text:s text:c="4"/>&gt; Terminal (1h 20' !! where SendTest takes 1h 20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<text:s text:c="4"/>&gt; TextTerminal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<text:s text:c="4"/>&gt; Clear (0' 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<text:s text:c="4"/>&gt; Command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<text:s text:c="4"/>&gt; Connection (1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<text:s text:c="4"/>&gt; FileHandling (0' 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99" office:value-type="string" calcext:value-type="string">
            <text:p><text:s text:c="4"/>&gt; Launch (0' 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<text:s text:c="4"/>&gt; LineExceeded (0' 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<text:s text:c="4"/>&gt; Stress (0' 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<text:s text:c="4"/>&gt; Transmission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<text:s text:c="8"/>&gt; MTSicsDevice 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<text:s text:c="8"/>&gt; OneWay <text:s text:c="9"/>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<text:s text:c="8"/>&gt; Repeating <text:s text:c="7"/>(6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<text:s text:c="8"/>&gt; TwoWay <text:s text:c="9"/>(0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&gt; YAT.Settings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&gt; YAT.Test (0' 00'' (test config generator only, no real tests)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&gt; YAT.View.Test (0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98" office:value-type="string" calcext:value-type="string">
            <text:p>Known issu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98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98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style-name="ce202"/>
          <table:table-cell table:style-name="ce208" table:number-columns-repeated="2"/>
          <table:table-cell table:style-name="ce215"/>
          <table:table-cell table:style-name="ce300"/>
          <table:table-cell table:style-name="ce202"/>
          <table:table-cell table:style-name="ce247"/>
          <table:table-cell table:style-name="ce264"/>
          <table:table-cell table:style-name="ce247"/>
          <table:table-cell table:style-name="ce264"/>
          <table:table-cell table:style-name="ce202" table:number-columns-repeated="54"/>
          <table:table-cell table:number-columns-repeated="960"/>
        </table:table-row>
        <table:table-row table:style-name="ro1">
          <table:table-cell table:style-name="ce202"/>
          <table:table-cell table:style-name="ce208" table:number-columns-repeated="2"/>
          <table:table-cell table:style-name="ce215"/>
          <table:table-cell table:style-name="ce300" office:value-type="string" calcext:value-type="string">
            <text:p>In case a test fails, simply try again.</text:p>
          </table:table-cell>
          <table:table-cell table:style-name="ce202"/>
          <table:table-cell table:style-name="ce247"/>
          <table:table-cell table:style-name="ce264"/>
          <table:table-cell table:style-name="ce247"/>
          <table:table-cell table:style-name="ce264"/>
          <table:table-cell table:style-name="ce202" table:number-columns-repeated="54"/>
          <table:table-cell table:number-columns-repeated="960"/>
        </table:table-row>
        <table:table-row table:style-name="ro1">
          <table:table-cell table:style-name="ce202"/>
          <table:table-cell table:style-name="ce208" table:number-columns-repeated="2"/>
          <table:table-cell table:style-name="ce215"/>
          <table:table-cell table:style-name="ce202" table:number-columns-repeated="2"/>
          <table:table-cell table:style-name="ce247"/>
          <table:table-cell table:style-name="ce264"/>
          <table:table-cell table:style-name="ce247"/>
          <table:table-cell table:style-name="ce264"/>
          <table:table-cell table:style-name="ce202" table:number-columns-repeated="54"/>
          <table:table-cell table:number-columns-repeated="960"/>
        </table:table-row>
        <table:table-row table:style-name="ro1">
          <table:table-cell table:style-name="ce202"/>
          <table:table-cell table:style-name="ce208" table:number-columns-repeated="2"/>
          <table:table-cell table:style-name="ce215"/>
          <table:table-cell office:value-type="string" calcext:value-type="string">
            <text:p><text:span text:style-name="T12">Note: Run takes around </text:span><text:span text:style-name="T13">two hours</text:span><text:span text:style-name="T14">, and there should be no findings anymore.</text:span></text:p>
          </table:table-cell>
          <table:table-cell table:style-name="ce202"/>
          <table:table-cell table:style-name="ce247"/>
          <table:table-cell table:style-name="ce264"/>
          <table:table-cell table:style-name="ce247"/>
          <table:table-cell table:style-name="ce264"/>
          <table:table-cell table:style-name="ce202" table:number-columns-repeated="54"/>
          <table:table-cell table:number-columns-repeated="960"/>
        </table:table-row>
        <table:table-row table:style-name="ro1">
          <table:table-cell table:style-name="ce202"/>
          <table:table-cell table:style-name="ce208" table:number-columns-repeated="2"/>
          <table:table-cell table:style-name="ce215"/>
          <table:table-cell table:style-name="ce202" table:number-columns-repeated="2"/>
          <table:table-cell table:style-name="ce247"/>
          <table:table-cell table:style-name="ce264"/>
          <table:table-cell table:style-name="ce247"/>
          <table:table-cell table:style-name="ce264"/>
          <table:table-cell table:style-name="ce202" table:number-columns-repeated="54"/>
          <table:table-cell table:number-columns-repeated="960"/>
        </table:table-row>
        <table:table-row table:style-name="ro1">
          <table:table-cell table:style-name="ce123"/>
          <table:table-cell table:style-name="ce212" table:formula="of:=CONCATENATE([.A$3]; &quot;.&quot;; COUNTA([.B$5:.B92]); &quot;.&quot;)" office:value-type="string" office:string-value="4.4." calcext:value-type="string">
            <text:p>4.4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Check and commit</text:p>
          </table:table-cell>
          <table:table-cell table:style-name="ce228"/>
          <table:table-cell table:style-name="ce256" office:value-type="time" office:time-value="PT00H10M00S" calcext:value-type="time">
            <text:p>00:10</text:p>
          </table:table-cell>
          <table:table-cell table:style-name="ce271"/>
          <table:table-cell table:style-name="ce256" table:formula="of:=MAX([.I$1:.I89])+[.G92]" office:value-type="time" office:time-value="PT29H35M00S" calcext:value-type="time">
            <text:p>29:35</text:p>
          </table:table-cell>
          <table:table-cell table:style-name="ce275"/>
          <table:table-cell table:style-name="ce123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 table:formula="of:=CONCATENATE([.B$92]; COUNTA([.C$93:.C93]); &quot;.&quot;)" office:value-type="string" office:string-value="4.4.1." calcext:value-type="string">
            <text:p>4.4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Ensure no debug left-overs by globally searching for "PENDING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style-name="ce225"/>
          <table:table-cell table:style-name="ce124" table:number-columns-repeated="2"/>
          <table:table-cell table:style-name="ce297"/>
          <table:table-cell table:style-name="ce225" table:number-columns-repeated="2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 table:formula="of:=CONCATENATE([.B$92]; COUNTA([.C$93:.C97]); &quot;.&quot;)" office:value-type="string" office:string-value="4.4.2." calcext:value-type="string">
            <text:p>4.4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Ensure no debug left-overs by globally searching for "!!!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Case doesn't matt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style-name="ce225"/>
          <table:table-cell table:style-name="ce124" table:number-columns-repeated="2"/>
          <table:table-cell table:style-name="ce297"/>
          <table:table-cell table:style-name="ce299" office:value-type="string" calcext:value-type="string">
            <text:p>28 occurrences totally expected: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97"/>
          <table:table-cell table:style-name="ce299" office:value-type="string" calcext:value-type="string">
            <text:p>&gt; 27 occurrences expected in Template.cs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97"/>
          <table:table-cell table:style-name="ce299" office:value-type="string" calcext:value-type="string">
            <text:p>&gt; 1 occurrence expected in Main.cs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97"/>
          <table:table-cell table:style-name="ce225" table:number-columns-repeated="2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 table:formula="of:=CONCATENATE([.B$92]; COUNTA([.C$93:.C105]); &quot;.&quot;)" office:value-type="string" office:string-value="4.4.3." calcext:value-type="string">
            <text:p>4.4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style-name="ce225"/>
          <table:table-cell table:style-name="ce124" table:number-columns-repeated="2"/>
          <table:table-cell table:style-name="ce297"/>
          <table:table-cell table:style-name="ce225" office:value-type="string" calcext:value-type="string">
            <text:p><text:span text:style-name="T2">332 occurrences totally expected, 10 as listed below, others only in test projects</text:span>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97"/>
          <table:table-cell table:style-name="ce225" office:value-type="string" calcext:value-type="string">
            <text:p>&gt; 2 occurrences expected in Diagnostics\TraceWrapper.cs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97"/>
          <table:table-cell table:style-name="ce225" office:value-type="string" calcext:value-type="string">
            <text:p>&gt; 6 occurrences expected in Drawing\DrawingEx.cs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97"/>
          <table:table-cell table:style-name="ce225" office:value-type="string" calcext:value-type="string">
            <text:p>&gt; 2 occurrences expected in Serializer.TolerantXmlSerializer.cs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97"/>
          <table:table-cell table:style-name="ce225" table:number-columns-repeated="2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/>
          <table:table-cell table:style-name="ce213" table:formula="of:=CONCATENATE([.B$92]; COUNTA([.C$93:.C114]); &quot;.&quot;)" office:value-type="string" office:string-value="4.4.4." calcext:value-type="string">
            <text:p>4.4.4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32"/>
          <table:table-cell office:value-type="string" calcext:value-type="string">
            <text:p>&gt; Match case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32"/>
          <table:table-cell office:value-type="string" calcext:value-type="string">
            <text:p>&gt; No match whole word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32"/>
          <table:table-cell/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97"/>
          <table:table-cell table:style-name="ce225" office:value-type="string" calcext:value-type="string">
            <text:p>156 occurrences totally expected: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97"/>
          <table:table-cell table:style-name="ce225" office:value-type="string" calcext:value-type="string">
            <text:p>&gt; 1 occurrence expected in ALAZ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97"/>
          <table:table-cell table:style-name="ce225" office:value-type="string" calcext:value-type="string">
            <text:p>&gt; Several in ArgsHandler, Configuration, Diagnostics, EnvironmentEx, EventHelper,…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97"/>
          <table:table-cell table:style-name="ce225" office:value-type="string" calcext:value-type="string">
            <text:p>&gt; Several more in Usb, Hid, Terminal, Workspace, SendFile, SendText,…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style-name="ce225"/>
          <table:table-cell table:style-name="ce124"/>
          <table:table-cell table:style-name="ce213" table:formula="of:=CONCATENATE([.B$92]; COUNTA([.C$93:.C123]); &quot;.&quot;)" office:value-type="string" office:string-value="4.4.5." calcext:value-type="string">
            <text:p>4.4.5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32"/>
          <table:table-cell office:value-type="string" calcext:value-type="string">
            <text:p>&gt; Match case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32"/>
          <table:table-cell/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97"/>
          <table:table-cell table:style-name="ce225" office:value-type="string" calcext:value-type="string">
            <text:p>20 occurrences totally expected: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97"/>
          <table:table-cell table:style-name="ce225" office:value-type="string" calcext:value-type="string">
            <text:p>&gt; 4 occurrences expected in EventHelper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97"/>
          <table:table-cell table:style-name="ce225" office:value-type="string" calcext:value-type="string">
            <text:p><text:span text:style-name="T2">&gt; 7 occurrences expected related to </text:span>SplitContainerHelper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97"/>
          <table:table-cell table:style-name="ce225" office:value-type="string" calcext:value-type="string">
            <text:p><text:span text:style-name="T2">&gt; 9 occurrences expected related to On...Request() handlers</text:span>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number-columns-repeated="2"/>
          <table:table-cell table:style-name="ce213" table:formula="of:=CONCATENATE([.B$92]; COUNTA([.C$93:.C131]); &quot;.&quot;)" office:value-type="string" office:string-value="4.4.6." calcext:value-type="string">
            <text:p>4.4.6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<text:span text:style-name="T7">Ensure no debug left-overs by globally searching for "^\s*#define DEBUG</text:span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24"/>
          <table:table-cell table:style-name="ce232"/>
          <table:table-cell office:value-type="string" calcext:value-type="string">
            <text:p>&gt; Match Rege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number-columns-repeated="2"/>
          <table:table-cell table:style-name="ce213" table:formula="of:=CONCATENATE([.B$92]; COUNTA([.C$93:.C134]); &quot;.&quot;)" office:value-type="string" office:string-value="4.4.7." calcext:value-type="string">
            <text:p>4.4.7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9" table:default-cell-style-name="ce352"/>
        <table:table-column table:style-name="co20" table:default-cell-style-name="ce352"/>
        <table:table-column table:style-name="co21" table:default-cell-style-name="ce352"/>
        <table:table-column table:style-name="co22" table:default-cell-style-name="ce352"/>
        <table:table-column table:style-name="co23" table:default-cell-style-name="ce352"/>
        <table:table-column table:style-name="co24" table:default-cell-style-name="ce352"/>
        <table:table-column table:style-name="co25" table:number-columns-repeated="4" table:default-cell-style-name="ce352"/>
        <table:table-column table:style-name="co18" table:number-columns-repeated="54" table:default-cell-style-name="ce352"/>
        <table:table-column table:style-name="co18" table:number-columns-repeated="960" table:default-cell-style-name="Default"/>
        <table:table-row table:style-name="ro1">
          <table:table-cell table:style-name="ce347"/>
          <table:table-cell table:style-name="ce353" table:number-columns-repeated="4"/>
          <table:table-cell table:style-name="ce369" office:value-type="string" calcext:value-type="string">
            <text:p>Duration</text:p>
          </table:table-cell>
          <table:table-cell table:style-name="ce371" office:value-type="string" calcext:value-type="string">
            <text:p>Step</text:p>
          </table:table-cell>
          <table:table-cell table:style-name="ce383"/>
          <table:table-cell table:style-name="ce371" office:value-type="string" calcext:value-type="string">
            <text:p>Total</text:p>
          </table:table-cell>
          <table:table-cell table:style-name="ce383"/>
          <table:table-cell table:style-name="ce353" table:number-columns-repeated="54"/>
          <table:table-cell table:number-columns-repeated="960"/>
        </table:table-row>
        <table:table-row table:style-name="ro1">
          <table:table-cell table:style-name="ce348"/>
          <table:table-cell table:style-name="ce354" table:number-columns-repeated="4"/>
          <table:table-cell table:style-name="ce370"/>
          <table:table-cell table:style-name="ce372"/>
          <table:table-cell table:style-name="ce384"/>
          <table:table-cell table:style-name="ce372"/>
          <table:table-cell table:style-name="ce384"/>
          <table:table-cell table:style-name="ce354" table:number-columns-repeated="54"/>
          <table:table-cell table:number-columns-repeated="960"/>
        </table:table-row>
        <table:table-row table:style-name="ro2">
          <table:table-cell table:style-name="ce349" office:value-type="float" office:value="5" calcext:value-type="float">
            <text:p>5.</text:p>
          </table:table-cell>
          <table:table-cell table:style-name="ce355"/>
          <table:table-cell table:style-name="ce360"/>
          <table:table-cell table:style-name="ce362"/>
          <table:table-cell table:style-name="ce355" office:value-type="string" calcext:value-type="string">
            <text:p>Build</text:p>
          </table:table-cell>
          <table:table-cell table:style-name="ce360"/>
          <table:table-cell table:style-name="ce373" office:value-type="time" office:time-value="PT00H00M00S" calcext:value-type="time">
            <text:p>00:00</text:p>
          </table:table-cell>
          <table:table-cell table:style-name="ce385" table:formula="of:=[.G3]+SUM([.G4:.G65533])" office:value-type="time" office:time-value="PT00H40M00S" calcext:value-type="time">
            <text:p>00:40</text:p>
          </table:table-cell>
          <table:table-cell table:style-name="ce373" table:formula="of:=['4. Final Testing'.$J$3]" office:value-type="time" office:time-value="PT29H35M00S" calcext:value-type="time">
            <text:p>29:35</text:p>
          </table:table-cell>
          <table:table-cell table:style-name="ce385" table:formula="of:=MAX([.I4:.I65533])" office:value-type="time" office:time-value="PT30H15M00S" calcext:value-type="time">
            <text:p>30:15</text:p>
          </table:table-cell>
          <table:table-cell table:style-name="ce389" table:number-columns-repeated="1014"/>
        </table:table-row>
        <table:table-row table:style-name="ro1">
          <table:table-cell table:style-name="ce350"/>
          <table:table-cell table:style-name="ce356"/>
          <table:table-cell/>
          <table:table-cell table:style-name="ce363"/>
          <table:table-cell table:number-columns-repeated="2"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 table:style-name="ce351"/>
          <table:table-cell table:style-name="ce357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361"/>
          <table:table-cell table:style-name="ce364"/>
          <table:table-cell table:style-name="ce361" office:value-type="string" calcext:value-type="string">
            <text:p>Finalize release notes</text:p>
          </table:table-cell>
          <table:table-cell table:style-name="ce361"/>
          <table:table-cell table:style-name="ce375" office:value-type="time" office:time-value="PT00H10M00S" calcext:value-type="time">
            <text:p>00:10</text:p>
          </table:table-cell>
          <table:table-cell table:style-name="ce387"/>
          <table:table-cell table:style-name="ce375" table:formula="of:=MAX([.I$1:.I4])+[.G5]" office:value-type="time" office:time-value="PT29H45M00S" calcext:value-type="time">
            <text:p>29:45</text:p>
          </table:table-cell>
          <table:table-cell table:style-name="ce387"/>
          <table:table-cell table:style-name="ce351" table:number-columns-repeated="54"/>
          <table:table-cell table:number-columns-repeated="960"/>
        </table:table-row>
        <table:table-row table:style-name="ro1">
          <table:table-cell/>
          <table:table-cell table:style-name="ce358"/>
          <table:table-cell table:style-name="ce358" table:formula="of:=CONCATENATE([.B$5]; COUNTA([.C$6:.C6]); &quot;.&quot;)" office:value-type="string" office:string-value="5.1.1." calcext:value-type="string">
            <text:p>5.1.1.</text:p>
          </table:table-cell>
          <table:table-cell table:style-name="ce365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 table:style-name="ce358" table:formula="of:=CONCATENATE([.B$5]; COUNTA([.C$6:.C7]); &quot;.&quot;)" office:value-type="string" office:string-value="5.1.2." calcext:value-type="string">
            <text:p>5.1.2.</text:p>
          </table:table-cell>
          <table:table-cell table:style-name="ce365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 table:style-name="ce358" table:formula="of:=CONCATENATE([.B$5]; COUNTA([.C$6:.C8]); &quot;.&quot;)" office:value-type="string" office:string-value="5.1.3." calcext:value-type="string">
            <text:p>5.1.3.</text:p>
          </table:table-cell>
          <table:table-cell table:style-name="ce365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 table:style-name="ce358" table:formula="of:=CONCATENATE([.B$5]; COUNTA([.C$6:.C9]); &quot;.&quot;)" office:value-type="string" office:string-value="5.1.4." calcext:value-type="string">
            <text:p>5.1.4.</text:p>
          </table:table-cell>
          <table:table-cell table:style-name="ce365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 table:style-name="ce358" table:formula="of:=CONCATENATE([.B$5]; COUNTA([.C$6:.C10]); &quot;.&quot;)" office:value-type="string" office:string-value="5.1.5." calcext:value-type="string">
            <text:p>5.1.5.</text:p>
          </table:table-cell>
          <table:table-cell table:style-name="ce365" office:value-type="string" calcext:value-type="string">
            <text:p></text:p>
          </table:table-cell>
          <table:table-cell office:value-type="string" calcext:value-type="string">
            <text:p>Clone release notes to those limited to 64 KB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office:value-type="string" calcext:value-type="string">
            <text:p>&gt; Check number of bytes, remove additional releases if number of lines exceeds 64k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 table:style-name="ce358" table:formula="of:=CONCATENATE([.B$5]; COUNTA([.C$6:.C12]); &quot;.&quot;)" office:value-type="string" office:string-value="5.1.6." calcext:value-type="string">
            <text:p>5.1.6.</text:p>
          </table:table-cell>
          <table:table-cell table:style-name="ce36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/>
          <table:table-cell table:style-name="ce363"/>
          <table:table-cell table:number-columns-repeated="2"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 table:style-name="ce351"/>
          <table:table-cell table:style-name="ce357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361"/>
          <table:table-cell table:style-name="ce364"/>
          <table:table-cell table:style-name="ce361" office:value-type="string" calcext:value-type="string">
            <text:p>Prepare package directory</text:p>
          </table:table-cell>
          <table:table-cell table:style-name="ce361"/>
          <table:table-cell table:style-name="ce375" office:value-type="time" office:time-value="PT00H10M00S" calcext:value-type="time">
            <text:p>00:10</text:p>
          </table:table-cell>
          <table:table-cell table:style-name="ce387"/>
          <table:table-cell table:style-name="ce375" table:formula="of:=MAX([.I$1:.I13])+[.G14]" office:value-type="time" office:time-value="PT29H55M00S" calcext:value-type="time">
            <text:p>29:55</text:p>
          </table:table-cell>
          <table:table-cell table:style-name="ce388"/>
          <table:table-cell table:style-name="ce351" table:number-columns-repeated="54"/>
          <table:table-cell table:number-columns-repeated="960"/>
        </table:table-row>
        <table:table-row table:style-name="ro1">
          <table:table-cell/>
          <table:table-cell table:style-name="ce358"/>
          <table:table-cell table:style-name="ce358" table:formula="of:=CONCATENATE([.B$14]; COUNTA([.C$15:.C15]); &quot;.&quot;)" office:value-type="string" office:string-value="5.2.1." calcext:value-type="string">
            <text:p>5.2.1.</text:p>
          </table:table-cell>
          <table:table-cell table:style-name="ce365" office:value-type="string" calcext:value-type="string">
            <text:p></text:p>
          </table:table-cell>
          <table:table-cell office:value-type="string" calcext:value-type="string">
            <text:p>Check whether ReadMe's are up-to-date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table:style-name="ce366" office:value-type="string" calcext:value-type="string">
            <text:p>&gt; \YAT\!-Doc.Project\6 - Release\Distribution Template\Setup.x64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table:style-name="ce366" office:value-type="string" calcext:value-type="string">
            <text:p>&gt; \YAT\!-Doc.Project\6 - Release\Distribution Template\x64 Binaries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 table:style-name="ce358" table:formula="of:=CONCATENATE([.B$14]; COUNTA([.C$15:.C18]); &quot;.&quot;)" office:value-type="string" office:string-value="5.2.2." calcext:value-type="string">
            <text:p>5.2.2.</text:p>
          </table:table-cell>
          <table:table-cell table:style-name="ce365" office:value-type="string" calcext:value-type="string">
            <text:p></text:p>
          </table:table-cell>
          <table:table-cell office:value-type="string" calcext:value-type="string">
            <text:p>Clone ReadMe's using 'Clone.x64.ReadMe.cmd'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 table:style-name="ce358" table:formula="of:=CONCATENATE([.B$14]; COUNTA([.C$15:.C19]); &quot;.&quot;)" office:value-type="string" office:string-value="5.2.3." calcext:value-type="string">
            <text:p>5.2.3.</text:p>
          </table:table-cell>
          <table:table-cell table:style-name="ce365" office:value-type="string" calcext:value-type="string">
            <text:p></text:p>
          </table:table-cell>
          <table:table-cell office:value-type="string" calcext:value-type="string">
            <text:p>Copy the release notes to the package directories using 'CopyRelNotes.cmd'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 table:style-name="ce358" table:formula="of:=CONCATENATE([.B$14]; COUNTA([.C$15:.C21]); &quot;.&quot;)" office:value-type="string" office:string-value="5.2.4." calcext:value-type="string">
            <text:p>5.2.4.</text:p>
          </table:table-cell>
          <table:table-cell table:style-name="ce365" office:value-type="string" calcext:value-type="string">
            <text:p></text:p>
          </table:table-cell>
          <table:table-cell office:value-type="string" calcext:value-type="string">
            <text:p><text:span text:style-name="T7">Copy the supplements to the </text:span>package directories using 'CopySupplements.cmd'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office:value-type="string" calcext:value-type="string">
            <text:p>&gt; Named 'Supplements' to be located after 'R'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 table:style-name="ce358" table:formula="of:=CONCATENATE([.B$14]; COUNTA([.C$15:.C23]); &quot;.&quot;)" office:value-type="string" office:string-value="5.2.5." calcext:value-type="string">
            <text:p>5.2.5.</text:p>
          </table:table-cell>
          <table:table-cell table:style-name="ce36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table:number-columns-repeated="2"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office:value-type="string" calcext:value-type="string">
            <text:p>Note: The distribution directory will be filled in a further step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/>
          <table:table-cell table:style-name="ce363"/>
          <table:table-cell table:number-columns-repeated="2"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 table:style-name="ce351"/>
          <table:table-cell table:style-name="ce357" table:formula="of:=CONCATENATE([.A$3]; &quot;.&quot;; COUNTA([.B$5:.B27]); &quot;.&quot;)" office:value-type="string" office:string-value="5.3." calcext:value-type="string">
            <text:p>5.3.</text:p>
          </table:table-cell>
          <table:table-cell table:style-name="ce361"/>
          <table:table-cell table:style-name="ce364"/>
          <table:table-cell table:style-name="ce361" office:value-type="string" calcext:value-type="string">
            <text:p>Build packages</text:p>
          </table:table-cell>
          <table:table-cell table:style-name="ce361"/>
          <table:table-cell table:style-name="ce375" office:value-type="time" office:time-value="PT00H20M00S" calcext:value-type="time">
            <text:p>00:20</text:p>
          </table:table-cell>
          <table:table-cell table:style-name="ce387"/>
          <table:table-cell table:style-name="ce375" table:formula="of:=MAX([.I$1:.I26])+[.G27]" office:value-type="time" office:time-value="PT30H15M00S" calcext:value-type="time">
            <text:p>30:15</text:p>
          </table:table-cell>
          <table:table-cell table:style-name="ce388"/>
          <table:table-cell table:style-name="ce351" table:number-columns-repeated="54"/>
          <table:table-cell table:number-columns-repeated="960"/>
        </table:table-row>
        <table:table-row table:style-name="ro1">
          <table:table-cell/>
          <table:table-cell table:style-name="ce358"/>
          <table:table-cell table:style-name="ce358" table:formula="of:=CONCATENATE([.B$27]; COUNTA([.C$28:.C28]); &quot;.&quot;)" office:value-type="string" office:string-value="5.3.1." calcext:value-type="string">
            <text:p>5.3.1.</text:p>
          </table:table-cell>
          <table:table-cell table:style-name="ce365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office:value-type="string" calcext:value-type="string">
            <text:p>&gt; Optimize for speed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 table:style-name="ce358" table:formula="of:=CONCATENATE([.B$27]; COUNTA([.C$28:.C30]); &quot;.&quot;)" office:value-type="string" office:string-value="5.3.2." calcext:value-type="string">
            <text:p>5.3.2.</text:p>
          </table:table-cell>
          <table:table-cell table:style-name="ce365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office:value-type="string" calcext:value-type="string">
            <text:p>&gt; Optimize for size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 table:style-name="ce358" table:formula="of:=CONCATENATE([.B$27]; COUNTA([.C$28:.C32]); &quot;.&quot;)" office:value-type="string" office:string-value="5.3.3." calcext:value-type="string">
            <text:p>5.3.3.</text:p>
          </table:table-cell>
          <table:table-cell table:style-name="ce365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4">all configurations</text:span> for <text:span text:style-name="T4">all target platforms</text:span><text:span text:style-name="T3">.</text:span>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 table:style-name="ce358" table:formula="of:=CONCATENATE([.B$27]; COUNTA([.C$28:.C35]); &quot;.&quot;)" office:value-type="string" office:string-value="5.3.4." calcext:value-type="string">
            <text:p>5.3.4.</text:p>
          </table:table-cell>
          <table:table-cell table:style-name="ce365" office:value-type="string" calcext:value-type="string">
            <text:p></text:p>
          </table:table-cell>
          <table:table-cell office:value-type="string" calcext:value-type="string">
            <text:p>Build [YAT] for 'x86'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office:value-type="string" calcext:value-type="string">
            <text:p>&gt; Ensure to start build at the <text:span text:style-name="T4">beginning of a minute</text:span> (in order to have same timestamp on all artifacts, all 3 builds take about 40 seconds)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office:value-type="string" calcext:value-type="string">
            <text:p><text:span text:style-name="T7">&gt; Build [Release] for [x86]                                        using 'Build Solution'</text:span> / [F6]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office:value-type="string" calcext:value-type="string">
            <text:p><text:s text:c="4"/>(Separated from "Setup" and "Setup with Prerequisites" because both two packages shall contain the same binaries.)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office:value-type="string" calcext:value-type="string">
            <text:p><text:span text:style-name="T7">&gt; Build [Setup] for [x86]                                            using 'Build Solution'</text:span> / [F6]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office:value-type="string" calcext:value-type="string">
            <text:p><text:span text:style-name="T7">&gt; Build [Setup with Prerequisites] for [x86]                 using 'Build Solution'</text:span> / [F6]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 table:style-name="ce358" table:formula="of:=CONCATENATE([.B$27]; COUNTA([.C$28:.C41]); &quot;.&quot;)" office:value-type="string" office:string-value="5.3.5." calcext:value-type="string">
            <text:p>5.3.5.</text:p>
          </table:table-cell>
          <table:table-cell table:style-name="ce365" office:value-type="string" calcext:value-type="string">
            <text:p></text:p>
          </table:table-cell>
          <table:table-cell office:value-type="string" calcext:value-type="string">
            <text:p>Build [YAT] for 'Any CPU' =&gt; 'x64'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office:value-type="string" calcext:value-type="string">
            <text:p>&gt; Ensure to start build at the <text:span text:style-name="T4">beginning of a minute</text:span> (in order to have same timestamp on all artifacts, all 3 builds take about 40 seconds)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office:value-type="string" calcext:value-type="string">
            <text:p><text:span text:style-name="T7">&gt; Build [Release] for [Any CPU]                                using 'Build Solution' / [F6]</text:span>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table:formula="of:=[.E38]" office:value-type="string" office:string-value="    (Separated from &quot;Setup&quot; and &quot;Setup with Prerequisites&quot; because both two packages shall contain the same binaries.)" calcext:value-type="string">
            <text:p><text:s text:c="4"/>(Separated from "Setup" and "Setup with Prerequisites" because both two packages shall contain the same binaries.)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office:value-type="string" calcext:value-type="string">
            <text:p><text:span text:style-name="T7">&gt; Build [Setup] for [Any CPU]                                   using 'Build Solution'</text:span> / [F6]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office:value-type="string" calcext:value-type="string">
            <text:p><text:span text:style-name="T7">&gt; Build [Setup with Prerequisites] for [Any CPU]        using 'Build Solution'</text:span> / [F6]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table:number-columns-repeated="2"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table:style-name="ce367" office:value-type="string" calcext:value-type="string">
            <text:p>Notes on 'x86' and 'x64'/'Any CPU':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table:style-name="ce367" office:value-type="string" calcext:value-type="string">
            <text:p>&gt; 'x86' is a dedicated 'x86' build for providing compatibility with WinCE/EC (e.g. FixiFoxi)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table:style-name="ce368" office:value-type="string" calcext:value-type="string">
            <text:p>&gt; 'x64' targets 64-bit systems and will get installed to "C:\Program Files\"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table:style-name="ce368" office:value-type="string" calcext:value-type="string">
            <text:p><text:span text:style-name="T20">    But '</text:span><text:span text:style-name="T21">Any CPU' builds are used to allow direct use from MSIL projects (e.g. Scripting or PowerShell).</text:span>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table:style-name="ce368" office:value-type="string" calcext:value-type="string">
            <text:p><text:s text:c="4"/>See bug #507 for a concrete error message when attempting to use an 'x64' build from PowerShell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table:style-name="ce368" office:value-type="string" calcext:value-type="string">
            <text:p><text:s text:c="4"/>Consequence is an inconsistency in the solution configuration, where 'x64' uses 'Any CPU' for 'Setup' and 'Setup with…'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table:style-name="ce368" office:value-type="string" calcext:value-type="string">
            <text:p><text:s text:c="4"/>But this is acceptable, given that the use of 'Any CPU' is best practise also for other libraries, e.g. CS-Script or OxyPlot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table:style-name="ce368" office:value-type="string" calcext:value-type="string">
            <text:p><text:s text:c="4"/>Still, the 'x64' configurations are kept in case of ever requiring it (makes little sense to remove now)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/>
          <table:table-cell table:style-name="ce363"/>
          <table:table-cell table:number-columns-repeated="2"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/>
          <table:table-cell table:style-name="ce363"/>
          <table:table-cell table:style-name="ce367" office:value-type="string" calcext:value-type="string">
            <text:p>Notes on prerequisites: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/>
          <table:table-cell table:style-name="ce363"/>
          <table:table-cell table:style-name="ce367" office:value-type="string" calcext:value-type="string">
            <text:p>&gt; The prerequisites require the download and copy of 'ndp48-x86-x64-allos-enu.exe' to: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/>
          <table:table-cell table:style-name="ce363"/>
          <table:table-cell table:style-name="ce367" office:value-type="string" calcext:value-type="string">
            <text:p><text:s text:c="4"/>C:\Program Files (x86)\Microsoft Visual Studio 14.0\SDK\Bootstrapper\Packages\DotNetFX48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/>
          <table:table-cell table:style-name="ce363"/>
          <table:table-cell table:style-name="ce367" office:value-type="string" calcext:value-type="string">
            <text:p>&gt; The prerequisites result in three WARNINGs: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/>
          <table:table-cell table:style-name="ce363"/>
          <table:table-cell table:style-name="ce367" office:value-type="string" calcext:value-type="string">
            <text:p><text:s text:c="4"/>"Xml validation did not pass for item 'Microsoft .NET Framework 4.8 (x86 and x64)'…"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/>
          <table:table-cell table:style-name="ce363"/>
          <table:table-cell table:style-name="ce367" office:value-type="string" calcext:value-type="string">
            <text:p><text:s text:c="4"/>"Xml Validation error in file 'C:\Program Files (x86)\Microsoft Visual Studio 14.0\SDK\…"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/>
          <table:table-cell table:style-name="ce363"/>
          <table:table-cell table:style-name="ce367" office:value-type="string" calcext:value-type="string">
            <text:p><text:s text:c="4"/>"The value of the 'PublicKey' attribute in 'Microsoft .NET Framework 4.8 (x86 and x64)'"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/>
          <table:table-cell table:style-name="ce363"/>
          <table:table-cell table:style-name="ce367" office:value-type="string" calcext:value-type="string">
            <text:p><text:s text:c="4"/>These WARNINGs are considered acceptable and can be ignored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 table:number-rows-repeated="65496">
          <table:table-cell/>
          <table:table-cell table:style-name="ce358"/>
          <table:table-cell/>
          <table:table-cell table:style-name="ce363"/>
          <table:table-cell table:number-columns-repeated="2"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 table:number-rows-repeated="9830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Installation Testing" table:style-name="ta1" table:print="false">
        <table:table-column table:style-name="co19" table:default-cell-style-name="Default"/>
        <table:table-column table:style-name="co20" table:default-cell-style-name="ce213"/>
        <table:table-column table:style-name="co21" table:default-cell-style-name="Default"/>
        <table:table-column table:style-name="co22" table:default-cell-style-name="ce141"/>
        <table:table-column table:style-name="co23" table:default-cell-style-name="Default"/>
        <table:table-column table:style-name="co24" table:default-cell-style-name="Default"/>
        <table:table-column table:style-name="co25" table:default-cell-style-name="ce248"/>
        <table:table-column table:style-name="co25" table:default-cell-style-name="ce270"/>
        <table:table-column table:style-name="co25" table:default-cell-style-name="ce248"/>
        <table:table-column table:style-name="co25" table:default-cell-style-name="ce270"/>
        <table:table-column table:style-name="co18" table:number-columns-repeated="1014" table:default-cell-style-name="Default"/>
        <table:table-row table:style-name="ro1">
          <table:table-cell table:style-name="ce201"/>
          <table:table-cell table:style-name="ce207" table:number-columns-repeated="4"/>
          <table:table-cell table:style-name="ce240" office:value-type="string" calcext:value-type="string">
            <text:p>Duration</text:p>
          </table:table-cell>
          <table:table-cell table:style-name="ce249" office:value-type="string" calcext:value-type="string">
            <text:p>Step</text:p>
          </table:table-cell>
          <table:table-cell table:style-name="ce267"/>
          <table:table-cell table:style-name="ce249" office:value-type="string" calcext:value-type="string">
            <text:p>Total</text:p>
          </table:table-cell>
          <table:table-cell table:style-name="ce267"/>
          <table:table-cell table:style-name="ce207" table:number-columns-repeated="54"/>
          <table:table-cell table:number-columns-repeated="960"/>
        </table:table-row>
        <table:table-row table:style-name="ro1">
          <table:table-cell table:style-name="ce203"/>
          <table:table-cell table:style-name="ce209" table:number-columns-repeated="4"/>
          <table:table-cell table:style-name="ce242"/>
          <table:table-cell table:style-name="ce254"/>
          <table:table-cell table:style-name="ce268"/>
          <table:table-cell table:style-name="ce254"/>
          <table:table-cell table:style-name="ce268"/>
          <table:table-cell table:style-name="ce209" table:number-columns-repeated="54"/>
          <table:table-cell table:number-columns-repeated="960"/>
        </table:table-row>
        <table:table-row table:style-name="ro2">
          <table:table-cell table:style-name="ce204" office:value-type="float" office:value="6" calcext:value-type="float">
            <text:p>6.</text:p>
          </table:table-cell>
          <table:table-cell table:style-name="ce211"/>
          <table:table-cell table:style-name="ce219"/>
          <table:table-cell table:style-name="ce229"/>
          <table:table-cell table:style-name="ce211" office:value-type="string" calcext:value-type="string">
            <text:p>Installation Testing</text:p>
          </table:table-cell>
          <table:table-cell table:style-name="ce219"/>
          <table:table-cell table:style-name="ce255" office:value-type="time" office:time-value="PT00H00M00S" calcext:value-type="time">
            <text:p>00:00</text:p>
          </table:table-cell>
          <table:table-cell table:style-name="ce269" table:formula="of:=[.G3]+SUM([.G4:.G65501])" office:value-type="time" office:time-value="PT00H40M00S" calcext:value-type="time">
            <text:p>00:40</text:p>
          </table:table-cell>
          <table:table-cell table:style-name="ce255" table:formula="of:=['5. Build'.$J$3]" office:value-type="time" office:time-value="PT30H15M00S" calcext:value-type="time">
            <text:p>30:15</text:p>
          </table:table-cell>
          <table:table-cell table:style-name="ce269" table:formula="of:=MAX([.I4:.I65501])" office:value-type="time" office:time-value="PT30H50M00S" calcext:value-type="time">
            <text:p>30:50</text:p>
          </table:table-cell>
          <table:table-cell table:style-name="ce276" table:number-columns-repeated="1014"/>
        </table:table-row>
        <table:table-row table:style-name="ro1">
          <table:table-cell table:style-name="ce205"/>
          <table:table-cell table:style-name="ce151"/>
          <table:table-cell table:number-columns-repeated="1022"/>
        </table:table-row>
        <table:table-row table:style-name="ro1">
          <table:table-cell table:style-name="ce123"/>
          <table:table-cell table:style-name="ce212" table:formula="of:=CONCATENATE([.A$3]; &quot;.&quot;; COUNTA([.B5]); &quot;.&quot;)" office:value-type="string" office:string-value="6.1." calcext:value-type="string">
            <text:p>6.1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Preparation</text:p>
          </table:table-cell>
          <table:table-cell table:style-name="ce228"/>
          <table:table-cell table:style-name="ce256" office:value-type="time" office:time-value="PT00H05M00S" calcext:value-type="time">
            <text:p>00:05</text:p>
          </table:table-cell>
          <table:table-cell table:style-name="ce271"/>
          <table:table-cell table:style-name="ce256" table:formula="of:=MAX([.I$1:.I4])+[.G5]" office:value-type="time" office:time-value="PT30H20M00S" calcext:value-type="time">
            <text:p>30:20</text:p>
          </table:table-cell>
          <table:table-cell table:style-name="ce271"/>
          <table:table-cell table:style-name="ce123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 table:formula="of:=CONCATENATE([.B$5]; COUNTA([.C$6:.C6]); &quot;.&quot;)" office:value-type="string" office:string-value="6.1.1." calcext:value-type="string">
            <text:p>6.1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8]); &quot;.&quot;)" office:value-type="string" office:string-value="6.1.2." calcext:value-type="string">
            <text:p>6.1.2.</text:p>
          </table:table-cell>
          <table:table-cell table:style-name="ce232" office:value-type="string" calcext:value-type="string">
            <text:p></text:p>
          </table:table-cell>
          <table:table-cell table:style-name="ce390" office:value-type="string" calcext:value-type="string">
            <text:p>Ensure that <text:span text:style-name="T4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9]); &quot;.&quot;)" office:value-type="string" office:string-value="6.1.3." calcext:value-type="string">
            <text:p>6.1.3.</text:p>
          </table:table-cell>
          <table:table-cell table:style-name="ce232" office:value-type="string" calcext:value-type="string">
            <text:p></text:p>
          </table:table-cell>
          <table:table-cell table:style-name="ce390" office:value-type="string" calcext:value-type="string">
            <text:p>Ensure that <text:span text:style-name="T4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10]); &quot;.&quot;)" office:value-type="string" office:string-value="6.1.4." calcext:value-type="string">
            <text:p>6.1.4.</text:p>
          </table:table-cell>
          <table:table-cell table:style-name="ce232" office:value-type="string" calcext:value-type="string">
            <text:p></text:p>
          </table:table-cell>
          <table:table-cell table:style-name="ce390" office:value-type="string" calcext:value-type="string">
            <text:p>Ensure that <text:span text:style-name="T4">previous</text:span> Local/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12" table:formula="of:=CONCATENATE([.A$3]; &quot;.&quot;; COUNTA([.B$5:.B13]); &quot;.&quot;)" office:value-type="string" office:string-value="6.2." calcext:value-type="string">
            <text:p>6.2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Installation</text:p>
          </table:table-cell>
          <table:table-cell table:style-name="ce228"/>
          <table:table-cell table:style-name="ce256" office:value-type="time" office:time-value="PT00H05M00S" calcext:value-type="time">
            <text:p>00:05</text:p>
          </table:table-cell>
          <table:table-cell table:style-name="ce271"/>
          <table:table-cell table:style-name="ce256" table:formula="of:=MAX([.I$1:.I9])+[.G13]" office:value-type="time" office:time-value="PT30H25M00S" calcext:value-type="time">
            <text:p>30:25</text:p>
          </table:table-cell>
          <table:table-cell table:style-name="ce271"/>
          <table:table-cell table:number-columns-repeated="1014"/>
        </table:table-row>
        <table:table-row table:style-name="ro1">
          <table:table-cell table:number-columns-repeated="2"/>
          <table:table-cell table:style-name="ce213" table:formula="of:=CONCATENATE([.B$13]; COUNTA([.C$14:.C14]); &quot;.&quot;)" office:value-type="string" office:string-value="6.2.1." calcext:value-type="string">
            <text:p>6.2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3"/>
          <table:table-cell table:style-name="ce212" table:formula="of:=CONCATENATE([.A$3]; &quot;.&quot;; COUNTA([.B$5:.B16]); &quot;.&quot;)" office:value-type="string" office:string-value="6.3." calcext:value-type="string">
            <text:p>6.3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Run manual after-installation tests</text:p>
          </table:table-cell>
          <table:table-cell table:style-name="ce228"/>
          <table:table-cell table:style-name="ce256" office:value-type="time" office:time-value="PT00H30M00S" calcext:value-type="time">
            <text:p>00:30</text:p>
          </table:table-cell>
          <table:table-cell table:style-name="ce271"/>
          <table:table-cell table:style-name="ce256" table:formula="of:=MAX([.I$1:.I9])+[.G16]" office:value-type="time" office:time-value="PT30H50M00S" calcext:value-type="time">
            <text:p>30:50</text:p>
          </table:table-cell>
          <table:table-cell table:style-name="ce275"/>
          <table:table-cell table:style-name="ce123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 table:formula="of:=CONCATENATE([.B$16]; COUNTA([.C$17:.C17]); &quot;.&quot;)" office:value-type="string" office:string-value="6.3.1." calcext:value-type="string">
            <text:p>6.3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Packaging" table:style-name="ta1" table:print="false">
        <table:table-column table:style-name="co19" table:default-cell-style-name="Default"/>
        <table:table-column table:style-name="co20" table:default-cell-style-name="ce213"/>
        <table:table-column table:style-name="co21" table:default-cell-style-name="Default"/>
        <table:table-column table:style-name="co22" table:default-cell-style-name="ce141"/>
        <table:table-column table:style-name="co23" table:default-cell-style-name="Default"/>
        <table:table-column table:style-name="co24" table:default-cell-style-name="Default"/>
        <table:table-column table:style-name="co25" table:default-cell-style-name="ce248"/>
        <table:table-column table:style-name="co25" table:default-cell-style-name="ce270"/>
        <table:table-column table:style-name="co25" table:default-cell-style-name="ce248"/>
        <table:table-column table:style-name="co25" table:default-cell-style-name="ce270"/>
        <table:table-column table:style-name="co18" table:number-columns-repeated="1014" table:default-cell-style-name="Default"/>
        <table:table-row table:style-name="ro1">
          <table:table-cell table:style-name="ce201"/>
          <table:table-cell table:style-name="ce207" table:number-columns-repeated="4"/>
          <table:table-cell table:style-name="ce240" office:value-type="string" calcext:value-type="string">
            <text:p>Duration</text:p>
          </table:table-cell>
          <table:table-cell table:style-name="ce249" office:value-type="string" calcext:value-type="string">
            <text:p>Step</text:p>
          </table:table-cell>
          <table:table-cell table:style-name="ce267"/>
          <table:table-cell table:style-name="ce249" office:value-type="string" calcext:value-type="string">
            <text:p>Total</text:p>
          </table:table-cell>
          <table:table-cell table:style-name="ce267"/>
          <table:table-cell table:style-name="ce207" table:number-columns-repeated="54"/>
          <table:table-cell table:number-columns-repeated="960"/>
        </table:table-row>
        <table:table-row table:style-name="ro1">
          <table:table-cell table:style-name="ce203"/>
          <table:table-cell table:style-name="ce209" table:number-columns-repeated="4"/>
          <table:table-cell table:style-name="ce242"/>
          <table:table-cell table:style-name="ce254"/>
          <table:table-cell table:style-name="ce268"/>
          <table:table-cell table:style-name="ce254"/>
          <table:table-cell table:style-name="ce268"/>
          <table:table-cell table:style-name="ce209" table:number-columns-repeated="54"/>
          <table:table-cell table:number-columns-repeated="960"/>
        </table:table-row>
        <table:table-row table:style-name="ro2">
          <table:table-cell table:style-name="ce204" office:value-type="float" office:value="7" calcext:value-type="float">
            <text:p>7.</text:p>
          </table:table-cell>
          <table:table-cell table:style-name="ce211"/>
          <table:table-cell table:style-name="ce219"/>
          <table:table-cell table:style-name="ce229"/>
          <table:table-cell table:style-name="ce211" office:value-type="string" calcext:value-type="string">
            <text:p>Packaging</text:p>
          </table:table-cell>
          <table:table-cell table:style-name="ce219"/>
          <table:table-cell table:style-name="ce255" office:value-type="time" office:time-value="PT00H00M00S" calcext:value-type="time">
            <text:p>00:00</text:p>
          </table:table-cell>
          <table:table-cell table:style-name="ce269" table:formula="of:=[.G3]+SUM([.G4:.G65539])" office:value-type="time" office:time-value="PT00H40M00S" calcext:value-type="time">
            <text:p>00:40</text:p>
          </table:table-cell>
          <table:table-cell table:style-name="ce255" table:formula="of:=['6. Installation Testing'.$J$3]" office:value-type="time" office:time-value="PT30H50M00S" calcext:value-type="time">
            <text:p>30:50</text:p>
          </table:table-cell>
          <table:table-cell table:style-name="ce269" table:formula="of:=MAX([.I4:.I65539])" office:value-type="time" office:time-value="PT31H30M00S" calcext:value-type="time">
            <text:p>31:30</text:p>
          </table:table-cell>
          <table:table-cell table:style-name="ce276" table:number-columns-repeated="1014"/>
        </table:table-row>
        <table:table-row table:style-name="ro1">
          <table:table-cell table:style-name="ce205"/>
          <table:table-cell table:style-name="ce151"/>
          <table:table-cell table:number-columns-repeated="1022"/>
        </table:table-row>
        <table:table-row table:style-name="ro1">
          <table:table-cell table:style-name="ce123"/>
          <table:table-cell table:style-name="ce212" table:formula="of:=CONCATENATE([.A$3]; &quot;.&quot;; COUNTA([.B$5:.B5]); &quot;.&quot;)" office:value-type="string" office:string-value="7.1." calcext:value-type="string">
            <text:p>7.1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Commit and tag YAT</text:p>
          </table:table-cell>
          <table:table-cell table:style-name="ce228"/>
          <table:table-cell table:style-name="ce256" office:value-type="time" office:time-value="PT00H10M00S" calcext:value-type="time">
            <text:p>00:10</text:p>
          </table:table-cell>
          <table:table-cell table:style-name="ce271"/>
          <table:table-cell table:style-name="ce256" table:formula="of:=MAX([.I$1:.I4])+[.G5]" office:value-type="time" office:time-value="PT31H00M00S" calcext:value-type="time">
            <text:p>31:00</text:p>
          </table:table-cell>
          <table:table-cell table:style-name="ce275"/>
          <table:table-cell table:style-name="ce123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 table:formula="of:=CONCATENATE([.B$5]; COUNTA([.C$6:.C6]); &quot;.&quot;)" office:value-type="string" office:string-value="7.1.1." calcext:value-type="string">
            <text:p>7.1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7]); &quot;.&quot;)" office:value-type="string" office:string-value="7.1.2." calcext:value-type="string">
            <text:p>7.1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9"/>&gt; New name e.g. "&lt;...&gt;/tags/yat-2-4-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9"/>&gt; Message e.g. "YAT 2.4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3"/>&gt; Wait for completion, just takes a few secon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9"/>&gt; Prepare release mail in the meantim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17]); &quot;.&quot;)" office:value-type="string" office:string-value="7.1.3." calcext:value-type="string">
            <text:p>7.1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367" office:value-type="string" calcext:value-type="string">
            <text:p>Not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367" office:value-type="string" calcext:value-type="string">
            <text:p>&gt; Technically the build should be done based on the ta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367" office:value-type="string" calcext:value-type="string">
            <text:p><text:span text:style-name="T15">    However, for being able to perform installation testing, </text:span>tagging is done after buil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367" office:value-type="string" calcext:value-type="string">
            <text:p>&gt; At the release of YAT 2.4.0, the TortoiseSVN Repo Browser crashed on tagging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67" office:value-type="string" calcext:value-type="string">
            <text:p><text:s text:c="4"/>&gt; Using AnhkSVN has worked fine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3"/>
          <table:table-cell table:style-name="ce212" table:formula="of:=CONCATENATE([.A$3]; &quot;.&quot;; COUNTA([.B$5:.B26]); &quot;.&quot;)" office:value-type="string" office:string-value="7.2." calcext:value-type="string">
            <text:p>7.2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Pack YAT</text:p>
          </table:table-cell>
          <table:table-cell table:style-name="ce228"/>
          <table:table-cell table:style-name="ce256" office:value-type="time" office:time-value="PT00H30M00S" calcext:value-type="time">
            <text:p>00:30</text:p>
          </table:table-cell>
          <table:table-cell table:style-name="ce271"/>
          <table:table-cell table:style-name="ce256" table:formula="of:=MAX([.I$1:.I16])+[.G26]" office:value-type="time" office:time-value="PT31H30M00S" calcext:value-type="time">
            <text:p>31:30</text:p>
          </table:table-cell>
          <table:table-cell table:style-name="ce275"/>
          <table:table-cell table:style-name="ce123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 table:formula="of:=CONCATENATE([.B$26]; COUNTA([.C$27:.C27]); &quot;.&quot;)" office:value-type="string" office:string-value="7.2.1." calcext:value-type="string">
            <text:p>7.2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reate a new folder in "&lt;Offline\Releases&gt;" based on the templat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26]; COUNTA([.C$27:.C28]); &quot;.&quot;)" office:value-type="string" office:string-value="7.2.2." calcext:value-type="string">
            <text:p>7.2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Fill-in "\Distribution" based on "\YAT\!-Doc.Project\6 - Release\Distribution Templa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26]; COUNTA([.C$27:.C29]); &quot;.&quot;)" office:value-type="string" office:string-value="7.2.3." calcext:value-type="string">
            <text:p>7.2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Update the 6 folders in "\Distribution"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Assemble "Binaries"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pan text:style-name="T7">   &gt; Open </text:span><text:span text:style-name="T22"><text:a xlink:href="../../../../../../../../Program%20Files/YAT" xlink:type="simple">C:\Program Files\YAT</text:a></text:span> and count the number of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7"/>&gt; 26 .dl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7"/>&gt; 2 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7"/>&gt; 2 .exe.confi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3"/>&gt; Copy "YAT.exe", "*.dll" and "YAT.exe.config"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7"/>&gt; "\YAT\bin\Release" =&gt; Any CPU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391" office:value-type="string" calcext:value-type="string">
            <text:p><text:s text:c="11"/>(See [5. Build] for background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pan text:style-name="T7">   &gt; Copy "YATConsole.exe" and "YATConsole.exe.confg" </text:span>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pan text:style-name="T7">   &gt; Copy "DejaVu Info" from installed </text:span><text:span text:style-name="T7"><text:a xlink:href="../../../../../../../../Program%20Files/YAT" xlink:type="simple">C:\Program Files\YAT</text:a></text:span><text:span text:style-name="T22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pan text:style-name="T7">   &gt; Copy "netrtfwriter Info" from installed </text:span><text:span text:style-name="T22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pan text:style-name="T7">   &gt; Copy "OxyPlot Info" from installed </text:span><text:span text:style-name="T22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26]; COUNTA([.C$27:.C44]); &quot;.&quot;)" office:value-type="string" office:string-value="7.2.4." calcext:value-type="string">
            <text:p>7.2.4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Run sanity check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3"/>&gt; x64 YAT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7"/>&gt; Open [Help &gt;About…] and fill the build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3"/>&gt; x86 YATConsole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7"/>&gt; Open [Help &gt;About…] and fill the build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26]; COUNTA([.C$27:.C49]); &quot;.&quot;)" office:value-type="string" office:string-value="7.2.5." calcext:value-type="string">
            <text:p>7.2.5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Zip within folders, i.e. shall not contain the folder again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26]; COUNTA([.C$27:.C51]); &quot;.&quot;)" office:value-type="string" office:string-value="7.2.6." calcext:value-type="string">
            <text:p>7.2.6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91" office:value-type="string" calcext:value-type="string">
            <text:p><text:s text:c="4"/>(Named x64 even though it is using 'Any CPU' builds for not confusing the users.)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91" office:value-type="string" calcext:value-type="string">
            <text:p><text:s text:c="4"/>(Also, x64 clearly indicates the target, as well as "C:\Program Files\".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0_x86_(32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91" office:value-type="string" calcext:value-type="string">
            <text:p><text:s text:c="4"/>(Binaries last corresponding to order of package folders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26]; COUNTA([.C$27:.C61]); &quot;.&quot;)" office:value-type="string" office:string-value="7.2.7." calcext:value-type="string">
            <text:p>7.2.7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02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02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02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02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Upload" table:style-name="ta1" table:print="false">
        <table:table-column table:style-name="co19" table:default-cell-style-name="Default"/>
        <table:table-column table:style-name="co20" table:default-cell-style-name="ce213"/>
        <table:table-column table:style-name="co21" table:default-cell-style-name="Default"/>
        <table:table-column table:style-name="co22" table:default-cell-style-name="ce141"/>
        <table:table-column table:style-name="co23" table:default-cell-style-name="Default"/>
        <table:table-column table:style-name="co24" table:default-cell-style-name="Default"/>
        <table:table-column table:style-name="co25" table:default-cell-style-name="ce248"/>
        <table:table-column table:style-name="co25" table:default-cell-style-name="ce270"/>
        <table:table-column table:style-name="co25" table:default-cell-style-name="ce248"/>
        <table:table-column table:style-name="co25" table:default-cell-style-name="ce270"/>
        <table:table-column table:style-name="co18" table:number-columns-repeated="1014" table:default-cell-style-name="Default"/>
        <table:table-row table:style-name="ro1">
          <table:table-cell table:style-name="ce201"/>
          <table:table-cell table:style-name="ce207" table:number-columns-repeated="4"/>
          <table:table-cell table:style-name="ce240" office:value-type="string" calcext:value-type="string">
            <text:p>Duration</text:p>
          </table:table-cell>
          <table:table-cell table:style-name="ce249" office:value-type="string" calcext:value-type="string">
            <text:p>Step</text:p>
          </table:table-cell>
          <table:table-cell table:style-name="ce267"/>
          <table:table-cell table:style-name="ce249" office:value-type="string" calcext:value-type="string">
            <text:p>Total</text:p>
          </table:table-cell>
          <table:table-cell table:style-name="ce267"/>
          <table:table-cell table:style-name="ce207" table:number-columns-repeated="54"/>
          <table:table-cell table:number-columns-repeated="960"/>
        </table:table-row>
        <table:table-row table:style-name="ro1">
          <table:table-cell table:style-name="ce203"/>
          <table:table-cell table:style-name="ce209" table:number-columns-repeated="4"/>
          <table:table-cell table:style-name="ce242"/>
          <table:table-cell table:style-name="ce254"/>
          <table:table-cell table:style-name="ce268"/>
          <table:table-cell table:style-name="ce254"/>
          <table:table-cell table:style-name="ce268"/>
          <table:table-cell table:style-name="ce209" table:number-columns-repeated="54"/>
          <table:table-cell table:number-columns-repeated="960"/>
        </table:table-row>
        <table:table-row table:style-name="ro2">
          <table:table-cell table:style-name="ce204" office:value-type="float" office:value="8" calcext:value-type="float">
            <text:p>8.</text:p>
          </table:table-cell>
          <table:table-cell table:style-name="ce211"/>
          <table:table-cell table:style-name="ce219"/>
          <table:table-cell table:style-name="ce229"/>
          <table:table-cell table:style-name="ce211" office:value-type="string" calcext:value-type="string">
            <text:p>Upload</text:p>
          </table:table-cell>
          <table:table-cell table:style-name="ce219"/>
          <table:table-cell table:style-name="ce255" office:value-type="time" office:time-value="PT00H00M00S" calcext:value-type="time">
            <text:p>00:00</text:p>
          </table:table-cell>
          <table:table-cell table:style-name="ce269" table:formula="of:=[.G3]+SUM([.G4:.G65533])" office:value-type="time" office:time-value="PT01H50M00S" calcext:value-type="time">
            <text:p>01:50</text:p>
          </table:table-cell>
          <table:table-cell table:style-name="ce255" table:formula="of:=['6. Installation Testing'.$J$3]" office:value-type="time" office:time-value="PT30H50M00S" calcext:value-type="time">
            <text:p>30:50</text:p>
          </table:table-cell>
          <table:table-cell table:style-name="ce269" table:formula="of:=MAX([.I4:.I65533])" office:value-type="time" office:time-value="PT32H40M00S" calcext:value-type="time">
            <text:p>32:40</text:p>
          </table:table-cell>
          <table:table-cell table:style-name="ce276" table:number-columns-repeated="1014"/>
        </table:table-row>
        <table:table-row table:style-name="ro1">
          <table:table-cell table:style-name="ce205"/>
          <table:table-cell table:style-name="ce151"/>
          <table:table-cell table:number-columns-repeated="1022"/>
        </table:table-row>
        <table:table-row table:style-name="ro1">
          <table:table-cell table:style-name="ce123"/>
          <table:table-cell table:style-name="ce212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Update statistics</text:p>
          </table:table-cell>
          <table:table-cell table:style-name="ce228"/>
          <table:table-cell table:style-name="ce256" office:value-type="time" office:time-value="PT00H20M00S" calcext:value-type="time">
            <text:p>00:20</text:p>
          </table:table-cell>
          <table:table-cell table:style-name="ce271"/>
          <table:table-cell table:style-name="ce256" table:formula="of:=MAX([.I$1:.I4])+[.G5]" office:value-type="time" office:time-value="PT31H10M00S" calcext:value-type="time">
            <text:p>31:10</text:p>
          </table:table-cell>
          <table:table-cell table:style-name="ce271"/>
          <table:table-cell table:style-name="ce123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 table:formula="of:=CONCATENATE([.B$5]; COUNTA([.C$6:.C6]); &quot;.&quot;)" office:value-type="string" office:string-value="8.1.1." calcext:value-type="string">
            <text:p>8.1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Update "\YAT\!-Doc.SourceForge\Statistics.od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367" office:value-type="string" calcext:value-type="string">
            <text:p>Note: More than 10 min if statistics is completely updat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style-name="ce123"/>
          <table:table-cell table:style-name="ce212" table:formula="of:=CONCATENATE([.A$3]; &quot;.&quot;; COUNTA([.B$5:.B9]); &quot;.&quot;)" office:value-type="string" office:string-value="8.2." calcext:value-type="string">
            <text:p>8.2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Prepare upload</text:p>
          </table:table-cell>
          <table:table-cell table:style-name="ce228"/>
          <table:table-cell table:style-name="ce256" office:value-type="time" office:time-value="PT00H10M00S" calcext:value-type="time">
            <text:p>00:10</text:p>
          </table:table-cell>
          <table:table-cell table:style-name="ce271"/>
          <table:table-cell table:style-name="ce256" table:formula="of:=MAX([.I$1:.I8])+[.G9]" office:value-type="time" office:time-value="PT31H20M00S" calcext:value-type="time">
            <text:p>31:20</text:p>
          </table:table-cell>
          <table:table-cell table:style-name="ce275"/>
          <table:table-cell table:style-name="ce123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 table:formula="of:=CONCATENATE([.B$9]; COUNTA([.C$10:.C10]); &quot;.&quot;)" office:value-type="string" office:string-value="8.2.1." calcext:value-type="string">
            <text:p>8.2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403" office:value-type="string" calcext:value-type="string">
            <text:p>&gt; Ensure that new folder as well as files are "owned" by neutral u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9]; COUNTA([.C$10:.C12]); &quot;.&quot;)" office:value-type="string" office:string-value="8.2.2." calcext:value-type="string">
            <text:p>8.2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9]; COUNTA([.C$10:.C13]); &quot;.&quot;)" office:value-type="string" office:string-value="8.2.3." calcext:value-type="string">
            <text:p>8.2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Add archive folder (e.g. "Version 2.1.0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9]; COUNTA([.C$10:.C14]); &quot;.&quot;)" office:value-type="string" office:string-value="8.2.4." calcext:value-type="string">
            <text:p>8.2.4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Then drag and drop files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404" office:value-type="string" calcext:value-type="string">
            <text:p><text:s text:c="4"/>&gt; Sequentially move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4"/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pan text:style-name="T7">        &gt; RelNotes – </text:span>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9]; COUNTA([.C$10:.C25]); &quot;.&quot;)" office:value-type="string" office:string-value="8.2.5." calcext:value-type="string">
            <text:p>8.2.5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Exclude archived RelNotes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3"/>
          <table:table-cell table:style-name="ce212" table:formula="of:=CONCATENATE([.A$3]; &quot;.&quot;; COUNTA([.B$5:.B27]); &quot;.&quot;)" office:value-type="string" office:string-value="8.3." calcext:value-type="string">
            <text:p>8.3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Add release</text:p>
          </table:table-cell>
          <table:table-cell table:style-name="ce228"/>
          <table:table-cell table:style-name="ce256" office:value-type="time" office:time-value="PT01H00M00S" calcext:value-type="time">
            <text:p>01:00</text:p>
          </table:table-cell>
          <table:table-cell table:style-name="ce271"/>
          <table:table-cell table:style-name="ce256" table:formula="of:=MAX([.I$1:.I26])+[.G27]" office:value-type="time" office:time-value="PT32H20M00S" calcext:value-type="time">
            <text:p>32:20</text:p>
          </table:table-cell>
          <table:table-cell table:style-name="ce275"/>
          <table:table-cell table:style-name="ce123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 table:formula="of:=CONCATENATE([.B$27]; COUNTA([.C$28:.C28]); &quot;.&quot;)" office:value-type="string" office:string-value="8.3.1." calcext:value-type="string">
            <text:p>8.3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404" office:value-type="string" calcext:value-type="string">
            <text:p>&gt; Sequenti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8"/>&gt; Check whether content of file limited to 64 KB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Large uploads take 20-30 minutes (for ~140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27]; COUNTA([.C$28:.C35]); &quot;.&quot;)" office:value-type="string" office:string-value="8.3.2." calcext:value-type="string">
            <text:p>8.3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27]; COUNTA([.C$28:.C36]); &quot;.&quot;)" office:value-type="string" office:string-value="8.3.3." calcext:value-type="string">
            <text:p>8.3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27]; COUNTA([.C$28:.C37]); &quot;.&quot;)" office:value-type="string" office:string-value="8.3.4." calcext:value-type="string">
            <text:p>8.3.4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27]; COUNTA([.C$28:.C38]); &quot;.&quot;)" office:value-type="string" office:string-value="8.3.5." calcext:value-type="string">
            <text:p>8.3.5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style-name="ce123"/>
          <table:table-cell table:style-name="ce212" table:formula="of:=CONCATENATE([.A$3]; &quot;.&quot;; COUNTA([.B$5:.B40]); &quot;.&quot;)" office:value-type="string" office:string-value="8.4." calcext:value-type="string">
            <text:p>8.4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Check release and release notes</text:p>
          </table:table-cell>
          <table:table-cell table:style-name="ce228"/>
          <table:table-cell table:style-name="ce256" office:value-type="time" office:time-value="PT00H10M00S" calcext:value-type="time">
            <text:p>00:10</text:p>
          </table:table-cell>
          <table:table-cell table:style-name="ce271"/>
          <table:table-cell table:style-name="ce256" table:formula="of:=MAX([.I$1:.I39])+[.G40]" office:value-type="time" office:time-value="PT32H30M00S" calcext:value-type="time">
            <text:p>32:30</text:p>
          </table:table-cell>
          <table:table-cell table:style-name="ce275"/>
          <table:table-cell table:style-name="ce123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 table:formula="of:=CONCATENATE([.B$40]; COUNTA([.C$41:.C41]); &quot;.&quot;)" office:value-type="string" office:string-value="8.4.1." calcext:value-type="string">
            <text:p>8.4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0]; COUNTA([.C$41:.C43]); &quot;.&quot;)" office:value-type="string" office:string-value="8.4.2." calcext:value-type="string">
            <text:p>8.4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Download default file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0]; COUNTA([.C$41:.C44]); &quot;.&quot;)" office:value-type="string" office:string-value="8.4.3." calcext:value-type="string">
            <text:p>8.4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0]; COUNTA([.C$41:.C45]); &quot;.&quot;)" office:value-type="string" office:string-value="8.4.4." calcext:value-type="string">
            <text:p>8.4.4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<text:span text:style-name="T7">Download all files with Edge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0]; COUNTA([.C$41:.C47]); &quot;.&quot;)" office:value-type="string" office:string-value="8.4.5." calcext:value-type="string">
            <text:p>8.4.5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12" table:formula="of:=CONCATENATE([.A$3]; &quot;.&quot;; COUNTA([.B$5:.B53]); &quot;.&quot;)" office:value-type="string" office:string-value="8.5." calcext:value-type="string">
            <text:p>8.5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Feature request and bug trackers</text:p>
          </table:table-cell>
          <table:table-cell table:style-name="ce228"/>
          <table:table-cell table:style-name="ce256" office:value-type="time" office:time-value="PT00H10M00S" calcext:value-type="time">
            <text:p>00:10</text:p>
          </table:table-cell>
          <table:table-cell table:style-name="ce271"/>
          <table:table-cell table:style-name="ce256" table:formula="of:=MAX([.I$1:.I52])+[.G53]" office:value-type="time" office:time-value="PT32H40M00S" calcext:value-type="time">
            <text:p>32:40</text:p>
          </table:table-cell>
          <table:table-cell table:style-name="ce275"/>
          <table:table-cell table:number-columns-repeated="1014"/>
        </table:table-row>
        <table:table-row table:style-name="ro1">
          <table:table-cell table:number-columns-repeated="2"/>
          <table:table-cell table:style-name="ce213" table:formula="of:=CONCATENATE([.B$53]; COUNTA([.C$54:.C54]); &quot;.&quot;)" office:value-type="string" office:string-value="8.5.1." calcext:value-type="string">
            <text:p>8.5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 Finalization" table:style-name="ta1" table:print="false">
        <table:table-column table:style-name="co19" table:default-cell-style-name="Default"/>
        <table:table-column table:style-name="co20" table:default-cell-style-name="ce213"/>
        <table:table-column table:style-name="co21" table:default-cell-style-name="Default"/>
        <table:table-column table:style-name="co22" table:default-cell-style-name="ce141"/>
        <table:table-column table:style-name="co23" table:default-cell-style-name="Default"/>
        <table:table-column table:style-name="co24" table:default-cell-style-name="Default"/>
        <table:table-column table:style-name="co25" table:default-cell-style-name="ce248"/>
        <table:table-column table:style-name="co25" table:default-cell-style-name="ce270"/>
        <table:table-column table:style-name="co25" table:default-cell-style-name="ce248"/>
        <table:table-column table:style-name="co25" table:default-cell-style-name="ce270"/>
        <table:table-column table:style-name="co18" table:number-columns-repeated="1014" table:default-cell-style-name="Default"/>
        <table:table-row table:style-name="ro1">
          <table:table-cell table:style-name="ce201"/>
          <table:table-cell table:style-name="ce207" table:number-columns-repeated="4"/>
          <table:table-cell table:style-name="ce240" office:value-type="string" calcext:value-type="string">
            <text:p>Duration</text:p>
          </table:table-cell>
          <table:table-cell table:style-name="ce249" office:value-type="string" calcext:value-type="string">
            <text:p>Step</text:p>
          </table:table-cell>
          <table:table-cell table:style-name="ce267"/>
          <table:table-cell table:style-name="ce249" office:value-type="string" calcext:value-type="string">
            <text:p>Total</text:p>
          </table:table-cell>
          <table:table-cell table:style-name="ce267"/>
          <table:table-cell table:style-name="ce207" table:number-columns-repeated="54"/>
          <table:table-cell table:number-columns-repeated="960"/>
        </table:table-row>
        <table:table-row table:style-name="ro1">
          <table:table-cell table:style-name="ce203"/>
          <table:table-cell table:style-name="ce209" table:number-columns-repeated="4"/>
          <table:table-cell table:style-name="ce242"/>
          <table:table-cell table:style-name="ce254"/>
          <table:table-cell table:style-name="ce268"/>
          <table:table-cell table:style-name="ce254"/>
          <table:table-cell table:style-name="ce268"/>
          <table:table-cell table:style-name="ce209" table:number-columns-repeated="54"/>
          <table:table-cell table:number-columns-repeated="960"/>
        </table:table-row>
        <table:table-row table:style-name="ro2">
          <table:table-cell table:style-name="ce204" office:value-type="float" office:value="9" calcext:value-type="float">
            <text:p>9.</text:p>
          </table:table-cell>
          <table:table-cell table:style-name="ce211"/>
          <table:table-cell table:style-name="ce219"/>
          <table:table-cell table:style-name="ce229"/>
          <table:table-cell table:style-name="ce211" office:value-type="string" calcext:value-type="string">
            <text:p>Finalization</text:p>
          </table:table-cell>
          <table:table-cell table:style-name="ce219"/>
          <table:table-cell table:style-name="ce255" office:value-type="time" office:time-value="PT00H00M00S" calcext:value-type="time">
            <text:p>00:00</text:p>
          </table:table-cell>
          <table:table-cell table:style-name="ce269" table:formula="of:=[.G3]+SUM([.G4:.G65532])" office:value-type="time" office:time-value="PT03H30M00S" calcext:value-type="time">
            <text:p>03:30</text:p>
          </table:table-cell>
          <table:table-cell table:style-name="ce255" table:formula="of:=['8. Upload'.$J$3]" office:value-type="time" office:time-value="PT32H40M00S" calcext:value-type="time">
            <text:p>32:40</text:p>
          </table:table-cell>
          <table:table-cell table:style-name="ce269" table:formula="of:=MAX([.I4:.I65532])" office:value-type="time" office:time-value="PT35H40M00S" calcext:value-type="time">
            <text:p>35:40</text:p>
          </table:table-cell>
          <table:table-cell table:style-name="ce276" table:number-columns-repeated="1014"/>
        </table:table-row>
        <table:table-row table:style-name="ro1">
          <table:table-cell table:style-name="ce205"/>
          <table:table-cell table:style-name="ce151"/>
          <table:table-cell table:number-columns-repeated="1022"/>
        </table:table-row>
        <table:table-row table:style-name="ro1">
          <table:table-cell table:style-name="ce123"/>
          <table:table-cell table:style-name="ce212" table:formula="of:=CONCATENATE([.A$3]; &quot;.&quot;; COUNTA([.B5]); &quot;.&quot;)" office:value-type="string" office:string-value="9.1." calcext:value-type="string">
            <text:p>9.1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Send email to the YAT mailing list (Attention: Mail delay up to 60 min !!!)</text:p>
          </table:table-cell>
          <table:table-cell table:style-name="ce228"/>
          <table:table-cell table:style-name="ce256" office:value-type="time" office:time-value="PT00H30M00S" calcext:value-type="time">
            <text:p>00:30</text:p>
          </table:table-cell>
          <table:table-cell table:style-name="ce271"/>
          <table:table-cell table:style-name="ce256" table:formula="of:=MAX([.I$1:.I4])+[.G5]" office:value-type="time" office:time-value="PT33H10M00S" calcext:value-type="time">
            <text:p>33:10</text:p>
          </table:table-cell>
          <table:table-cell table:style-name="ce271"/>
          <table:table-cell table:style-name="ce123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 table:formula="of:=CONCATENATE([.B$5]; COUNTA([.C$6:.C6]); &quot;.&quot;)" office:value-type="string" office:string-value="9.1.1." calcext:value-type="string">
            <text:p>9.1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Write e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7]); &quot;.&quot;)" office:value-type="string" office:string-value="9.1.2." calcext:value-type="string">
            <text:p>9.1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9]); &quot;.&quot;)" office:value-type="string" office:string-value="9.1.3." calcext:value-type="string">
            <text:p>9.1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10]); &quot;.&quot;)" office:value-type="string" office:string-value="9.1.4." calcext:value-type="string">
            <text:p>9.1.4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11]); &quot;.&quot;)" office:value-type="string" office:string-value="9.1.5." calcext:value-type="string">
            <text:p>9.1.5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12]); &quot;.&quot;)" office:value-type="string" office:string-value="9.1.6." calcext:value-type="string">
            <text:p>9.1.6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Thunderbird: [Options &gt; Encoding &gt; Unicode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14]); &quot;.&quot;)" office:value-type="string" office:string-value="9.1.7." calcext:value-type="string">
            <text:p>9.1.7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Thunderbird: [Options &gt; Format &gt; Text+HTML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16]); &quot;.&quot;)" office:value-type="string" office:string-value="9.1.8." calcext:value-type="string">
            <text:p>9.1.8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Send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17]); &quot;.&quot;)" office:value-type="string" office:string-value="9.1.9." calcext:value-type="string">
            <text:p>9.1.9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Save e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18]); &quot;.&quot;)" office:value-type="string" office:string-value="9.1.10." calcext:value-type="string">
            <text:p>9.1.10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Accept email as moderator in mailman at https://lists.sourceforge.net/lists/admin/y-a-terminal-user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Access is described in offline dat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3"/>
          <table:table-cell table:style-name="ce212" table:formula="of:=CONCATENATE([.A$3]; &quot;.&quot;; COUNTA([.B$5:.B23]); &quot;.&quot;)" office:value-type="string" office:string-value="9.2." calcext:value-type="string">
            <text:p>9.2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<text:span text:style-name="T23">Submit news</text:span></text:p>
          </table:table-cell>
          <table:table-cell table:style-name="ce228"/>
          <table:table-cell table:style-name="ce256" office:value-type="time" office:time-value="PT00H15M00S" calcext:value-type="time">
            <text:p>00:15</text:p>
          </table:table-cell>
          <table:table-cell table:style-name="ce271"/>
          <table:table-cell table:style-name="ce256" table:formula="of:=MAX([.I$1:.I22])+[.G23]" office:value-type="time" office:time-value="PT33H25M00S" calcext:value-type="time">
            <text:p>33:25</text:p>
          </table:table-cell>
          <table:table-cell table:style-name="ce275"/>
          <table:table-cell table:style-name="ce123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 table:formula="of:=CONCATENATE([.B$23]; COUNTA([.C$24:.C24]); &quot;.&quot;)" office:value-type="string" office:string-value="9.2.1." calcext:value-type="string">
            <text:p>9.2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[Develop &gt; News &gt; New Post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4"/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8"/>"YAT 2.4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4"/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405" office:value-type="string" calcext:value-type="string">
            <text:p><text:s text:c="8"/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3"/>
          <table:table-cell table:style-name="ce212" table:formula="of:=CONCATENATE([.A$3]; &quot;.&quot;; COUNTA([.B$5:.B30]); &quot;.&quot;)" office:value-type="string" office:string-value="9.3." calcext:value-type="string">
            <text:p>9.3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Cleanup</text:p>
          </table:table-cell>
          <table:table-cell table:style-name="ce228"/>
          <table:table-cell table:style-name="ce256" office:value-type="time" office:time-value="PT00H15M00S" calcext:value-type="time">
            <text:p>00:15</text:p>
          </table:table-cell>
          <table:table-cell table:style-name="ce271"/>
          <table:table-cell table:style-name="ce313" table:formula="of:=MAX([.I$1:.I29])+[.G30]" office:value-type="time" office:time-value="PT33H40M00S" calcext:value-type="time">
            <text:p>09:40:00</text:p>
          </table:table-cell>
          <table:table-cell table:style-name="ce275"/>
          <table:table-cell table:style-name="ce123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 table:formula="of:=CONCATENATE([.B$30]; COUNTA([.C$31:.C31]); &quot;.&quot;)" office:value-type="string" office:string-value="9.3.1." calcext:value-type="string">
            <text:p>9.3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30]; COUNTA([.C$31:.C32]); &quot;.&quot;)" office:value-type="string" office:string-value="9.3.2." calcext:value-type="string">
            <text:p>9.3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30]; COUNTA([.C$31:.C34]); &quot;.&quot;)" office:value-type="string" office:string-value="9.3.3." calcext:value-type="string">
            <text:p>9.3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30]; COUNTA([.C$31:.C35]); &quot;.&quot;)" office:value-type="string" office:string-value="9.3.4." calcext:value-type="string">
            <text:p>9.3.4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Also send mail to the office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30]; COUNTA([.C$31:.C37]); &quot;.&quot;)" office:value-type="string" office:string-value="9.3.5." calcext:value-type="string">
            <text:p>9.3.5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style-name="ce123"/>
          <table:table-cell table:style-name="ce212" table:formula="of:=CONCATENATE([.A$3]; &quot;.&quot;; COUNTA([.B$5:.B39]); &quot;.&quot;)" office:value-type="string" office:string-value="9.4." calcext:value-type="string">
            <text:p>9.4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Upgrade tools</text:p>
          </table:table-cell>
          <table:table-cell table:style-name="ce228"/>
          <table:table-cell table:style-name="ce256" office:value-type="time" office:time-value="PT01H00M00S" calcext:value-type="time">
            <text:p>01:00</text:p>
          </table:table-cell>
          <table:table-cell table:style-name="ce271"/>
          <table:table-cell table:style-name="ce313" table:formula="of:=MAX([.I$1:.I29])+[.G39]" office:value-type="time" office:time-value="PT34H25M00S" calcext:value-type="time">
            <text:p>10:25:00</text:p>
          </table:table-cell>
          <table:table-cell table:style-name="ce275"/>
          <table:table-cell table:style-name="ce123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 table:formula="of:=CONCATENATE([.B$39]; COUNTA([.C$40:.C40]); &quot;.&quot;)" office:value-type="string" office:string-value="9.4.1." calcext:value-type="string">
            <text:p>9.4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39]; COUNTA([.C$40:.C42]); &quot;.&quot;)" office:value-type="string" office:string-value="9.4.2." calcext:value-type="string">
            <text:p>9.4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39]; COUNTA([.C$40:.C43]); &quot;.&quot;)" office:value-type="string" office:string-value="9.4.3." calcext:value-type="string">
            <text:p>9.4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3"/>
          <table:table-cell table:style-name="ce212" table:formula="of:=CONCATENATE([.A$3]; &quot;.&quot;; COUNTA([.B$5:.B45]); &quot;.&quot;)" office:value-type="string" office:string-value="9.5." calcext:value-type="string">
            <text:p>9.5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Recreate and verify working copy</text:p>
          </table:table-cell>
          <table:table-cell table:style-name="ce228"/>
          <table:table-cell table:style-name="ce256" office:value-type="time" office:time-value="PT00H15M00S" calcext:value-type="time">
            <text:p>00:15</text:p>
          </table:table-cell>
          <table:table-cell table:style-name="ce271"/>
          <table:table-cell table:style-name="ce313" table:formula="of:=MAX([.I$1:.I37])+[.G45]" office:value-type="time" office:time-value="PT33H55M00S" calcext:value-type="time">
            <text:p>09:55:00</text:p>
          </table:table-cell>
          <table:table-cell table:style-name="ce275"/>
          <table:table-cell table:style-name="ce123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 table:formula="of:=CONCATENATE([.B$45]; COUNTA([.C$46:.C46]); &quot;.&quot;)" office:value-type="string" office:string-value="9.5.1." calcext:value-type="string">
            <text:p>9.5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heck the tag revision out into "Tag &lt;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5]; COUNTA([.C$46:.C47]); &quot;.&quot;)" office:value-type="string" office:string-value="9.5.2." calcext:value-type="string">
            <text:p>9.5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Intermediate _ ensures proper order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5]; COUNTA([.C$46:.C49]); &quot;.&quot;)" office:value-type="string" office:string-value="9.5.3." calcext:value-type="string">
            <text:p>9.5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5]; COUNTA([.C$46:.C50]); &quot;.&quot;)" office:value-type="string" office:string-value="9.5.4." calcext:value-type="string">
            <text:p>9.5.4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5]; COUNTA([.C$46:.C51]); &quot;.&quot;)" office:value-type="string" office:string-value="9.5.5." calcext:value-type="string">
            <text:p>9.5.5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5]; COUNTA([.C$46:.C53]); &quot;.&quot;)" office:value-type="string" office:string-value="9.5.6." calcext:value-type="string">
            <text:p>9.5.6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5]; COUNTA([.C$46:.C54]); &quot;.&quot;)" office:value-type="string" office:string-value="9.5.7." calcext:value-type="string">
            <text:p>9.5.7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5]; COUNTA([.C$46:.C55]); &quot;.&quot;)" office:value-type="string" office:string-value="9.5.8." calcext:value-type="string">
            <text:p>9.5.8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5]; COUNTA([.C$46:.C56]); &quot;.&quot;)" office:value-type="string" office:string-value="9.5.9." calcext:value-type="string">
            <text:p>9.5.9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5]; COUNTA([.C$46:.C57]); &quot;.&quot;)" office:value-type="string" office:string-value="9.5.10." calcext:value-type="string">
            <text:p>9.5.10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96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96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5]; COUNTA([.C$46:.C60]); &quot;.&quot;)" office:value-type="string" office:string-value="9.5.11." calcext:value-type="string">
            <text:p>9.5.11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5]; COUNTA([.C$46:.C61]); &quot;.&quot;)" office:value-type="string" office:string-value="9.5.12." calcext:value-type="string">
            <text:p>9.5.12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3"/>
          <table:table-cell table:style-name="ce212" table:formula="of:=CONCATENATE([.A$3]; &quot;.&quot;; COUNTA([.B$5:.B63]); &quot;.&quot;)" office:value-type="string" office:string-value="9.6." calcext:value-type="string">
            <text:p>9.6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Archive</text:p>
          </table:table-cell>
          <table:table-cell table:style-name="ce228"/>
          <table:table-cell table:style-name="ce256" office:value-type="time" office:time-value="PT00H15M00S" calcext:value-type="time">
            <text:p>00:15</text:p>
          </table:table-cell>
          <table:table-cell table:style-name="ce271"/>
          <table:table-cell table:style-name="ce313" table:formula="of:=MAX([.I$1:.I62])+[.G63]" office:value-type="time" office:time-value="PT34H40M00S" calcext:value-type="time">
            <text:p>10:40:00</text:p>
          </table:table-cell>
          <table:table-cell table:style-name="ce275"/>
          <table:table-cell table:style-name="ce123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 table:formula="of:=CONCATENATE([.B$63]; COUNTA([.C$64:.C64]); &quot;.&quot;)" office:value-type="string" office:string-value="9.6.1." calcext:value-type="string">
            <text:p>9.6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Archive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3"/>(Note this is the archive, not a backup, that is "Trunk_&lt;New Date&gt;"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63]; COUNTA([.C$64:.C67]); &quot;.&quot;)" office:value-type="string" office:string-value="9.6.2." calcext:value-type="string">
            <text:p>9.6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63]; COUNTA([.C$64:.C68]); &quot;.&quot;)" office:value-type="string" office:string-value="9.6.3." calcext:value-type="string">
            <text:p>9.6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63]; COUNTA([.C$64:.C69]); &quot;.&quot;)" office:value-type="string" office:string-value="9.6.4." calcext:value-type="string">
            <text:p>9.6.4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/>
          <table:table-cell table:style-name="ce212" table:formula="of:=CONCATENATE([.A$3]; &quot;.&quot;; COUNTA([.B$5:.B71]); &quot;.&quot;)" office:value-type="string" office:string-value="9.7." calcext:value-type="string">
            <text:p>9.7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Backup</text:p>
          </table:table-cell>
          <table:table-cell table:style-name="ce228"/>
          <table:table-cell table:style-name="ce256" office:value-type="time" office:time-value="PT01H00M00S" calcext:value-type="time">
            <text:p>01:00</text:p>
          </table:table-cell>
          <table:table-cell table:style-name="ce271"/>
          <table:table-cell table:style-name="ce313" table:formula="of:=MAX([.I$1:.I65])+[.G71]" office:value-type="time" office:time-value="PT35H40M00S" calcext:value-type="time">
            <text:p>11:40:00</text:p>
          </table:table-cell>
          <table:table-cell table:style-name="ce275"/>
          <table:table-cell table:number-columns-repeated="1014"/>
        </table:table-row>
        <table:table-row table:style-name="ro1">
          <table:table-cell table:number-columns-repeated="2"/>
          <table:table-cell table:style-name="ce213" table:formula="of:=CONCATENATE([.B$71]; COUNTA([.C$72:.C72]); &quot;.&quot;)" office:value-type="string" office:string-value="9.7.1." calcext:value-type="string">
            <text:p>9.7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71]; COUNTA([.C$72:.C73]); &quot;.&quot;)" office:value-type="string" office:string-value="9.7.2." calcext:value-type="string">
            <text:p>9.7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Backup the trackers to the offline archiv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71]; COUNTA([.C$72:.C74]); &quot;.&quot;)" office:value-type="string" office:string-value="9.7.3." calcext:value-type="string">
            <text:p>9.7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 table:number-rows-repeated="65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. Aftermath" table:style-name="ta1" table:print="false">
        <table:table-column table:style-name="co27" table:default-cell-style-name="Default"/>
        <table:table-column table:style-name="co13" table:default-cell-style-name="ce213"/>
        <table:table-column table:style-name="co28" table:default-cell-style-name="Default"/>
        <table:table-column table:style-name="co22" table:default-cell-style-name="ce141"/>
        <table:table-column table:style-name="co23" table:default-cell-style-name="Default"/>
        <table:table-column table:style-name="co24" table:default-cell-style-name="Default"/>
        <table:table-column table:style-name="co25" table:default-cell-style-name="ce248"/>
        <table:table-column table:style-name="co25" table:default-cell-style-name="ce270"/>
        <table:table-column table:style-name="co25" table:default-cell-style-name="ce248"/>
        <table:table-column table:style-name="co25" table:default-cell-style-name="ce270"/>
        <table:table-column table:style-name="co18" table:number-columns-repeated="1014" table:default-cell-style-name="Default"/>
        <table:table-row table:style-name="ro1">
          <table:table-cell table:style-name="ce201"/>
          <table:table-cell table:style-name="ce207" table:number-columns-repeated="4"/>
          <table:table-cell table:style-name="ce240" office:value-type="string" calcext:value-type="string">
            <text:p>Duration</text:p>
          </table:table-cell>
          <table:table-cell table:style-name="ce249" office:value-type="string" calcext:value-type="string">
            <text:p>Step</text:p>
          </table:table-cell>
          <table:table-cell table:style-name="ce267"/>
          <table:table-cell table:style-name="ce249" office:value-type="string" calcext:value-type="string">
            <text:p>Total</text:p>
          </table:table-cell>
          <table:table-cell table:style-name="ce267"/>
          <table:table-cell table:style-name="ce207" table:number-columns-repeated="54"/>
          <table:table-cell table:number-columns-repeated="960"/>
        </table:table-row>
        <table:table-row table:style-name="ro1">
          <table:table-cell table:style-name="ce203"/>
          <table:table-cell table:style-name="ce209" table:number-columns-repeated="4"/>
          <table:table-cell table:style-name="ce242"/>
          <table:table-cell table:style-name="ce254"/>
          <table:table-cell table:style-name="ce268"/>
          <table:table-cell table:style-name="ce254"/>
          <table:table-cell table:style-name="ce268"/>
          <table:table-cell table:style-name="ce209" table:number-columns-repeated="54"/>
          <table:table-cell table:number-columns-repeated="960"/>
        </table:table-row>
        <table:table-row table:style-name="ro2">
          <table:table-cell table:style-name="ce204" office:value-type="float" office:value="10" calcext:value-type="float">
            <text:p>10.</text:p>
          </table:table-cell>
          <table:table-cell table:style-name="ce211"/>
          <table:table-cell table:style-name="ce219"/>
          <table:table-cell table:style-name="ce229"/>
          <table:table-cell table:style-name="ce211" office:value-type="string" calcext:value-type="string">
            <text:p>Aftermath</text:p>
          </table:table-cell>
          <table:table-cell table:style-name="ce219"/>
          <table:table-cell table:style-name="ce255" office:value-type="time" office:time-value="PT00H00M00S" calcext:value-type="time">
            <text:p>00:00</text:p>
          </table:table-cell>
          <table:table-cell table:style-name="ce269" table:formula="of:=[.G3]+SUM([.G4:.G65479])" office:value-type="time" office:time-value="PT00H15M00S" calcext:value-type="time">
            <text:p>00:15</text:p>
          </table:table-cell>
          <table:table-cell table:style-name="ce255" table:formula="of:=['9. Finalization'.$J$3]" office:value-type="time" office:time-value="PT35H40M00S" calcext:value-type="time">
            <text:p>35:40</text:p>
          </table:table-cell>
          <table:table-cell table:style-name="ce269" table:formula="of:=MAX([.I4:.I65479])" office:value-type="time" office:time-value="PT35H55M00S" calcext:value-type="time">
            <text:p>35:55</text:p>
          </table:table-cell>
          <table:table-cell table:style-name="ce276" table:number-columns-repeated="1014"/>
        </table:table-row>
        <table:table-row table:style-name="ro1">
          <table:table-cell table:style-name="ce205"/>
          <table:table-cell table:style-name="ce151"/>
          <table:table-cell table:number-columns-repeated="1022"/>
        </table:table-row>
        <table:table-row table:style-name="ro1">
          <table:table-cell/>
          <table:table-cell table:style-name="ce212" table:formula="of:=CONCATENATE([.A$3]; &quot;.&quot;; COUNTA([.B$5:.B5]); &quot;.&quot;)" office:value-type="string" office:string-value="10.1." calcext:value-type="string">
            <text:p>10.1.</text:p>
          </table:table-cell>
          <table:table-cell table:style-name="ce228"/>
          <table:table-cell table:style-name="ce231"/>
          <table:table-cell table:style-name="ce284" office:value-type="string" calcext:value-type="string">
            <text:p>Update and verify working copy =&gt; <text:span text:style-name="T24">Wait for a few days in case of a severe issue</text:span></text:p>
          </table:table-cell>
          <table:table-cell table:style-name="ce228"/>
          <table:table-cell table:style-name="ce256" office:value-type="time" office:time-value="PT00H15M00S" calcext:value-type="time">
            <text:p>00:15</text:p>
          </table:table-cell>
          <table:table-cell table:style-name="ce271"/>
          <table:table-cell table:style-name="ce313" table:formula="of:=MAX([.I$1:.I4])+[.G5]" office:value-type="time" office:time-value="PT35H55M00S" calcext:value-type="time">
            <text:p>11:55:00</text:p>
          </table:table-cell>
          <table:table-cell table:style-name="ce275"/>
          <table:table-cell table:number-columns-repeated="1014"/>
        </table:table-row>
        <table:table-row table:style-name="ro1">
          <table:table-cell table:style-name="ce279"/>
          <table:table-cell table:style-name="ce282"/>
          <table:table-cell table:style-name="ce282" table:formula="of:=CONCATENATE([.B$5]; COUNTA([.C$6:.C6]); &quot;.&quot;)" office:value-type="string" office:string-value="10.1.1." calcext:value-type="string">
            <text:p>10.1.1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Increment product version in ALAZ.Version.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4"/>
        </table:table-row>
        <table:table-row table:style-name="ro1">
          <table:table-cell table:style-name="ce279"/>
          <table:table-cell table:style-name="ce282"/>
          <table:table-cell table:style-name="ce282" table:formula="of:=CONCATENATE([.B$5]; COUNTA([.C$6:.C7]); &quot;.&quot;)" office:value-type="string" office:string-value="10.1.2." calcext:value-type="string">
            <text:p>10.1.2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Increment product version in MKY.Version.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4"/>
        </table:table-row>
        <table:table-row table:style-name="ro1">
          <table:table-cell table:style-name="ce279"/>
          <table:table-cell table:style-name="ce282"/>
          <table:table-cell table:style-name="ce282" table:formula="of:=CONCATENATE([.B$5]; COUNTA([.C$6:.C8]); &quot;.&quot;)" office:value-type="string" office:string-value="10.1.3." calcext:value-type="string">
            <text:p>10.1.3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Increment product version in netrtfwriter\RtfWriter\Properties\AssemblyInfo.cs.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4"/>
        </table:table-row>
        <table:table-row table:style-name="ro1">
          <table:table-cell table:style-name="ce279"/>
          <table:table-cell table:style-name="ce282"/>
          <table:table-cell table:style-name="ce282" table:formula="of:=CONCATENATE([.B$5]; COUNTA([.C$6:.C9]); &quot;.&quot;)" office:value-type="string" office:string-value="10.1.4." calcext:value-type="string">
            <text:p>10.1.4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Increment product version in NUnit.Version.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4"/>
        </table:table-row>
        <table:table-row table:style-name="ro1">
          <table:table-cell table:style-name="ce279"/>
          <table:table-cell table:style-name="ce282"/>
          <table:table-cell table:style-name="ce282" table:formula="of:=CONCATENATE([.B$5]; COUNTA([.C$6:.C10]); &quot;.&quot;)" office:value-type="string" office:string-value="10.1.5." calcext:value-type="string">
            <text:p>10.1.5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Increment product version in YAT.Version.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4"/>
        </table:table-row>
        <table:table-row table:style-name="ro1">
          <table:table-cell table:style-name="ce279"/>
          <table:table-cell table:style-name="ce282"/>
          <table:table-cell table:style-name="ce282" table:formula="of:=CONCATENATE([.B$5]; COUNTA([.C$6:.C11]); &quot;.&quot;)" office:value-type="string" office:string-value="10.1.6." calcext:value-type="string">
            <text:p>10.1.6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office:annotation draw:style-name="gr1" draw:text-style-name="P2" svg:width="2.899cm" svg:height="2.176cm" svg:x="18.679cm" svg:y="3.093cm" draw:caption-point-x="-0.61cm" draw:caption-point-y="1.51cm">
              <dc:date>2019-10-08T00:00:00</dc:date>
              <text:p text:style-name="P1"><text:span text:style-name="T1">Not possible to refer to [2. Preparation] because of formatting</text:span></text:p>
            </office:annotation>
            <text:p><text:span text:style-name="T12">Set product version in MKY file headers </text:span><text:span text:style-name="T13">*.* throughout "\Trunk\MKY"</text:span><text:span text:style-name="T14"> (385 occurrences, incl. 4 of port workaround analysis).</text:span>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4"/>
        </table:table-row>
        <table:table-row table:style-name="ro1">
          <table:table-cell table:style-name="ce279"/>
          <table:table-cell table:style-name="ce282"/>
          <table:table-cell table:style-name="ce279"/>
          <table:table-cell table:style-name="ce406"/>
          <table:table-cell table:style-name="ce279" office:value-type="string" calcext:value-type="string">
            <text:p><text:span text:style-name="T7">&gt; Append</text:span><text:span text:style-name="T10"> 'Development', e.g. '</text:span><text:span text:style-name="T25">// MKY Version 1.0.28 Development</text:span><text:span text:style-name="T10">'.</text:span>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4"/>
        </table:table-row>
        <table:table-row table:style-name="ro1">
          <table:table-cell table:style-name="ce279"/>
          <table:table-cell table:style-name="ce282"/>
          <table:table-cell table:style-name="ce282" table:formula="of:=CONCATENATE([.B$5]; COUNTA([.C$6:.C13]); &quot;.&quot;)" office:value-type="string" office:string-value="10.1.7." calcext:value-type="string">
            <text:p>10.1.7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Set product version in NUnitEx file headers <text:span text:style-name="T4">*.* throughout "\Trunk\NUnitEx"</text:span><text:span text:style-name="T3"> (11 occurrences).</text:span>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4"/>
        </table:table-row>
        <table:table-row table:style-name="ro1">
          <table:table-cell table:style-name="ce279"/>
          <table:table-cell table:style-name="ce282"/>
          <table:table-cell table:style-name="ce279"/>
          <table:table-cell table:style-name="ce406"/>
          <table:table-cell table:style-name="ce279" office:value-type="string" calcext:value-type="string">
            <text:p><text:span text:style-name="T7">&gt; Append</text:span><text:span text:style-name="T10"> 'Development', e.g. '</text:span><text:span text:style-name="T25">// NunitEx Version 1.0.22 Development</text:span><text:span text:style-name="T10">'.</text:span>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4"/>
        </table:table-row>
        <table:table-row table:style-name="ro1">
          <table:table-cell table:style-name="ce279"/>
          <table:table-cell table:style-name="ce282"/>
          <table:table-cell table:style-name="ce282" table:formula="of:=CONCATENATE([.B$5]; COUNTA([.C$6:.C15]); &quot;.&quot;)" office:value-type="string" office:string-value="10.1.8." calcext:value-type="string">
            <text:p>10.1.8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Set product version in YAT file headers <text:span text:style-name="T4">*.* throughout "\Trunk\YAT"</text:span> (310 occurrences).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4"/>
        </table:table-row>
        <table:table-row table:style-name="ro1">
          <table:table-cell table:style-name="ce279"/>
          <table:table-cell table:style-name="ce282"/>
          <table:table-cell table:style-name="ce279"/>
          <table:table-cell table:style-name="ce406"/>
          <table:table-cell table:style-name="ce279" office:value-type="string" calcext:value-type="string">
            <text:p><text:span text:style-name="T7">&gt; Append </text:span><text:span text:style-name="T10">'Development', e.g. '</text:span><text:span text:style-name="T25">// YAT Version 2.3.90 Development</text:span><text:span text:style-name="T10">'.</text:span>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4"/>
        </table:table-row>
        <table:table-row table:style-name="ro1">
          <table:table-cell table:style-name="ce279"/>
          <table:table-cell table:style-name="ce282"/>
          <table:table-cell table:style-name="ce282" table:formula="of:=CONCATENATE([.B$5]; COUNTA([.C$6:.C17]); &quot;.&quot;)" office:value-type="string" office:string-value="10.1.9." calcext:value-type="string">
            <text:p>10.1.9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Set stability indication in "YAT.Application.Base.ApplicationEx".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4"/>
        </table:table-row>
        <table:table-row table:style-name="ro1">
          <table:table-cell table:style-name="ce279"/>
          <table:table-cell table:style-name="ce282" table:number-columns-repeated="2"/>
          <table:table-cell table:style-name="ce296"/>
          <table:table-cell table:style-name="ce279" office:value-type="string" calcext:value-type="string">
            <text:p>&gt; Activate 'Development' to clearly indicate non-release state.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4"/>
        </table:table-row>
        <table:table-row table:style-name="ro1">
          <table:table-cell table:number-columns-repeated="2"/>
          <table:table-cell table:style-name="ce213" table:formula="of:=CONCATENATE([.B$5]; COUNTA([.C$6:.C19]); &quot;.&quot;)" office:value-type="string" office:string-value="10.1.10." calcext:value-type="string">
            <text:p>10.1.10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21]); &quot;.&quot;)" office:value-type="string" office:string-value="10.1.11." calcext:value-type="string">
            <text:p>10.1.1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32:'0. Overview'.C47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.00.0000</text:date>, <text:time style:data-style-name="N2" text:time-value="10:36:55.32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1-12-03T12:35:09.64</meta:creation-date>
    <meta:editing-duration>P25DT8H58M42S</meta:editing-duration>
    <meta:editing-cycles>536</meta:editing-cycles>
    <meta:generator>LibreOffice/6.4.7.2$Windows_X86_64 LibreOffice_project/639b8ac485750d5696d7590a72ef1b496725cfb5</meta:generator>
    <meta:initial-creator>Matthias Kläy</meta:initial-creator>
    <dc:date>2021-05-10T11:19:04.877000000</dc:date>
    <meta:print-date>2021-05-05T16:32:05.905000000</meta:print-date>
    <meta:document-statistic meta:table-count="11" meta:cell-count="1613" meta:object-count="0"/>
  </office:meta>
</office:document-meta>
</file>